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3" svg:font-family="'Liberation Serif'" style:font-adornments="Bold Italic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604cm" table:align="left"/>
    </style:style>
    <style:style style:name="Tabla2.A" style:family="table-column">
      <style:table-column-properties style:column-width="1.005cm"/>
    </style:style>
    <style:style style:name="Tabla2.B" style:family="table-column">
      <style:table-column-properties style:column-width="1.482cm"/>
    </style:style>
    <style:style style:name="Tabla2.C" style:family="table-column">
      <style:table-column-properties style:column-width="7.117cm"/>
    </style:style>
    <style:style style:name="Tabla2.1" style:family="table-row">
      <style:table-row-properties style:row-height="0.499cm"/>
    </style:style>
    <style:style style:name="Tabla2.A1" style:family="table-cell">
      <style:table-cell-properties style:vertical-align="middle" fo:background-color="#ffff00" fo:padding="0.049cm" fo:border="0.05pt solid #000000">
        <style:background-image/>
      </style:table-cell-properties>
    </style:style>
    <style:style style:name="Tabla2.A2" style:family="table-cell">
      <style:table-cell-properties style:vertical-align="middle" fo:padding="0.049cm" fo:border="0.05pt solid #000000"/>
    </style:style>
    <style:style style:name="Tabla2.B2" style:family="table-cell">
      <style:table-cell-properties style:vertical-align="middle" fo:padding="0.049cm" fo:border="0.05pt solid #000000"/>
    </style:style>
    <style:style style:name="Tabla2.C2" style:family="table-cell">
      <style:table-cell-properties style:vertical-align="middle" fo:padding="0.049cm" fo:border="0.05pt solid #000000"/>
    </style:style>
    <style:style style:name="Tabla2.A3" style:family="table-cell">
      <style:table-cell-properties style:vertical-align="middle" fo:padding="0.049cm" fo:border="0.05pt solid #000000"/>
    </style:style>
    <style:style style:name="Tabla2.B3" style:family="table-cell">
      <style:table-cell-properties style:vertical-align="middle" fo:padding="0.049cm" fo:border="0.05pt solid #000000"/>
    </style:style>
    <style:style style:name="Tabla2.C3" style:family="table-cell">
      <style:table-cell-properties style:vertical-align="middle" fo:padding="0.049cm" fo:border="0.05pt solid #000000"/>
    </style:style>
    <style:style style:name="Tabla2.A4" style:family="table-cell">
      <style:table-cell-properties style:vertical-align="middle" fo:padding="0.049cm" fo:border="0.05pt solid #000000"/>
    </style:style>
    <style:style style:name="Tabla2.B4" style:family="table-cell">
      <style:table-cell-properties style:vertical-align="middle" fo:padding="0.049cm" fo:border="0.05pt solid #000000"/>
    </style:style>
    <style:style style:name="Tabla2.C4" style:family="table-cell">
      <style:table-cell-properties style:vertical-align="middle" fo:padding="0.049cm" fo:border="0.05pt solid #000000"/>
    </style:style>
    <style:style style:name="Tabla2.A5" style:family="table-cell">
      <style:table-cell-properties style:vertical-align="middle" fo:padding="0.049cm" fo:border="0.05pt solid #000000"/>
    </style:style>
    <style:style style:name="Tabla2.B5" style:family="table-cell">
      <style:table-cell-properties style:vertical-align="middle" fo:padding="0.049cm" fo:border="0.05pt solid #000000"/>
    </style:style>
    <style:style style:name="Tabla2.C5" style:family="table-cell">
      <style:table-cell-properties style:vertical-align="middle" fo:padding="0.049cm" fo:border="0.05pt solid #000000"/>
    </style:style>
    <style:style style:name="Tabla2.A6" style:family="table-cell">
      <style:table-cell-properties style:vertical-align="middle" fo:padding="0.049cm" fo:border="0.05pt solid #000000"/>
    </style:style>
    <style:style style:name="Tabla2.B6" style:family="table-cell">
      <style:table-cell-properties style:vertical-align="middle" fo:padding="0.049cm" fo:border="0.05pt solid #000000"/>
    </style:style>
    <style:style style:name="Tabla2.C6" style:family="table-cell">
      <style:table-cell-properties style:vertical-align="middle" fo:padding="0.049cm" fo:border="0.05pt solid #000000"/>
    </style:style>
    <style:style style:name="Tabla2.A7" style:family="table-cell">
      <style:table-cell-properties style:vertical-align="middle" fo:padding="0.049cm" fo:border="0.05pt solid #000000"/>
    </style:style>
    <style:style style:name="Tabla2.B7" style:family="table-cell">
      <style:table-cell-properties style:vertical-align="middle" fo:padding="0.049cm" fo:border="0.05pt solid #000000"/>
    </style:style>
    <style:style style:name="Tabla2.C7" style:family="table-cell">
      <style:table-cell-properties style:vertical-align="middle" fo:padding="0.049cm" fo:border="0.05pt solid #000000"/>
    </style:style>
    <style:style style:name="Tabla2.A8" style:family="table-cell">
      <style:table-cell-properties style:vertical-align="middle" fo:padding="0.049cm" fo:border="0.05pt solid #000000"/>
    </style:style>
    <style:style style:name="Tabla2.B8" style:family="table-cell">
      <style:table-cell-properties style:vertical-align="middle" fo:padding="0.049cm" fo:border="0.05pt solid #000000"/>
    </style:style>
    <style:style style:name="Tabla2.C8" style:family="table-cell">
      <style:table-cell-properties style:vertical-align="middle" fo:padding="0.049cm" fo:border="0.05pt solid #000000"/>
    </style:style>
    <style:style style:name="Tabla2.A9" style:family="table-cell">
      <style:table-cell-properties style:vertical-align="middle" fo:padding="0.049cm" fo:border="0.05pt solid #000000"/>
    </style:style>
    <style:style style:name="Tabla2.B9" style:family="table-cell">
      <style:table-cell-properties style:vertical-align="middle" fo:padding="0.049cm" fo:border="0.05pt solid #000000"/>
    </style:style>
    <style:style style:name="Tabla2.C9" style:family="table-cell">
      <style:table-cell-properties style:vertical-align="middle" fo:padding="0.049cm" fo:border="0.05pt solid #000000"/>
    </style:style>
    <style:style style:name="Tabla2.A10" style:family="table-cell">
      <style:table-cell-properties style:vertical-align="middle" fo:padding="0.049cm" fo:border="0.05pt solid #000000"/>
    </style:style>
    <style:style style:name="Tabla2.B10" style:family="table-cell">
      <style:table-cell-properties style:vertical-align="middle" fo:padding="0.049cm" fo:border="0.05pt solid #000000"/>
    </style:style>
    <style:style style:name="Tabla2.C10" style:family="table-cell">
      <style:table-cell-properties style:vertical-align="middle" fo:padding="0.049cm" fo:border="0.05pt solid #000000"/>
    </style:style>
    <style:style style:name="Tabla2.A11" style:family="table-cell">
      <style:table-cell-properties style:vertical-align="middle" fo:padding="0.049cm" fo:border="0.05pt solid #000000"/>
    </style:style>
    <style:style style:name="Tabla2.B11" style:family="table-cell">
      <style:table-cell-properties style:vertical-align="middle" fo:padding="0.049cm" fo:border="0.05pt solid #000000"/>
    </style:style>
    <style:style style:name="Tabla2.C11" style:family="table-cell">
      <style:table-cell-properties style:vertical-align="middle" fo:padding="0.049cm" fo:border="0.05pt solid #000000"/>
    </style:style>
    <style:style style:name="Tabla2.A12" style:family="table-cell">
      <style:table-cell-properties style:vertical-align="middle" fo:padding="0.049cm" fo:border="0.05pt solid #000000"/>
    </style:style>
    <style:style style:name="Tabla2.B12" style:family="table-cell">
      <style:table-cell-properties style:vertical-align="middle" fo:padding="0.049cm" fo:border="0.05pt solid #000000"/>
    </style:style>
    <style:style style:name="Tabla2.C12" style:family="table-cell">
      <style:table-cell-properties style:vertical-align="middle" fo:padding="0.049cm" fo:border="0.05pt solid #000000"/>
    </style:style>
    <style:style style:name="Tabla2.A13" style:family="table-cell">
      <style:table-cell-properties style:vertical-align="middle" fo:padding="0.049cm" fo:border="0.05pt solid #000000"/>
    </style:style>
    <style:style style:name="Tabla2.B13" style:family="table-cell">
      <style:table-cell-properties style:vertical-align="middle" fo:padding="0.049cm" fo:border="0.05pt solid #000000"/>
    </style:style>
    <style:style style:name="Tabla2.C13" style:family="table-cell">
      <style:table-cell-properties style:vertical-align="middle" fo:padding="0.049cm" fo:border="0.05pt solid #000000"/>
    </style:style>
    <style:style style:name="Tabla2.A14" style:family="table-cell">
      <style:table-cell-properties style:vertical-align="middle" fo:padding="0.049cm" fo:border="0.05pt solid #000000"/>
    </style:style>
    <style:style style:name="Tabla2.B14" style:family="table-cell">
      <style:table-cell-properties style:vertical-align="middle" fo:padding="0.049cm" fo:border="0.05pt solid #000000"/>
    </style:style>
    <style:style style:name="Tabla2.C14" style:family="table-cell">
      <style:table-cell-properties style:vertical-align="middle" fo:padding="0.049cm" fo:border="0.05pt solid #000000"/>
    </style:style>
    <style:style style:name="Tabla2.A15" style:family="table-cell">
      <style:table-cell-properties style:vertical-align="middle" fo:padding="0.049cm" fo:border="0.05pt solid #000000"/>
    </style:style>
    <style:style style:name="Tabla2.B15" style:family="table-cell">
      <style:table-cell-properties style:vertical-align="middle" fo:padding="0.049cm" fo:border="0.05pt solid #000000"/>
    </style:style>
    <style:style style:name="Tabla2.C15" style:family="table-cell">
      <style:table-cell-properties style:vertical-align="middle" fo:padding="0.049cm" fo:border="0.05pt solid #000000"/>
    </style:style>
    <style:style style:name="Tabla2.A16" style:family="table-cell">
      <style:table-cell-properties style:vertical-align="middle" fo:padding="0.049cm" fo:border="0.05pt solid #000000"/>
    </style:style>
    <style:style style:name="Tabla2.B16" style:family="table-cell">
      <style:table-cell-properties style:vertical-align="middle" fo:padding="0.049cm" fo:border="0.05pt solid #000000"/>
    </style:style>
    <style:style style:name="Tabla2.C16" style:family="table-cell">
      <style:table-cell-properties style:vertical-align="middle" fo:padding="0.049cm" fo:border="0.05pt solid #000000"/>
    </style:style>
    <style:style style:name="Tabla2.A17" style:family="table-cell">
      <style:table-cell-properties style:vertical-align="middle" fo:padding="0.049cm" fo:border="0.05pt solid #000000"/>
    </style:style>
    <style:style style:name="Tabla2.B17" style:family="table-cell">
      <style:table-cell-properties style:vertical-align="middle" fo:padding="0.049cm" fo:border="0.05pt solid #000000"/>
    </style:style>
    <style:style style:name="Tabla2.C17" style:family="table-cell">
      <style:table-cell-properties style:vertical-align="middle" fo:padding="0.049cm" fo:border="0.05pt solid #000000"/>
    </style:style>
    <style:style style:name="Tabla2.A18" style:family="table-cell">
      <style:table-cell-properties style:vertical-align="middle" fo:padding="0.049cm" fo:border="0.05pt solid #000000"/>
    </style:style>
    <style:style style:name="Tabla2.B18" style:family="table-cell">
      <style:table-cell-properties style:vertical-align="middle" fo:padding="0.049cm" fo:border="0.05pt solid #000000"/>
    </style:style>
    <style:style style:name="Tabla2.C18" style:family="table-cell">
      <style:table-cell-properties style:vertical-align="middle" fo:padding="0.049cm" fo:border="0.05pt solid #000000"/>
    </style:style>
    <style:style style:name="Tabla2.A19" style:family="table-cell">
      <style:table-cell-properties style:vertical-align="middle" fo:padding="0.049cm" fo:border="0.05pt solid #000000"/>
    </style:style>
    <style:style style:name="Tabla2.B19" style:family="table-cell">
      <style:table-cell-properties style:vertical-align="middle" fo:padding="0.049cm" fo:border="0.05pt solid #000000"/>
    </style:style>
    <style:style style:name="Tabla2.C19" style:family="table-cell">
      <style:table-cell-properties style:vertical-align="middle" fo:padding="0.049cm" fo:border="0.05pt solid #000000"/>
    </style:style>
    <style:style style:name="Tabla2.A20" style:family="table-cell">
      <style:table-cell-properties style:vertical-align="middle" fo:padding="0.049cm" fo:border="0.05pt solid #000000"/>
    </style:style>
    <style:style style:name="Tabla2.B20" style:family="table-cell">
      <style:table-cell-properties style:vertical-align="middle" fo:padding="0.049cm" fo:border="0.05pt solid #000000"/>
    </style:style>
    <style:style style:name="Tabla2.C20" style:family="table-cell">
      <style:table-cell-properties style:vertical-align="middle" fo:padding="0.049cm" fo:border="0.05pt solid #000000"/>
    </style:style>
    <style:style style:name="Tabla2.A21" style:family="table-cell">
      <style:table-cell-properties style:vertical-align="middle" fo:padding="0.049cm" fo:border="0.05pt solid #000000"/>
    </style:style>
    <style:style style:name="Tabla2.B21" style:family="table-cell">
      <style:table-cell-properties style:vertical-align="middle" fo:padding="0.049cm" fo:border="0.05pt solid #000000"/>
    </style:style>
    <style:style style:name="Tabla2.C21" style:family="table-cell">
      <style:table-cell-properties style:vertical-align="middle" fo:padding="0.049cm" fo:border="0.05pt solid #000000"/>
    </style:style>
    <style:style style:name="Tabla2.A22" style:family="table-cell">
      <style:table-cell-properties style:vertical-align="middle" fo:padding="0.049cm" fo:border="0.05pt solid #000000"/>
    </style:style>
    <style:style style:name="Tabla2.B22" style:family="table-cell">
      <style:table-cell-properties style:vertical-align="middle" fo:padding="0.049cm" fo:border="0.05pt solid #000000"/>
    </style:style>
    <style:style style:name="Tabla2.C22" style:family="table-cell">
      <style:table-cell-properties style:vertical-align="middle" fo:padding="0.049cm" fo:border="0.05pt solid #000000"/>
    </style:style>
    <style:style style:name="Tabla2.A23" style:family="table-cell">
      <style:table-cell-properties style:vertical-align="middle" fo:padding="0.049cm" fo:border="0.05pt solid #000000"/>
    </style:style>
    <style:style style:name="Tabla2.B23" style:family="table-cell">
      <style:table-cell-properties style:vertical-align="middle" fo:padding="0.049cm" fo:border="0.05pt solid #000000"/>
    </style:style>
    <style:style style:name="Tabla2.C23" style:family="table-cell">
      <style:table-cell-properties style:vertical-align="middle" fo:padding="0.049cm" fo:border="0.05pt solid #000000"/>
    </style:style>
    <style:style style:name="Tabla2.A24" style:family="table-cell">
      <style:table-cell-properties style:vertical-align="middle" fo:padding="0.049cm" fo:border="0.05pt solid #000000"/>
    </style:style>
    <style:style style:name="Tabla2.B24" style:family="table-cell">
      <style:table-cell-properties style:vertical-align="middle" fo:padding="0.049cm" fo:border="0.05pt solid #000000"/>
    </style:style>
    <style:style style:name="Tabla2.C24" style:family="table-cell">
      <style:table-cell-properties style:vertical-align="middle" fo:padding="0.049cm" fo:border="0.05pt solid #000000"/>
    </style:style>
    <style:style style:name="Tabla2.A25" style:family="table-cell">
      <style:table-cell-properties style:vertical-align="middle" fo:padding="0.049cm" fo:border="0.05pt solid #000000"/>
    </style:style>
    <style:style style:name="Tabla2.B25" style:family="table-cell">
      <style:table-cell-properties style:vertical-align="middle" fo:padding="0.049cm" fo:border="0.05pt solid #000000"/>
    </style:style>
    <style:style style:name="Tabla2.C25" style:family="table-cell">
      <style:table-cell-properties style:vertical-align="middle" fo:padding="0.049cm" fo:border="0.05pt solid #000000"/>
    </style:style>
    <style:style style:name="Tabla2.A26" style:family="table-cell">
      <style:table-cell-properties style:vertical-align="middle" fo:padding="0.049cm" fo:border="0.05pt solid #000000"/>
    </style:style>
    <style:style style:name="Tabla2.B26" style:family="table-cell">
      <style:table-cell-properties style:vertical-align="middle" fo:padding="0.049cm" fo:border="0.05pt solid #000000"/>
    </style:style>
    <style:style style:name="Tabla2.C26" style:family="table-cell">
      <style:table-cell-properties style:vertical-align="middle" fo:padding="0.049cm" fo:border="0.05pt solid #000000"/>
    </style:style>
    <style:style style:name="Tabla2.A27" style:family="table-cell">
      <style:table-cell-properties style:vertical-align="middle" fo:padding="0.049cm" fo:border="0.05pt solid #000000"/>
    </style:style>
    <style:style style:name="Tabla2.B27" style:family="table-cell">
      <style:table-cell-properties style:vertical-align="middle" fo:padding="0.049cm" fo:border="0.05pt solid #000000"/>
    </style:style>
    <style:style style:name="Tabla2.C27" style:family="table-cell">
      <style:table-cell-properties style:vertical-align="middle" fo:padding="0.049cm" fo:border="0.05pt solid #000000"/>
    </style:style>
    <style:style style:name="Tabla2.A28" style:family="table-cell">
      <style:table-cell-properties style:vertical-align="middle" fo:padding="0.049cm" fo:border="0.05pt solid #000000"/>
    </style:style>
    <style:style style:name="Tabla2.B28" style:family="table-cell">
      <style:table-cell-properties style:vertical-align="middle" fo:padding="0.049cm" fo:border="0.05pt solid #000000"/>
    </style:style>
    <style:style style:name="Tabla2.C28" style:family="table-cell">
      <style:table-cell-properties style:vertical-align="middle" fo:padding="0.049cm" fo:border="0.05pt solid #000000"/>
    </style:style>
    <style:style style:name="Tabla2.A29" style:family="table-cell">
      <style:table-cell-properties style:vertical-align="middle" fo:padding="0.049cm" fo:border="0.05pt solid #000000"/>
    </style:style>
    <style:style style:name="Tabla2.B29" style:family="table-cell">
      <style:table-cell-properties style:vertical-align="middle" fo:padding="0.049cm" fo:border="0.05pt solid #000000"/>
    </style:style>
    <style:style style:name="Tabla2.C29" style:family="table-cell">
      <style:table-cell-properties style:vertical-align="middle" fo:padding="0.049cm" fo:border="0.05pt solid #000000"/>
    </style:style>
    <style:style style:name="Tabla2.A30" style:family="table-cell">
      <style:table-cell-properties style:vertical-align="middle" fo:padding="0.049cm" fo:border="0.05pt solid #000000"/>
    </style:style>
    <style:style style:name="Tabla2.B30" style:family="table-cell">
      <style:table-cell-properties style:vertical-align="middle" fo:padding="0.049cm" fo:border="0.05pt solid #000000"/>
    </style:style>
    <style:style style:name="Tabla2.C30" style:family="table-cell">
      <style:table-cell-properties style:vertical-align="middle" fo:padding="0.049cm" fo:border="0.05pt solid #000000"/>
    </style:style>
    <style:style style:name="Tabla2.A31" style:family="table-cell">
      <style:table-cell-properties style:vertical-align="middle" fo:padding="0.049cm" fo:border="0.05pt solid #000000"/>
    </style:style>
    <style:style style:name="Tabla2.B31" style:family="table-cell">
      <style:table-cell-properties style:vertical-align="middle" fo:padding="0.049cm" fo:border="0.05pt solid #000000"/>
    </style:style>
    <style:style style:name="Tabla2.C31" style:family="table-cell">
      <style:table-cell-properties style:vertical-align="middle" fo:padding="0.049cm" fo:border="0.05pt solid #000000"/>
    </style:style>
    <style:style style:name="Tabla2.A32" style:family="table-cell">
      <style:table-cell-properties style:vertical-align="middle" fo:padding="0.049cm" fo:border="0.05pt solid #000000"/>
    </style:style>
    <style:style style:name="Tabla2.B32" style:family="table-cell">
      <style:table-cell-properties style:vertical-align="middle" fo:padding="0.049cm" fo:border="0.05pt solid #000000"/>
    </style:style>
    <style:style style:name="Tabla2.C32" style:family="table-cell">
      <style:table-cell-properties style:vertical-align="middle" fo:padding="0.049cm" fo:border="0.05pt solid #000000"/>
    </style:style>
    <style:style style:name="Tabla2.A33" style:family="table-cell">
      <style:table-cell-properties style:vertical-align="middle" fo:padding="0.049cm" fo:border="0.05pt solid #000000"/>
    </style:style>
    <style:style style:name="Tabla2.B33" style:family="table-cell">
      <style:table-cell-properties style:vertical-align="middle" fo:padding="0.049cm" fo:border="0.05pt solid #000000"/>
    </style:style>
    <style:style style:name="Tabla2.C33" style:family="table-cell">
      <style:table-cell-properties style:vertical-align="middle" fo:padding="0.049cm" fo:border="0.05pt solid #000000"/>
    </style:style>
    <style:style style:name="Tabla2.A34" style:family="table-cell">
      <style:table-cell-properties style:vertical-align="middle" fo:padding="0.049cm" fo:border="0.05pt solid #000000"/>
    </style:style>
    <style:style style:name="Tabla2.B34" style:family="table-cell">
      <style:table-cell-properties style:vertical-align="middle" fo:padding="0.049cm" fo:border="0.05pt solid #000000"/>
    </style:style>
    <style:style style:name="Tabla2.C34" style:family="table-cell">
      <style:table-cell-properties style:vertical-align="middle" fo:padding="0.049cm" fo:border="0.05pt solid #000000"/>
    </style:style>
    <style:style style:name="Tabla2.A35" style:family="table-cell">
      <style:table-cell-properties style:vertical-align="middle" fo:padding="0.049cm" fo:border="0.05pt solid #000000"/>
    </style:style>
    <style:style style:name="Tabla2.B35" style:family="table-cell">
      <style:table-cell-properties style:vertical-align="middle" fo:padding="0.049cm" fo:border="0.05pt solid #000000"/>
    </style:style>
    <style:style style:name="Tabla2.C35" style:family="table-cell">
      <style:table-cell-properties style:vertical-align="middle" fo:padding="0.049cm" fo:border="0.05pt solid #000000"/>
    </style:style>
    <style:style style:name="Tabla2.A36" style:family="table-cell">
      <style:table-cell-properties style:vertical-align="middle" fo:padding="0.049cm" fo:border="0.05pt solid #000000"/>
    </style:style>
    <style:style style:name="Tabla2.B36" style:family="table-cell">
      <style:table-cell-properties style:vertical-align="middle" fo:padding="0.049cm" fo:border="0.05pt solid #000000"/>
    </style:style>
    <style:style style:name="Tabla2.C36" style:family="table-cell">
      <style:table-cell-properties style:vertical-align="middle" fo:padding="0.049cm" fo:border="0.05pt solid #000000"/>
    </style:style>
    <style:style style:name="Tabla2.A37" style:family="table-cell">
      <style:table-cell-properties style:vertical-align="middle" fo:padding="0.049cm" fo:border="0.05pt solid #000000"/>
    </style:style>
    <style:style style:name="Tabla2.B37" style:family="table-cell">
      <style:table-cell-properties style:vertical-align="middle" fo:padding="0.049cm" fo:border="0.05pt solid #000000"/>
    </style:style>
    <style:style style:name="Tabla2.C37" style:family="table-cell">
      <style:table-cell-properties style:vertical-align="middle" fo:padding="0.049cm" fo:border="0.05pt solid #000000"/>
    </style:style>
    <style:style style:name="Tabla2.A38" style:family="table-cell">
      <style:table-cell-properties style:vertical-align="middle" fo:padding="0.049cm" fo:border="0.05pt solid #000000"/>
    </style:style>
    <style:style style:name="Tabla2.B38" style:family="table-cell">
      <style:table-cell-properties style:vertical-align="middle" fo:padding="0.049cm" fo:border="0.05pt solid #000000"/>
    </style:style>
    <style:style style:name="Tabla2.C38" style:family="table-cell">
      <style:table-cell-properties style:vertical-align="middle" fo:padding="0.049cm" fo:border="0.05pt solid #000000"/>
    </style:style>
    <style:style style:name="Tabla2.A39" style:family="table-cell">
      <style:table-cell-properties style:vertical-align="middle" fo:padding="0.049cm" fo:border="0.05pt solid #000000"/>
    </style:style>
    <style:style style:name="Tabla2.B39" style:family="table-cell">
      <style:table-cell-properties style:vertical-align="middle" fo:padding="0.049cm" fo:border="0.05pt solid #000000"/>
    </style:style>
    <style:style style:name="Tabla2.C39" style:family="table-cell">
      <style:table-cell-properties style:vertical-align="middle" fo:padding="0.049cm" fo:border="0.05pt solid #000000"/>
    </style:style>
    <style:style style:name="Tabla2.A40" style:family="table-cell">
      <style:table-cell-properties style:vertical-align="middle" fo:padding="0.049cm" fo:border="0.05pt solid #000000"/>
    </style:style>
    <style:style style:name="Tabla2.B40" style:family="table-cell">
      <style:table-cell-properties style:vertical-align="middle" fo:padding="0.049cm" fo:border="0.05pt solid #000000"/>
    </style:style>
    <style:style style:name="Tabla2.C40" style:family="table-cell">
      <style:table-cell-properties style:vertical-align="middle" fo:padding="0.049cm" fo:border="0.05pt solid #000000"/>
    </style:style>
    <style:style style:name="Tabla2.A41" style:family="table-cell">
      <style:table-cell-properties style:vertical-align="middle" fo:padding="0.049cm" fo:border="0.05pt solid #000000"/>
    </style:style>
    <style:style style:name="Tabla2.B41" style:family="table-cell">
      <style:table-cell-properties style:vertical-align="middle" fo:padding="0.049cm" fo:border="0.05pt solid #000000"/>
    </style:style>
    <style:style style:name="Tabla2.C41" style:family="table-cell">
      <style:table-cell-properties style:vertical-align="middle" fo:padding="0.049cm" fo:border="0.05pt solid #000000"/>
    </style:style>
    <style:style style:name="Tabla2.A42" style:family="table-cell">
      <style:table-cell-properties style:vertical-align="middle" fo:padding="0.049cm" fo:border="0.05pt solid #000000"/>
    </style:style>
    <style:style style:name="Tabla2.B42" style:family="table-cell">
      <style:table-cell-properties style:vertical-align="middle" fo:padding="0.049cm" fo:border="0.05pt solid #000000"/>
    </style:style>
    <style:style style:name="Tabla2.C42" style:family="table-cell">
      <style:table-cell-properties style:vertical-align="middle" fo:padding="0.049cm" fo:border="0.05pt solid #000000"/>
    </style:style>
    <style:style style:name="Tabla2.A43" style:family="table-cell">
      <style:table-cell-properties style:vertical-align="middle" fo:padding="0.049cm" fo:border="0.05pt solid #000000"/>
    </style:style>
    <style:style style:name="Tabla2.B43" style:family="table-cell">
      <style:table-cell-properties style:vertical-align="middle" fo:padding="0.049cm" fo:border="0.05pt solid #000000"/>
    </style:style>
    <style:style style:name="Tabla2.C43" style:family="table-cell">
      <style:table-cell-properties style:vertical-align="middle" fo:padding="0.049cm" fo:border="0.05pt solid #000000"/>
    </style:style>
    <style:style style:name="Tabla2.A44" style:family="table-cell">
      <style:table-cell-properties style:vertical-align="middle" fo:padding="0.049cm" fo:border="0.05pt solid #000000"/>
    </style:style>
    <style:style style:name="Tabla2.B44" style:family="table-cell">
      <style:table-cell-properties style:vertical-align="middle" fo:padding="0.049cm" fo:border="0.05pt solid #000000"/>
    </style:style>
    <style:style style:name="Tabla2.C44" style:family="table-cell">
      <style:table-cell-properties style:vertical-align="middle" fo:padding="0.049cm" fo:border="0.05pt solid #000000"/>
    </style:style>
    <style:style style:name="Tabla2.A45" style:family="table-cell">
      <style:table-cell-properties style:vertical-align="middle" fo:padding="0.049cm" fo:border="0.05pt solid #000000"/>
    </style:style>
    <style:style style:name="Tabla2.B45" style:family="table-cell">
      <style:table-cell-properties style:vertical-align="middle" fo:padding="0.049cm" fo:border="0.05pt solid #000000"/>
    </style:style>
    <style:style style:name="Tabla2.C45" style:family="table-cell">
      <style:table-cell-properties style:vertical-align="middle" fo:padding="0.049cm" fo:border="0.05pt solid #000000"/>
    </style:style>
    <style:style style:name="Tabla2.A46" style:family="table-cell">
      <style:table-cell-properties style:vertical-align="middle" fo:padding="0.049cm" fo:border="0.05pt solid #000000"/>
    </style:style>
    <style:style style:name="Tabla2.B46" style:family="table-cell">
      <style:table-cell-properties style:vertical-align="middle" fo:padding="0.049cm" fo:border="0.05pt solid #000000"/>
    </style:style>
    <style:style style:name="Tabla2.C46" style:family="table-cell">
      <style:table-cell-properties style:vertical-align="middle" fo:padding="0.049cm" fo:border="0.05pt solid #000000"/>
    </style:style>
    <style:style style:name="Tabla2.A47" style:family="table-cell">
      <style:table-cell-properties style:vertical-align="middle" fo:padding="0.049cm" fo:border="0.05pt solid #000000"/>
    </style:style>
    <style:style style:name="Tabla2.B47" style:family="table-cell">
      <style:table-cell-properties style:vertical-align="middle" fo:padding="0.049cm" fo:border="0.05pt solid #000000"/>
    </style:style>
    <style:style style:name="Tabla2.C47" style:family="table-cell">
      <style:table-cell-properties style:vertical-align="middle" fo:padding="0.049cm" fo:border="0.05pt solid #000000"/>
    </style:style>
    <style:style style:name="Tabla2.A48" style:family="table-cell">
      <style:table-cell-properties style:vertical-align="middle" fo:padding="0.049cm" fo:border="0.05pt solid #000000"/>
    </style:style>
    <style:style style:name="Tabla2.B48" style:family="table-cell">
      <style:table-cell-properties style:vertical-align="middle" fo:padding="0.049cm" fo:border="0.05pt solid #000000"/>
    </style:style>
    <style:style style:name="Tabla2.C48" style:family="table-cell">
      <style:table-cell-properties style:vertical-align="middle" fo:padding="0.049cm" fo:border="0.05pt solid #000000"/>
    </style:style>
    <style:style style:name="Tabla2.A49" style:family="table-cell">
      <style:table-cell-properties style:vertical-align="middle" fo:padding="0.049cm" fo:border="0.05pt solid #000000"/>
    </style:style>
    <style:style style:name="Tabla2.B49" style:family="table-cell">
      <style:table-cell-properties style:vertical-align="middle" fo:padding="0.049cm" fo:border="0.05pt solid #000000"/>
    </style:style>
    <style:style style:name="Tabla2.C49" style:family="table-cell">
      <style:table-cell-properties style:vertical-align="middle" fo:padding="0.049cm" fo:border="0.05pt solid #000000"/>
    </style:style>
    <style:style style:name="Tabla2.A50" style:family="table-cell">
      <style:table-cell-properties style:vertical-align="middle" fo:padding="0.049cm" fo:border="0.05pt solid #000000"/>
    </style:style>
    <style:style style:name="Tabla2.B50" style:family="table-cell">
      <style:table-cell-properties style:vertical-align="middle" fo:padding="0.049cm" fo:border="0.05pt solid #000000"/>
    </style:style>
    <style:style style:name="Tabla2.C50" style:family="table-cell">
      <style:table-cell-properties style:vertical-align="middle" fo:padding="0.049cm" fo:border="0.05pt solid #000000"/>
    </style:style>
    <style:style style:name="Tabla2.A51" style:family="table-cell">
      <style:table-cell-properties style:vertical-align="middle" fo:padding="0.049cm" fo:border="0.05pt solid #000000"/>
    </style:style>
    <style:style style:name="Tabla2.B51" style:family="table-cell">
      <style:table-cell-properties style:vertical-align="middle" fo:padding="0.049cm" fo:border="0.05pt solid #000000"/>
    </style:style>
    <style:style style:name="Tabla2.C51" style:family="table-cell">
      <style:table-cell-properties style:vertical-align="middle" fo:padding="0.049cm" fo:border="0.05pt solid #000000"/>
    </style:style>
    <style:style style:name="Tabla2.A52" style:family="table-cell">
      <style:table-cell-properties style:vertical-align="middle" fo:padding="0.049cm" fo:border="0.05pt solid #000000"/>
    </style:style>
    <style:style style:name="Tabla2.B52" style:family="table-cell">
      <style:table-cell-properties style:vertical-align="middle" fo:padding="0.049cm" fo:border="0.05pt solid #000000"/>
    </style:style>
    <style:style style:name="Tabla2.C52" style:family="table-cell">
      <style:table-cell-properties style:vertical-align="middle" fo:padding="0.049cm" fo:border="0.05pt solid #000000"/>
    </style:style>
    <style:style style:name="Tabla2.A53" style:family="table-cell">
      <style:table-cell-properties style:vertical-align="middle" fo:padding="0.049cm" fo:border="0.05pt solid #000000"/>
    </style:style>
    <style:style style:name="Tabla2.B53" style:family="table-cell">
      <style:table-cell-properties style:vertical-align="middle" fo:padding="0.049cm" fo:border="0.05pt solid #000000"/>
    </style:style>
    <style:style style:name="Tabla2.C53" style:family="table-cell">
      <style:table-cell-properties style:vertical-align="middle" fo:padding="0.049cm" fo:border="0.05pt solid #000000"/>
    </style:style>
    <style:style style:name="Tabla2.A54" style:family="table-cell">
      <style:table-cell-properties style:vertical-align="middle" fo:padding="0.049cm" fo:border="0.05pt solid #000000"/>
    </style:style>
    <style:style style:name="Tabla2.B54" style:family="table-cell">
      <style:table-cell-properties style:vertical-align="middle" fo:padding="0.049cm" fo:border="0.05pt solid #000000"/>
    </style:style>
    <style:style style:name="Tabla2.C54" style:family="table-cell">
      <style:table-cell-properties style:vertical-align="middle" fo:padding="0.049cm" fo:border="0.05pt solid #000000"/>
    </style:style>
    <style:style style:name="Tabla2.A55" style:family="table-cell">
      <style:table-cell-properties style:vertical-align="middle" fo:padding="0.049cm" fo:border="0.05pt solid #000000"/>
    </style:style>
    <style:style style:name="Tabla2.B55" style:family="table-cell">
      <style:table-cell-properties style:vertical-align="middle" fo:padding="0.049cm" fo:border="0.05pt solid #000000"/>
    </style:style>
    <style:style style:name="Tabla2.C55" style:family="table-cell">
      <style:table-cell-properties style:vertical-align="middle" fo:padding="0.049cm" fo:border="0.05pt solid #000000"/>
    </style:style>
    <style:style style:name="Tabla2.A56" style:family="table-cell">
      <style:table-cell-properties style:vertical-align="middle" fo:padding="0.049cm" fo:border="0.05pt solid #000000"/>
    </style:style>
    <style:style style:name="Tabla2.B56" style:family="table-cell">
      <style:table-cell-properties style:vertical-align="middle" fo:padding="0.049cm" fo:border="0.05pt solid #000000"/>
    </style:style>
    <style:style style:name="Tabla2.C56" style:family="table-cell">
      <style:table-cell-properties style:vertical-align="middle" fo:padding="0.049cm" fo:border="0.05pt solid #000000"/>
    </style:style>
    <style:style style:name="Tabla2.A57" style:family="table-cell">
      <style:table-cell-properties style:vertical-align="middle" fo:padding="0.049cm" fo:border="0.05pt solid #000000"/>
    </style:style>
    <style:style style:name="Tabla2.B57" style:family="table-cell">
      <style:table-cell-properties style:vertical-align="middle" fo:padding="0.049cm" fo:border="0.05pt solid #000000"/>
    </style:style>
    <style:style style:name="Tabla2.C57" style:family="table-cell">
      <style:table-cell-properties style:vertical-align="middle" fo:padding="0.049cm" fo:border="0.05pt solid #000000"/>
    </style:style>
    <style:style style:name="Tabla2.A58" style:family="table-cell">
      <style:table-cell-properties style:vertical-align="middle" fo:padding="0.049cm" fo:border="0.05pt solid #000000"/>
    </style:style>
    <style:style style:name="Tabla2.B58" style:family="table-cell">
      <style:table-cell-properties style:vertical-align="middle" fo:padding="0.049cm" fo:border="0.05pt solid #000000"/>
    </style:style>
    <style:style style:name="Tabla2.C58" style:family="table-cell">
      <style:table-cell-properties style:vertical-align="middle" fo:padding="0.049cm" fo:border="0.05pt solid #000000"/>
    </style:style>
    <style:style style:name="Tabla2.A59" style:family="table-cell">
      <style:table-cell-properties style:vertical-align="middle" fo:padding="0.049cm" fo:border="0.05pt solid #000000"/>
    </style:style>
    <style:style style:name="Tabla2.B59" style:family="table-cell">
      <style:table-cell-properties style:vertical-align="middle" fo:padding="0.049cm" fo:border="0.05pt solid #000000"/>
    </style:style>
    <style:style style:name="Tabla2.C59" style:family="table-cell">
      <style:table-cell-properties style:vertical-align="middle" fo:padding="0.049cm" fo:border="0.05pt solid #000000"/>
    </style:style>
    <style:style style:name="Tabla2.A60" style:family="table-cell">
      <style:table-cell-properties style:vertical-align="middle" fo:padding="0.049cm" fo:border="0.05pt solid #000000"/>
    </style:style>
    <style:style style:name="Tabla2.B60" style:family="table-cell">
      <style:table-cell-properties style:vertical-align="middle" fo:padding="0.049cm" fo:border="0.05pt solid #000000"/>
    </style:style>
    <style:style style:name="Tabla2.C60" style:family="table-cell">
      <style:table-cell-properties style:vertical-align="middle" fo:padding="0.049cm" fo:border="0.05pt solid #000000"/>
    </style:style>
    <style:style style:name="Tabla2.A61" style:family="table-cell">
      <style:table-cell-properties style:vertical-align="middle" fo:padding="0.049cm" fo:border="0.05pt solid #000000"/>
    </style:style>
    <style:style style:name="Tabla2.B61" style:family="table-cell">
      <style:table-cell-properties style:vertical-align="middle" fo:padding="0.049cm" fo:border="0.05pt solid #000000"/>
    </style:style>
    <style:style style:name="Tabla2.C61" style:family="table-cell">
      <style:table-cell-properties style:vertical-align="middle" fo:padding="0.049cm" fo:border="0.05pt solid #000000"/>
    </style:style>
    <style:style style:name="Tabla2.A62" style:family="table-cell">
      <style:table-cell-properties style:vertical-align="middle" fo:padding="0.049cm" fo:border="0.05pt solid #000000"/>
    </style:style>
    <style:style style:name="Tabla2.B62" style:family="table-cell">
      <style:table-cell-properties style:vertical-align="middle" fo:padding="0.049cm" fo:border="0.05pt solid #000000"/>
    </style:style>
    <style:style style:name="Tabla2.C62" style:family="table-cell">
      <style:table-cell-properties style:vertical-align="middle" fo:padding="0.049cm" fo:border="0.05pt solid #000000"/>
    </style:style>
    <style:style style:name="Tabla2.A63" style:family="table-cell">
      <style:table-cell-properties style:vertical-align="middle" fo:padding="0.049cm" fo:border="0.05pt solid #000000"/>
    </style:style>
    <style:style style:name="Tabla2.B63" style:family="table-cell">
      <style:table-cell-properties style:vertical-align="middle" fo:padding="0.049cm" fo:border="0.05pt solid #000000"/>
    </style:style>
    <style:style style:name="Tabla2.C63" style:family="table-cell">
      <style:table-cell-properties style:vertical-align="middle" fo:padding="0.049cm" fo:border="0.05pt solid #000000"/>
    </style:style>
    <style:style style:name="Tabla2.A64" style:family="table-cell">
      <style:table-cell-properties style:vertical-align="middle" fo:padding="0.049cm" fo:border="0.05pt solid #000000"/>
    </style:style>
    <style:style style:name="Tabla2.B64" style:family="table-cell">
      <style:table-cell-properties style:vertical-align="middle" fo:padding="0.049cm" fo:border="0.05pt solid #000000"/>
    </style:style>
    <style:style style:name="Tabla2.C64" style:family="table-cell">
      <style:table-cell-properties style:vertical-align="middle" fo:padding="0.049cm" fo:border="0.05pt solid #000000"/>
    </style:style>
    <style:style style:name="Tabla2.A65" style:family="table-cell">
      <style:table-cell-properties style:vertical-align="middle" fo:padding="0.049cm" fo:border="0.05pt solid #000000"/>
    </style:style>
    <style:style style:name="Tabla2.B65" style:family="table-cell">
      <style:table-cell-properties style:vertical-align="middle" fo:padding="0.049cm" fo:border="0.05pt solid #000000"/>
    </style:style>
    <style:style style:name="Tabla2.C65" style:family="table-cell">
      <style:table-cell-properties style:vertical-align="middle" fo:padding="0.049cm" fo:border="0.05pt solid #000000"/>
    </style:style>
    <style:style style:name="Tabla2.A66" style:family="table-cell">
      <style:table-cell-properties style:vertical-align="middle" fo:padding="0.049cm" fo:border="0.05pt solid #000000"/>
    </style:style>
    <style:style style:name="Tabla2.B66" style:family="table-cell">
      <style:table-cell-properties style:vertical-align="middle" fo:padding="0.049cm" fo:border="0.05pt solid #000000"/>
    </style:style>
    <style:style style:name="Tabla2.C66" style:family="table-cell">
      <style:table-cell-properties style:vertical-align="middle" fo:padding="0.049cm" fo:border="0.05pt solid #000000"/>
    </style:style>
    <style:style style:name="Tabla2.A67" style:family="table-cell">
      <style:table-cell-properties style:vertical-align="middle" fo:padding="0.049cm" fo:border="0.05pt solid #000000"/>
    </style:style>
    <style:style style:name="Tabla2.B67" style:family="table-cell">
      <style:table-cell-properties style:vertical-align="middle" fo:padding="0.049cm" fo:border="0.05pt solid #000000"/>
    </style:style>
    <style:style style:name="Tabla2.C67" style:family="table-cell">
      <style:table-cell-properties style:vertical-align="middle" fo:padding="0.049cm" fo:border="0.05pt solid #000000"/>
    </style:style>
    <style:style style:name="Tabla2.A68" style:family="table-cell">
      <style:table-cell-properties style:vertical-align="middle" fo:padding="0.049cm" fo:border="0.05pt solid #000000"/>
    </style:style>
    <style:style style:name="Tabla2.B68" style:family="table-cell">
      <style:table-cell-properties style:vertical-align="middle" fo:padding="0.049cm" fo:border="0.05pt solid #000000"/>
    </style:style>
    <style:style style:name="Tabla2.C68" style:family="table-cell">
      <style:table-cell-properties style:vertical-align="middle" fo:padding="0.049cm" fo:border="0.05pt solid #000000"/>
    </style:style>
    <style:style style:name="Tabla2.A69" style:family="table-cell">
      <style:table-cell-properties style:vertical-align="middle" fo:padding="0.049cm" fo:border="0.05pt solid #000000"/>
    </style:style>
    <style:style style:name="Tabla2.B69" style:family="table-cell">
      <style:table-cell-properties style:vertical-align="middle" fo:padding="0.049cm" fo:border="0.05pt solid #000000"/>
    </style:style>
    <style:style style:name="Tabla2.C69" style:family="table-cell">
      <style:table-cell-properties style:vertical-align="middle" fo:padding="0.049cm" fo:border="0.05pt solid #000000"/>
    </style:style>
    <style:style style:name="Tabla2.A70" style:family="table-cell">
      <style:table-cell-properties style:vertical-align="middle" fo:padding="0.049cm" fo:border="0.05pt solid #000000"/>
    </style:style>
    <style:style style:name="Tabla2.B70" style:family="table-cell">
      <style:table-cell-properties style:vertical-align="middle" fo:padding="0.049cm" fo:border="0.05pt solid #000000"/>
    </style:style>
    <style:style style:name="Tabla2.C70" style:family="table-cell">
      <style:table-cell-properties style:vertical-align="middle" fo:padding="0.049cm" fo:border="0.05pt solid #000000"/>
    </style:style>
    <style:style style:name="Tabla2.A71" style:family="table-cell">
      <style:table-cell-properties style:vertical-align="middle" fo:padding="0.049cm" fo:border="0.05pt solid #000000"/>
    </style:style>
    <style:style style:name="Tabla2.B71" style:family="table-cell">
      <style:table-cell-properties style:vertical-align="middle" fo:padding="0.049cm" fo:border="0.05pt solid #000000"/>
    </style:style>
    <style:style style:name="Tabla2.C71" style:family="table-cell">
      <style:table-cell-properties style:vertical-align="middle" fo:padding="0.049cm" fo:border="0.05pt solid #000000"/>
    </style:style>
    <style:style style:name="Tabla2.A72" style:family="table-cell">
      <style:table-cell-properties style:vertical-align="middle" fo:padding="0.049cm" fo:border="0.05pt solid #000000"/>
    </style:style>
    <style:style style:name="Tabla2.B72" style:family="table-cell">
      <style:table-cell-properties style:vertical-align="middle" fo:padding="0.049cm" fo:border="0.05pt solid #000000"/>
    </style:style>
    <style:style style:name="Tabla2.C72" style:family="table-cell">
      <style:table-cell-properties style:vertical-align="middle" fo:padding="0.049cm" fo:border="0.05pt solid #000000"/>
    </style:style>
    <style:style style:name="Tabla2.A73" style:family="table-cell">
      <style:table-cell-properties style:vertical-align="middle" fo:padding="0.049cm" fo:border="0.05pt solid #000000"/>
    </style:style>
    <style:style style:name="Tabla2.B73" style:family="table-cell">
      <style:table-cell-properties style:vertical-align="middle" fo:padding="0.049cm" fo:border="0.05pt solid #000000"/>
    </style:style>
    <style:style style:name="Tabla2.C73" style:family="table-cell">
      <style:table-cell-properties style:vertical-align="middle" fo:padding="0.049cm" fo:border="0.05pt solid #000000"/>
    </style:style>
    <style:style style:name="Tabla2.A74" style:family="table-cell">
      <style:table-cell-properties style:vertical-align="middle" fo:padding="0.049cm" fo:border="0.05pt solid #000000"/>
    </style:style>
    <style:style style:name="Tabla2.B74" style:family="table-cell">
      <style:table-cell-properties style:vertical-align="middle" fo:padding="0.049cm" fo:border="0.05pt solid #000000"/>
    </style:style>
    <style:style style:name="Tabla2.C74" style:family="table-cell">
      <style:table-cell-properties style:vertical-align="middle" fo:padding="0.049cm" fo:border="0.05pt solid #000000"/>
    </style:style>
    <style:style style:name="Tabla2.A75" style:family="table-cell">
      <style:table-cell-properties style:vertical-align="middle" fo:padding="0.049cm" fo:border="0.05pt solid #000000"/>
    </style:style>
    <style:style style:name="Tabla2.B75" style:family="table-cell">
      <style:table-cell-properties style:vertical-align="middle" fo:padding="0.049cm" fo:border="0.05pt solid #000000"/>
    </style:style>
    <style:style style:name="Tabla2.C75" style:family="table-cell">
      <style:table-cell-properties style:vertical-align="middle" fo:padding="0.049cm" fo:border="0.05pt solid #000000"/>
    </style:style>
    <style:style style:name="Tabla2.A76" style:family="table-cell">
      <style:table-cell-properties style:vertical-align="middle" fo:padding="0.049cm" fo:border="0.05pt solid #000000"/>
    </style:style>
    <style:style style:name="Tabla2.B76" style:family="table-cell">
      <style:table-cell-properties style:vertical-align="middle" fo:padding="0.049cm" fo:border="0.05pt solid #000000"/>
    </style:style>
    <style:style style:name="Tabla2.C76" style:family="table-cell">
      <style:table-cell-properties style:vertical-align="middle" fo:padding="0.049cm" fo:border="0.05pt solid #000000"/>
    </style:style>
    <style:style style:name="Tabla2.A77" style:family="table-cell">
      <style:table-cell-properties style:vertical-align="middle" fo:padding="0.049cm" fo:border="0.05pt solid #000000"/>
    </style:style>
    <style:style style:name="Tabla2.B77" style:family="table-cell">
      <style:table-cell-properties style:vertical-align="middle" fo:padding="0.049cm" fo:border="0.05pt solid #000000"/>
    </style:style>
    <style:style style:name="Tabla2.C77" style:family="table-cell">
      <style:table-cell-properties style:vertical-align="middle" fo:padding="0.049cm" fo:border="0.05pt solid #000000"/>
    </style:style>
    <style:style style:name="Tabla2.A78" style:family="table-cell">
      <style:table-cell-properties style:vertical-align="middle" fo:padding="0.049cm" fo:border="0.05pt solid #000000"/>
    </style:style>
    <style:style style:name="Tabla2.B78" style:family="table-cell">
      <style:table-cell-properties style:vertical-align="middle" fo:padding="0.049cm" fo:border="0.05pt solid #000000"/>
    </style:style>
    <style:style style:name="Tabla2.C78" style:family="table-cell">
      <style:table-cell-properties style:vertical-align="middle" fo:padding="0.049cm" fo:border="0.05pt solid #000000"/>
    </style:style>
    <style:style style:name="Tabla2.A79" style:family="table-cell">
      <style:table-cell-properties style:vertical-align="middle" fo:padding="0.049cm" fo:border="0.05pt solid #000000"/>
    </style:style>
    <style:style style:name="Tabla2.B79" style:family="table-cell">
      <style:table-cell-properties style:vertical-align="middle" fo:padding="0.049cm" fo:border="0.05pt solid #000000"/>
    </style:style>
    <style:style style:name="Tabla2.C79" style:family="table-cell">
      <style:table-cell-properties style:vertical-align="middle" fo:padding="0.049cm" fo:border="0.05pt solid #000000"/>
    </style:style>
    <style:style style:name="Tabla2.A80" style:family="table-cell">
      <style:table-cell-properties style:vertical-align="middle" fo:padding="0.049cm" fo:border="0.05pt solid #000000"/>
    </style:style>
    <style:style style:name="Tabla2.B80" style:family="table-cell">
      <style:table-cell-properties style:vertical-align="middle" fo:padding="0.049cm" fo:border="0.05pt solid #000000"/>
    </style:style>
    <style:style style:name="Tabla2.C80" style:family="table-cell">
      <style:table-cell-properties style:vertical-align="middle" fo:padding="0.049cm" fo:border="0.05pt solid #000000"/>
    </style:style>
    <style:style style:name="Tabla2.A81" style:family="table-cell">
      <style:table-cell-properties style:vertical-align="middle" fo:padding="0.049cm" fo:border="0.05pt solid #000000"/>
    </style:style>
    <style:style style:name="Tabla2.B81" style:family="table-cell">
      <style:table-cell-properties style:vertical-align="middle" fo:padding="0.049cm" fo:border="0.05pt solid #000000"/>
    </style:style>
    <style:style style:name="Tabla2.C81" style:family="table-cell">
      <style:table-cell-properties style:vertical-align="middle" fo:padding="0.049cm" fo:border="0.05pt solid #000000"/>
    </style:style>
    <style:style style:name="Tabla2.A82" style:family="table-cell">
      <style:table-cell-properties style:vertical-align="middle" fo:padding="0.049cm" fo:border="0.05pt solid #000000"/>
    </style:style>
    <style:style style:name="Tabla2.B82" style:family="table-cell">
      <style:table-cell-properties style:vertical-align="middle" fo:padding="0.049cm" fo:border="0.05pt solid #000000"/>
    </style:style>
    <style:style style:name="Tabla2.C82" style:family="table-cell">
      <style:table-cell-properties style:vertical-align="middle" fo:padding="0.049cm" fo:border="0.05pt solid #000000"/>
    </style:style>
    <style:style style:name="Tabla2.A83" style:family="table-cell">
      <style:table-cell-properties style:vertical-align="middle" fo:padding="0.049cm" fo:border="0.05pt solid #000000"/>
    </style:style>
    <style:style style:name="Tabla2.B83" style:family="table-cell">
      <style:table-cell-properties style:vertical-align="middle" fo:padding="0.049cm" fo:border="0.05pt solid #000000"/>
    </style:style>
    <style:style style:name="Tabla2.C83" style:family="table-cell">
      <style:table-cell-properties style:vertical-align="middle" fo:padding="0.049cm" fo:border="0.05pt solid #000000"/>
    </style:style>
    <style:style style:name="Tabla2.A84" style:family="table-cell">
      <style:table-cell-properties style:vertical-align="middle" fo:padding="0.049cm" fo:border="0.05pt solid #000000"/>
    </style:style>
    <style:style style:name="Tabla2.B84" style:family="table-cell">
      <style:table-cell-properties style:vertical-align="middle" fo:padding="0.049cm" fo:border="0.05pt solid #000000"/>
    </style:style>
    <style:style style:name="Tabla2.C84" style:family="table-cell">
      <style:table-cell-properties style:vertical-align="middle" fo:padding="0.049cm" fo:border="0.05pt solid #000000"/>
    </style:style>
    <style:style style:name="Tabla2.A85" style:family="table-cell">
      <style:table-cell-properties style:vertical-align="middle" fo:padding="0.049cm" fo:border="0.05pt solid #000000"/>
    </style:style>
    <style:style style:name="Tabla2.B85" style:family="table-cell">
      <style:table-cell-properties style:vertical-align="middle" fo:padding="0.049cm" fo:border="0.05pt solid #000000"/>
    </style:style>
    <style:style style:name="Tabla2.C85" style:family="table-cell">
      <style:table-cell-properties style:vertical-align="middle" fo:padding="0.049cm" fo:border="0.05pt solid #000000"/>
    </style:style>
    <style:style style:name="Tabla2.A86" style:family="table-cell">
      <style:table-cell-properties style:vertical-align="middle" fo:padding="0.049cm" fo:border="0.05pt solid #000000"/>
    </style:style>
    <style:style style:name="Tabla2.B86" style:family="table-cell">
      <style:table-cell-properties style:vertical-align="middle" fo:padding="0.049cm" fo:border="0.05pt solid #000000"/>
    </style:style>
    <style:style style:name="Tabla2.C86" style:family="table-cell">
      <style:table-cell-properties style:vertical-align="middle" fo:padding="0.049cm" fo:border="0.05pt solid #000000"/>
    </style:style>
    <style:style style:name="Tabla2.A87" style:family="table-cell">
      <style:table-cell-properties style:vertical-align="middle" fo:padding="0.049cm" fo:border="0.05pt solid #000000"/>
    </style:style>
    <style:style style:name="Tabla2.B87" style:family="table-cell">
      <style:table-cell-properties style:vertical-align="middle" fo:padding="0.049cm" fo:border="0.05pt solid #000000"/>
    </style:style>
    <style:style style:name="Tabla2.C87" style:family="table-cell">
      <style:table-cell-properties style:vertical-align="middle" fo:padding="0.049cm" fo:border="0.05pt solid #000000"/>
    </style:style>
    <style:style style:name="Tabla2.A88" style:family="table-cell">
      <style:table-cell-properties style:vertical-align="middle" fo:padding="0.049cm" fo:border="0.05pt solid #000000"/>
    </style:style>
    <style:style style:name="Tabla2.B88" style:family="table-cell">
      <style:table-cell-properties style:vertical-align="middle" fo:padding="0.049cm" fo:border="0.05pt solid #000000"/>
    </style:style>
    <style:style style:name="Tabla2.C88" style:family="table-cell">
      <style:table-cell-properties style:vertical-align="middle" fo:padding="0.049cm" fo:border="0.05pt solid #000000"/>
    </style:style>
    <style:style style:name="Tabla2.A89" style:family="table-cell">
      <style:table-cell-properties style:vertical-align="middle" fo:padding="0.049cm" fo:border="0.05pt solid #000000"/>
    </style:style>
    <style:style style:name="Tabla2.B89" style:family="table-cell">
      <style:table-cell-properties style:vertical-align="middle" fo:padding="0.049cm" fo:border="0.05pt solid #000000"/>
    </style:style>
    <style:style style:name="Tabla2.C89" style:family="table-cell">
      <style:table-cell-properties style:vertical-align="middle" fo:padding="0.049cm" fo:border="0.05pt solid #000000"/>
    </style:style>
    <style:style style:name="Tabla2.A90" style:family="table-cell">
      <style:table-cell-properties style:vertical-align="middle" fo:padding="0.049cm" fo:border="0.05pt solid #000000"/>
    </style:style>
    <style:style style:name="Tabla2.B90" style:family="table-cell">
      <style:table-cell-properties style:vertical-align="middle" fo:padding="0.049cm" fo:border="0.05pt solid #000000"/>
    </style:style>
    <style:style style:name="Tabla2.C90" style:family="table-cell">
      <style:table-cell-properties style:vertical-align="middle" fo:padding="0.049cm" fo:border="0.05pt solid #000000"/>
    </style:style>
    <style:style style:name="Tabla2.A91" style:family="table-cell">
      <style:table-cell-properties style:vertical-align="middle" fo:padding="0.049cm" fo:border="0.05pt solid #000000"/>
    </style:style>
    <style:style style:name="Tabla2.B91" style:family="table-cell">
      <style:table-cell-properties style:vertical-align="middle" fo:padding="0.049cm" fo:border="0.05pt solid #000000"/>
    </style:style>
    <style:style style:name="Tabla2.C91" style:family="table-cell">
      <style:table-cell-properties style:vertical-align="middle" fo:padding="0.049cm" fo:border="0.05pt solid #000000"/>
    </style:style>
    <style:style style:name="Tabla2.A92" style:family="table-cell">
      <style:table-cell-properties style:vertical-align="middle" fo:padding="0.049cm" fo:border="0.05pt solid #000000"/>
    </style:style>
    <style:style style:name="Tabla2.B92" style:family="table-cell">
      <style:table-cell-properties style:vertical-align="middle" fo:padding="0.049cm" fo:border="0.05pt solid #000000"/>
    </style:style>
    <style:style style:name="Tabla2.C92" style:family="table-cell">
      <style:table-cell-properties style:vertical-align="middle" fo:padding="0.049cm" fo:border="0.05pt solid #000000"/>
    </style:style>
    <style:style style:name="Tabla2.A93" style:family="table-cell">
      <style:table-cell-properties style:vertical-align="middle" fo:padding="0.049cm" fo:border="0.05pt solid #000000"/>
    </style:style>
    <style:style style:name="Tabla2.B93" style:family="table-cell">
      <style:table-cell-properties style:vertical-align="middle" fo:padding="0.049cm" fo:border="0.05pt solid #000000"/>
    </style:style>
    <style:style style:name="Tabla2.C93" style:family="table-cell">
      <style:table-cell-properties style:vertical-align="middle" fo:padding="0.049cm" fo:border="0.05pt solid #000000"/>
    </style:style>
    <style:style style:name="Tabla2.A94" style:family="table-cell">
      <style:table-cell-properties style:vertical-align="middle" fo:padding="0.049cm" fo:border="0.05pt solid #000000"/>
    </style:style>
    <style:style style:name="Tabla2.B94" style:family="table-cell">
      <style:table-cell-properties style:vertical-align="middle" fo:padding="0.049cm" fo:border="0.05pt solid #000000"/>
    </style:style>
    <style:style style:name="Tabla2.C94" style:family="table-cell">
      <style:table-cell-properties style:vertical-align="middle" fo:padding="0.049cm" fo:border="0.05pt solid #000000"/>
    </style:style>
    <style:style style:name="Tabla2.A95" style:family="table-cell">
      <style:table-cell-properties style:vertical-align="middle" fo:padding="0.049cm" fo:border="0.05pt solid #000000"/>
    </style:style>
    <style:style style:name="Tabla2.B95" style:family="table-cell">
      <style:table-cell-properties style:vertical-align="middle" fo:padding="0.049cm" fo:border="0.05pt solid #000000"/>
    </style:style>
    <style:style style:name="Tabla2.C95" style:family="table-cell">
      <style:table-cell-properties style:vertical-align="middle" fo:padding="0.049cm" fo:border="0.05pt solid #000000"/>
    </style:style>
    <style:style style:name="Tabla2.A96" style:family="table-cell">
      <style:table-cell-properties style:vertical-align="middle" fo:padding="0.049cm" fo:border="0.05pt solid #000000"/>
    </style:style>
    <style:style style:name="Tabla2.B96" style:family="table-cell">
      <style:table-cell-properties style:vertical-align="middle" fo:padding="0.049cm" fo:border="0.05pt solid #000000"/>
    </style:style>
    <style:style style:name="Tabla2.C96" style:family="table-cell">
      <style:table-cell-properties style:vertical-align="middle" fo:padding="0.049cm" fo:border="0.05pt solid #000000"/>
    </style:style>
    <style:style style:name="Tabla2.A97" style:family="table-cell">
      <style:table-cell-properties style:vertical-align="middle" fo:padding="0.049cm" fo:border="0.05pt solid #000000"/>
    </style:style>
    <style:style style:name="Tabla2.B97" style:family="table-cell">
      <style:table-cell-properties style:vertical-align="middle" fo:padding="0.049cm" fo:border="0.05pt solid #000000"/>
    </style:style>
    <style:style style:name="Tabla2.C97" style:family="table-cell">
      <style:table-cell-properties style:vertical-align="middle" fo:padding="0.049cm" fo:border="0.05pt solid #000000"/>
    </style:style>
    <style:style style:name="Tabla2.A98" style:family="table-cell">
      <style:table-cell-properties style:vertical-align="middle" fo:padding="0.049cm" fo:border="0.05pt solid #000000"/>
    </style:style>
    <style:style style:name="Tabla2.B98" style:family="table-cell">
      <style:table-cell-properties style:vertical-align="middle" fo:padding="0.049cm" fo:border="0.05pt solid #000000"/>
    </style:style>
    <style:style style:name="Tabla2.C98" style:family="table-cell">
      <style:table-cell-properties style:vertical-align="middle" fo:padding="0.049cm" fo:border="0.05pt solid #000000"/>
    </style:style>
    <style:style style:name="Tabla2.A99" style:family="table-cell">
      <style:table-cell-properties style:vertical-align="middle" fo:padding="0.049cm" fo:border="0.05pt solid #000000"/>
    </style:style>
    <style:style style:name="Tabla2.B99" style:family="table-cell">
      <style:table-cell-properties style:vertical-align="middle" fo:padding="0.049cm" fo:border="0.05pt solid #000000"/>
    </style:style>
    <style:style style:name="Tabla2.C99" style:family="table-cell">
      <style:table-cell-properties style:vertical-align="middle" fo:padding="0.049cm" fo:border="0.05pt solid #000000"/>
    </style:style>
    <style:style style:name="Tabla2.A100" style:family="table-cell">
      <style:table-cell-properties style:vertical-align="middle" fo:padding="0.049cm" fo:border="0.05pt solid #000000"/>
    </style:style>
    <style:style style:name="Tabla2.B100" style:family="table-cell">
      <style:table-cell-properties style:vertical-align="middle" fo:padding="0.049cm" fo:border="0.05pt solid #000000"/>
    </style:style>
    <style:style style:name="Tabla2.C100" style:family="table-cell">
      <style:table-cell-properties style:vertical-align="middle" fo:padding="0.049cm" fo:border="0.05pt solid #000000"/>
    </style:style>
    <style:style style:name="Tabla2.A101" style:family="table-cell">
      <style:table-cell-properties style:vertical-align="middle" fo:padding="0.049cm" fo:border="0.05pt solid #000000"/>
    </style:style>
    <style:style style:name="Tabla2.B101" style:family="table-cell">
      <style:table-cell-properties style:vertical-align="middle" fo:padding="0.049cm" fo:border="0.05pt solid #000000"/>
    </style:style>
    <style:style style:name="Tabla2.C101" style:family="table-cell">
      <style:table-cell-properties style:vertical-align="middle" fo:padding="0.049cm" fo:border="0.05pt solid #000000"/>
    </style:style>
    <style:style style:name="Tabla2.A102" style:family="table-cell">
      <style:table-cell-properties style:vertical-align="middle" fo:padding="0.049cm" fo:border="0.05pt solid #000000"/>
    </style:style>
    <style:style style:name="Tabla2.B102" style:family="table-cell">
      <style:table-cell-properties style:vertical-align="middle" fo:padding="0.049cm" fo:border="0.05pt solid #000000"/>
    </style:style>
    <style:style style:name="Tabla2.C102" style:family="table-cell">
      <style:table-cell-properties style:vertical-align="middle" fo:padding="0.049cm" fo:border="0.05pt solid #000000"/>
    </style:style>
    <style:style style:name="Tabla2.A103" style:family="table-cell">
      <style:table-cell-properties style:vertical-align="middle" fo:padding="0.049cm" fo:border="0.05pt solid #000000"/>
    </style:style>
    <style:style style:name="Tabla2.B103" style:family="table-cell">
      <style:table-cell-properties style:vertical-align="middle" fo:padding="0.049cm" fo:border="0.05pt solid #000000"/>
    </style:style>
    <style:style style:name="Tabla2.C103" style:family="table-cell">
      <style:table-cell-properties style:vertical-align="middle" fo:padding="0.049cm" fo:border="0.05pt solid #000000"/>
    </style:style>
    <style:style style:name="Tabla2.A104" style:family="table-cell">
      <style:table-cell-properties style:vertical-align="middle" fo:padding="0.049cm" fo:border="0.05pt solid #000000"/>
    </style:style>
    <style:style style:name="Tabla2.B104" style:family="table-cell">
      <style:table-cell-properties style:vertical-align="middle" fo:padding="0.049cm" fo:border="0.05pt solid #000000"/>
    </style:style>
    <style:style style:name="Tabla2.C104" style:family="table-cell">
      <style:table-cell-properties style:vertical-align="middle" fo:padding="0.049cm" fo:border="0.05pt solid #000000"/>
    </style:style>
    <style:style style:name="Tabla2.A105" style:family="table-cell">
      <style:table-cell-properties style:vertical-align="middle" fo:padding="0.049cm" fo:border="0.05pt solid #000000"/>
    </style:style>
    <style:style style:name="Tabla2.B105" style:family="table-cell">
      <style:table-cell-properties style:vertical-align="middle" fo:padding="0.049cm" fo:border="0.05pt solid #000000"/>
    </style:style>
    <style:style style:name="Tabla2.C105" style:family="table-cell">
      <style:table-cell-properties style:vertical-align="middle" fo:padding="0.049cm" fo:border="0.05pt solid #000000"/>
    </style:style>
    <style:style style:name="Tabla2.A106" style:family="table-cell">
      <style:table-cell-properties style:vertical-align="middle" fo:padding="0.049cm" fo:border="0.05pt solid #000000"/>
    </style:style>
    <style:style style:name="Tabla2.B106" style:family="table-cell">
      <style:table-cell-properties style:vertical-align="middle" fo:padding="0.049cm" fo:border="0.05pt solid #000000"/>
    </style:style>
    <style:style style:name="Tabla2.C106" style:family="table-cell">
      <style:table-cell-properties style:vertical-align="middle" fo:padding="0.049cm" fo:border="0.05pt solid #000000"/>
    </style:style>
    <style:style style:name="Tabla2.A107" style:family="table-cell">
      <style:table-cell-properties style:vertical-align="middle" fo:padding="0.049cm" fo:border="0.05pt solid #000000"/>
    </style:style>
    <style:style style:name="Tabla2.B107" style:family="table-cell">
      <style:table-cell-properties style:vertical-align="middle" fo:padding="0.049cm" fo:border="0.05pt solid #000000"/>
    </style:style>
    <style:style style:name="Tabla2.C107" style:family="table-cell">
      <style:table-cell-properties style:vertical-align="middle" fo:padding="0.049cm" fo:border="0.05pt solid #000000"/>
    </style:style>
    <style:style style:name="Tabla2.A108" style:family="table-cell">
      <style:table-cell-properties style:vertical-align="middle" fo:padding="0.049cm" fo:border="0.05pt solid #000000"/>
    </style:style>
    <style:style style:name="Tabla2.B108" style:family="table-cell">
      <style:table-cell-properties style:vertical-align="middle" fo:padding="0.049cm" fo:border="0.05pt solid #000000"/>
    </style:style>
    <style:style style:name="Tabla2.C108" style:family="table-cell">
      <style:table-cell-properties style:vertical-align="middle" fo:padding="0.049cm" fo:border="0.05pt solid #000000"/>
    </style:style>
    <style:style style:name="Tabla2.A109" style:family="table-cell">
      <style:table-cell-properties style:vertical-align="middle" fo:padding="0.049cm" fo:border="0.05pt solid #000000"/>
    </style:style>
    <style:style style:name="Tabla2.B109" style:family="table-cell">
      <style:table-cell-properties style:vertical-align="middle" fo:padding="0.049cm" fo:border="0.05pt solid #000000"/>
    </style:style>
    <style:style style:name="Tabla2.C109" style:family="table-cell">
      <style:table-cell-properties style:vertical-align="middle" fo:padding="0.049cm" fo:border="0.05pt solid #000000"/>
    </style:style>
    <style:style style:name="Tabla2.A110" style:family="table-cell">
      <style:table-cell-properties style:vertical-align="middle" fo:padding="0.049cm" fo:border="0.05pt solid #000000"/>
    </style:style>
    <style:style style:name="Tabla2.B110" style:family="table-cell">
      <style:table-cell-properties style:vertical-align="middle" fo:padding="0.049cm" fo:border="0.05pt solid #000000"/>
    </style:style>
    <style:style style:name="Tabla2.C110" style:family="table-cell">
      <style:table-cell-properties style:vertical-align="middle" fo:padding="0.049cm" fo:border="0.05pt solid #000000"/>
    </style:style>
    <style:style style:name="Tabla2.A111" style:family="table-cell">
      <style:table-cell-properties style:vertical-align="middle" fo:padding="0.049cm" fo:border="0.05pt solid #000000"/>
    </style:style>
    <style:style style:name="Tabla2.B111" style:family="table-cell">
      <style:table-cell-properties style:vertical-align="middle" fo:padding="0.049cm" fo:border="0.05pt solid #000000"/>
    </style:style>
    <style:style style:name="Tabla2.C111" style:family="table-cell">
      <style:table-cell-properties style:vertical-align="middle" fo:padding="0.049cm" fo:border="0.05pt solid #000000"/>
    </style:style>
    <style:style style:name="Tabla2.A112" style:family="table-cell">
      <style:table-cell-properties style:vertical-align="middle" fo:padding="0.049cm" fo:border="0.05pt solid #000000"/>
    </style:style>
    <style:style style:name="Tabla2.B112" style:family="table-cell">
      <style:table-cell-properties style:vertical-align="middle" fo:padding="0.049cm" fo:border="0.05pt solid #000000"/>
    </style:style>
    <style:style style:name="Tabla2.C112" style:family="table-cell">
      <style:table-cell-properties style:vertical-align="middle" fo:padding="0.049cm" fo:border="0.05pt solid #000000"/>
    </style:style>
    <style:style style:name="Tabla2.A113" style:family="table-cell">
      <style:table-cell-properties style:vertical-align="middle" fo:padding="0.049cm" fo:border="0.05pt solid #000000"/>
    </style:style>
    <style:style style:name="Tabla2.B113" style:family="table-cell">
      <style:table-cell-properties style:vertical-align="middle" fo:padding="0.049cm" fo:border="0.05pt solid #000000"/>
    </style:style>
    <style:style style:name="Tabla2.C113" style:family="table-cell">
      <style:table-cell-properties style:vertical-align="middle" fo:padding="0.049cm" fo:border="0.05pt solid #000000"/>
    </style:style>
    <style:style style:name="Tabla2.A114" style:family="table-cell">
      <style:table-cell-properties style:vertical-align="middle" fo:padding="0.049cm" fo:border="0.05pt solid #000000"/>
    </style:style>
    <style:style style:name="Tabla2.B114" style:family="table-cell">
      <style:table-cell-properties style:vertical-align="middle" fo:padding="0.049cm" fo:border="0.05pt solid #000000"/>
    </style:style>
    <style:style style:name="Tabla2.C114" style:family="table-cell">
      <style:table-cell-properties style:vertical-align="middle" fo:padding="0.049cm" fo:border="0.05pt solid #000000"/>
    </style:style>
    <style:style style:name="Tabla2.A115" style:family="table-cell">
      <style:table-cell-properties style:vertical-align="middle" fo:padding="0.049cm" fo:border="0.05pt solid #000000"/>
    </style:style>
    <style:style style:name="Tabla2.B115" style:family="table-cell">
      <style:table-cell-properties style:vertical-align="middle" fo:padding="0.049cm" fo:border="0.05pt solid #000000"/>
    </style:style>
    <style:style style:name="Tabla2.C115" style:family="table-cell">
      <style:table-cell-properties style:vertical-align="middle" fo:padding="0.049cm" fo:border="0.05pt solid #000000"/>
    </style:style>
    <style:style style:name="Tabla2.A116" style:family="table-cell">
      <style:table-cell-properties style:vertical-align="middle" fo:padding="0.049cm" fo:border="0.05pt solid #000000"/>
    </style:style>
    <style:style style:name="Tabla2.B116" style:family="table-cell">
      <style:table-cell-properties style:vertical-align="middle" fo:padding="0.049cm" fo:border="0.05pt solid #000000"/>
    </style:style>
    <style:style style:name="Tabla2.C116" style:family="table-cell">
      <style:table-cell-properties style:vertical-align="middle" fo:padding="0.049cm" fo:border="0.05pt solid #000000"/>
    </style:style>
    <style:style style:name="Tabla2.A117" style:family="table-cell">
      <style:table-cell-properties style:vertical-align="middle" fo:padding="0.049cm" fo:border="0.05pt solid #000000"/>
    </style:style>
    <style:style style:name="Tabla2.B117" style:family="table-cell">
      <style:table-cell-properties style:vertical-align="middle" fo:padding="0.049cm" fo:border="0.05pt solid #000000"/>
    </style:style>
    <style:style style:name="Tabla2.C117" style:family="table-cell">
      <style:table-cell-properties style:vertical-align="middle" fo:padding="0.049cm" fo:border="0.05pt solid #000000"/>
    </style:style>
    <style:style style:name="Tabla2.A118" style:family="table-cell">
      <style:table-cell-properties style:vertical-align="middle" fo:padding="0.049cm" fo:border="0.05pt solid #000000"/>
    </style:style>
    <style:style style:name="Tabla2.B118" style:family="table-cell">
      <style:table-cell-properties style:vertical-align="middle" fo:padding="0.049cm" fo:border="0.05pt solid #000000"/>
    </style:style>
    <style:style style:name="Tabla2.C118" style:family="table-cell">
      <style:table-cell-properties style:vertical-align="middle" fo:padding="0.049cm" fo:border="0.05pt solid #000000"/>
    </style:style>
    <style:style style:name="Tabla2.A119" style:family="table-cell">
      <style:table-cell-properties style:vertical-align="middle" fo:padding="0.049cm" fo:border="0.05pt solid #000000"/>
    </style:style>
    <style:style style:name="Tabla2.B119" style:family="table-cell">
      <style:table-cell-properties style:vertical-align="middle" fo:padding="0.049cm" fo:border="0.05pt solid #000000"/>
    </style:style>
    <style:style style:name="Tabla2.C119" style:family="table-cell">
      <style:table-cell-properties style:vertical-align="middle" fo:padding="0.049cm" fo:border="0.05pt solid #000000"/>
    </style:style>
    <style:style style:name="Tabla2.A120" style:family="table-cell">
      <style:table-cell-properties style:vertical-align="middle" fo:padding="0.049cm" fo:border="0.05pt solid #000000"/>
    </style:style>
    <style:style style:name="Tabla2.B120" style:family="table-cell">
      <style:table-cell-properties style:vertical-align="middle" fo:padding="0.049cm" fo:border="0.05pt solid #000000"/>
    </style:style>
    <style:style style:name="Tabla2.C120" style:family="table-cell">
      <style:table-cell-properties style:vertical-align="middle" fo:padding="0.049cm" fo:border="0.05pt solid #000000"/>
    </style:style>
    <style:style style:name="Tabla2.A121" style:family="table-cell">
      <style:table-cell-properties style:vertical-align="middle" fo:padding="0.049cm" fo:border="0.05pt solid #000000"/>
    </style:style>
    <style:style style:name="Tabla2.B121" style:family="table-cell">
      <style:table-cell-properties style:vertical-align="middle" fo:padding="0.049cm" fo:border="0.05pt solid #000000"/>
    </style:style>
    <style:style style:name="Tabla2.C121" style:family="table-cell">
      <style:table-cell-properties style:vertical-align="middle" fo:padding="0.049cm" fo:border="0.05pt solid #000000"/>
    </style:style>
    <style:style style:name="Tabla2.A122" style:family="table-cell">
      <style:table-cell-properties style:vertical-align="middle" fo:padding="0.049cm" fo:border="0.05pt solid #000000"/>
    </style:style>
    <style:style style:name="Tabla2.B122" style:family="table-cell">
      <style:table-cell-properties style:vertical-align="middle" fo:padding="0.049cm" fo:border="0.05pt solid #000000"/>
    </style:style>
    <style:style style:name="Tabla2.C122" style:family="table-cell">
      <style:table-cell-properties style:vertical-align="middle" fo:padding="0.049cm" fo:border="0.05pt solid #000000"/>
    </style:style>
    <style:style style:name="Tabla2.A123" style:family="table-cell">
      <style:table-cell-properties style:vertical-align="middle" fo:padding="0.049cm" fo:border="0.05pt solid #000000"/>
    </style:style>
    <style:style style:name="Tabla2.B123" style:family="table-cell">
      <style:table-cell-properties style:vertical-align="middle" fo:padding="0.049cm" fo:border="0.05pt solid #000000"/>
    </style:style>
    <style:style style:name="Tabla2.C123" style:family="table-cell">
      <style:table-cell-properties style:vertical-align="middle" fo:padding="0.049cm" fo:border="0.05pt solid #000000"/>
    </style:style>
    <style:style style:name="Tabla2.A124" style:family="table-cell">
      <style:table-cell-properties style:vertical-align="middle" fo:padding="0.049cm" fo:border="0.05pt solid #000000"/>
    </style:style>
    <style:style style:name="Tabla2.B124" style:family="table-cell">
      <style:table-cell-properties style:vertical-align="middle" fo:padding="0.049cm" fo:border="0.05pt solid #000000"/>
    </style:style>
    <style:style style:name="Tabla2.C124" style:family="table-cell">
      <style:table-cell-properties style:vertical-align="middle" fo:padding="0.049cm" fo:border="0.05pt solid #000000"/>
    </style:style>
    <style:style style:name="Tabla2.A125" style:family="table-cell">
      <style:table-cell-properties style:vertical-align="middle" fo:padding="0.049cm" fo:border="0.05pt solid #000000"/>
    </style:style>
    <style:style style:name="Tabla2.B125" style:family="table-cell">
      <style:table-cell-properties style:vertical-align="middle" fo:padding="0.049cm" fo:border="0.05pt solid #000000"/>
    </style:style>
    <style:style style:name="Tabla2.C125" style:family="table-cell">
      <style:table-cell-properties style:vertical-align="middle" fo:padding="0.049cm" fo:border="0.05pt solid #000000"/>
    </style:style>
    <style:style style:name="Tabla2.A126" style:family="table-cell">
      <style:table-cell-properties style:vertical-align="middle" fo:padding="0.049cm" fo:border="0.05pt solid #000000"/>
    </style:style>
    <style:style style:name="Tabla2.B126" style:family="table-cell">
      <style:table-cell-properties style:vertical-align="middle" fo:padding="0.049cm" fo:border="0.05pt solid #000000"/>
    </style:style>
    <style:style style:name="Tabla2.C126" style:family="table-cell">
      <style:table-cell-properties style:vertical-align="middle" fo:padding="0.049cm" fo:border="0.05pt solid #000000"/>
    </style:style>
    <style:style style:name="Tabla2.A127" style:family="table-cell">
      <style:table-cell-properties style:vertical-align="middle" fo:padding="0.049cm" fo:border="0.05pt solid #000000"/>
    </style:style>
    <style:style style:name="Tabla2.B127" style:family="table-cell">
      <style:table-cell-properties style:vertical-align="middle" fo:padding="0.049cm" fo:border="0.05pt solid #000000"/>
    </style:style>
    <style:style style:name="Tabla2.C127" style:family="table-cell">
      <style:table-cell-properties style:vertical-align="middle" fo:padding="0.049cm" fo:border="0.05pt solid #000000"/>
    </style:style>
    <style:style style:name="Tabla2.A128" style:family="table-cell">
      <style:table-cell-properties style:vertical-align="middle" fo:padding="0.049cm" fo:border="0.05pt solid #000000"/>
    </style:style>
    <style:style style:name="Tabla2.B128" style:family="table-cell">
      <style:table-cell-properties style:vertical-align="middle" fo:padding="0.049cm" fo:border="0.05pt solid #000000"/>
    </style:style>
    <style:style style:name="Tabla2.C128" style:family="table-cell">
      <style:table-cell-properties style:vertical-align="middle" fo:padding="0.049cm" fo:border="0.05pt solid #000000"/>
    </style:style>
    <style:style style:name="Tabla2.A129" style:family="table-cell">
      <style:table-cell-properties style:vertical-align="middle" fo:padding="0.049cm" fo:border="0.05pt solid #000000"/>
    </style:style>
    <style:style style:name="Tabla2.B129" style:family="table-cell">
      <style:table-cell-properties style:vertical-align="middle" fo:padding="0.049cm" fo:border="0.05pt solid #000000"/>
    </style:style>
    <style:style style:name="Tabla2.C129" style:family="table-cell">
      <style:table-cell-properties style:vertical-align="middle" fo:padding="0.049cm" fo:border="0.05pt solid #000000"/>
    </style:style>
    <style:style style:name="Tabla2.A130" style:family="table-cell">
      <style:table-cell-properties style:vertical-align="middle" fo:padding="0.049cm" fo:border="0.05pt solid #000000"/>
    </style:style>
    <style:style style:name="Tabla2.B130" style:family="table-cell">
      <style:table-cell-properties style:vertical-align="middle" fo:padding="0.049cm" fo:border="0.05pt solid #000000"/>
    </style:style>
    <style:style style:name="Tabla2.C130" style:family="table-cell">
      <style:table-cell-properties style:vertical-align="middle" fo:padding="0.049cm" fo:border="0.05pt solid #000000"/>
    </style:style>
    <style:style style:name="Tabla2.A131" style:family="table-cell">
      <style:table-cell-properties style:vertical-align="middle" fo:padding="0.049cm" fo:border="0.05pt solid #000000"/>
    </style:style>
    <style:style style:name="Tabla2.B131" style:family="table-cell">
      <style:table-cell-properties style:vertical-align="middle" fo:padding="0.049cm" fo:border="0.05pt solid #000000"/>
    </style:style>
    <style:style style:name="Tabla2.C131" style:family="table-cell">
      <style:table-cell-properties style:vertical-align="middle" fo:padding="0.049cm" fo:border="0.05pt solid #000000"/>
    </style:style>
    <style:style style:name="Tabla2.A132" style:family="table-cell">
      <style:table-cell-properties style:vertical-align="middle" fo:padding="0.049cm" fo:border="0.05pt solid #000000"/>
    </style:style>
    <style:style style:name="Tabla2.B132" style:family="table-cell">
      <style:table-cell-properties style:vertical-align="middle" fo:padding="0.049cm" fo:border="0.05pt solid #000000"/>
    </style:style>
    <style:style style:name="Tabla2.C132" style:family="table-cell">
      <style:table-cell-properties style:vertical-align="middle" fo:padding="0.049cm" fo:border="0.05pt solid #000000"/>
    </style:style>
    <style:style style:name="Tabla2.A133" style:family="table-cell">
      <style:table-cell-properties style:vertical-align="middle" fo:padding="0.049cm" fo:border="0.05pt solid #000000"/>
    </style:style>
    <style:style style:name="Tabla2.B133" style:family="table-cell">
      <style:table-cell-properties style:vertical-align="middle" fo:padding="0.049cm" fo:border="0.05pt solid #000000"/>
    </style:style>
    <style:style style:name="Tabla2.C133" style:family="table-cell">
      <style:table-cell-properties style:vertical-align="middle" fo:padding="0.049cm" fo:border="0.05pt solid #000000"/>
    </style:style>
    <style:style style:name="Tabla2.A134" style:family="table-cell">
      <style:table-cell-properties style:vertical-align="middle" fo:padding="0.049cm" fo:border="0.05pt solid #000000"/>
    </style:style>
    <style:style style:name="Tabla2.B134" style:family="table-cell">
      <style:table-cell-properties style:vertical-align="middle" fo:padding="0.049cm" fo:border="0.05pt solid #000000"/>
    </style:style>
    <style:style style:name="Tabla2.C134" style:family="table-cell">
      <style:table-cell-properties style:vertical-align="middle" fo:padding="0.049cm" fo:border="0.05pt solid #000000"/>
    </style:style>
    <style:style style:name="Tabla2.A135" style:family="table-cell">
      <style:table-cell-properties style:vertical-align="middle" fo:padding="0.049cm" fo:border="0.05pt solid #000000"/>
    </style:style>
    <style:style style:name="Tabla2.B135" style:family="table-cell">
      <style:table-cell-properties style:vertical-align="middle" fo:padding="0.049cm" fo:border="0.05pt solid #000000"/>
    </style:style>
    <style:style style:name="Tabla2.C135" style:family="table-cell">
      <style:table-cell-properties style:vertical-align="middle" fo:padding="0.049cm" fo:border="0.05pt solid #000000"/>
    </style:style>
    <style:style style:name="Tabla2.A136" style:family="table-cell">
      <style:table-cell-properties style:vertical-align="middle" fo:padding="0.049cm" fo:border="0.05pt solid #000000"/>
    </style:style>
    <style:style style:name="Tabla2.B136" style:family="table-cell">
      <style:table-cell-properties style:vertical-align="middle" fo:padding="0.049cm" fo:border="0.05pt solid #000000"/>
    </style:style>
    <style:style style:name="Tabla2.C136" style:family="table-cell">
      <style:table-cell-properties style:vertical-align="middle" fo:padding="0.049cm" fo:border="0.05pt solid #000000"/>
    </style:style>
    <style:style style:name="Tabla2.A137" style:family="table-cell">
      <style:table-cell-properties style:vertical-align="middle" fo:padding="0.049cm" fo:border="0.05pt solid #000000"/>
    </style:style>
    <style:style style:name="Tabla2.B137" style:family="table-cell">
      <style:table-cell-properties style:vertical-align="middle" fo:padding="0.049cm" fo:border="0.05pt solid #000000"/>
    </style:style>
    <style:style style:name="Tabla2.C137" style:family="table-cell">
      <style:table-cell-properties style:vertical-align="middle" fo:padding="0.049cm" fo:border="0.05pt solid #000000"/>
    </style:style>
    <style:style style:name="Tabla2.A138" style:family="table-cell">
      <style:table-cell-properties style:vertical-align="middle" fo:padding="0.049cm" fo:border="0.05pt solid #000000"/>
    </style:style>
    <style:style style:name="Tabla2.B138" style:family="table-cell">
      <style:table-cell-properties style:vertical-align="middle" fo:padding="0.049cm" fo:border="0.05pt solid #000000"/>
    </style:style>
    <style:style style:name="Tabla2.C138" style:family="table-cell">
      <style:table-cell-properties style:vertical-align="middle" fo:padding="0.049cm" fo:border="0.05pt solid #000000"/>
    </style:style>
    <style:style style:name="Tabla2.A139" style:family="table-cell">
      <style:table-cell-properties style:vertical-align="middle" fo:padding="0.049cm" fo:border="0.05pt solid #000000"/>
    </style:style>
    <style:style style:name="Tabla2.B139" style:family="table-cell">
      <style:table-cell-properties style:vertical-align="middle" fo:padding="0.049cm" fo:border="0.05pt solid #000000"/>
    </style:style>
    <style:style style:name="Tabla2.C139" style:family="table-cell">
      <style:table-cell-properties style:vertical-align="middle" fo:padding="0.049cm" fo:border="0.05pt solid #000000"/>
    </style:style>
    <style:style style:name="Tabla2.A140" style:family="table-cell">
      <style:table-cell-properties style:vertical-align="middle" fo:padding="0.049cm" fo:border="0.05pt solid #000000"/>
    </style:style>
    <style:style style:name="Tabla2.B140" style:family="table-cell">
      <style:table-cell-properties style:vertical-align="middle" fo:padding="0.049cm" fo:border="0.05pt solid #000000"/>
    </style:style>
    <style:style style:name="Tabla2.C140" style:family="table-cell">
      <style:table-cell-properties style:vertical-align="middle" fo:padding="0.049cm" fo:border="0.05pt solid #000000"/>
    </style:style>
    <style:style style:name="Tabla2.A141" style:family="table-cell">
      <style:table-cell-properties style:vertical-align="middle" fo:padding="0.049cm" fo:border="0.05pt solid #000000"/>
    </style:style>
    <style:style style:name="Tabla2.B141" style:family="table-cell">
      <style:table-cell-properties style:vertical-align="middle" fo:padding="0.049cm" fo:border="0.05pt solid #000000"/>
    </style:style>
    <style:style style:name="Tabla2.C141" style:family="table-cell">
      <style:table-cell-properties style:vertical-align="middle" fo:padding="0.049cm" fo:border="0.05pt solid #000000"/>
    </style:style>
    <style:style style:name="Tabla2.A142" style:family="table-cell">
      <style:table-cell-properties style:vertical-align="middle" fo:padding="0.049cm" fo:border="0.05pt solid #000000"/>
    </style:style>
    <style:style style:name="Tabla2.B142" style:family="table-cell">
      <style:table-cell-properties style:vertical-align="middle" fo:padding="0.049cm" fo:border="0.05pt solid #000000"/>
    </style:style>
    <style:style style:name="Tabla2.C142" style:family="table-cell">
      <style:table-cell-properties style:vertical-align="middle" fo:padding="0.049cm" fo:border="0.05pt solid #000000"/>
    </style:style>
    <style:style style:name="Tabla2.A143" style:family="table-cell">
      <style:table-cell-properties style:vertical-align="middle" fo:padding="0.049cm" fo:border="0.05pt solid #000000"/>
    </style:style>
    <style:style style:name="Tabla2.B143" style:family="table-cell">
      <style:table-cell-properties style:vertical-align="middle" fo:padding="0.049cm" fo:border="0.05pt solid #000000"/>
    </style:style>
    <style:style style:name="Tabla2.C143" style:family="table-cell">
      <style:table-cell-properties style:vertical-align="middle" fo:padding="0.049cm" fo:border="0.05pt solid #000000"/>
    </style:style>
    <style:style style:name="Tabla2.A144" style:family="table-cell">
      <style:table-cell-properties style:vertical-align="middle" fo:padding="0.049cm" fo:border="0.05pt solid #000000"/>
    </style:style>
    <style:style style:name="Tabla2.B144" style:family="table-cell">
      <style:table-cell-properties style:vertical-align="middle" fo:padding="0.049cm" fo:border="0.05pt solid #000000"/>
    </style:style>
    <style:style style:name="Tabla2.C144" style:family="table-cell">
      <style:table-cell-properties style:vertical-align="middle" fo:padding="0.049cm" fo:border="0.05pt solid #000000"/>
    </style:style>
    <style:style style:name="Tabla2.A145" style:family="table-cell">
      <style:table-cell-properties style:vertical-align="middle" fo:padding="0.049cm" fo:border="0.05pt solid #000000"/>
    </style:style>
    <style:style style:name="Tabla2.B145" style:family="table-cell">
      <style:table-cell-properties style:vertical-align="middle" fo:padding="0.049cm" fo:border="0.05pt solid #000000"/>
    </style:style>
    <style:style style:name="Tabla2.C145" style:family="table-cell">
      <style:table-cell-properties style:vertical-align="middle" fo:padding="0.049cm" fo:border="0.05pt solid #000000"/>
    </style:style>
    <style:style style:name="Tabla2.A146" style:family="table-cell">
      <style:table-cell-properties style:vertical-align="middle" fo:padding="0.049cm" fo:border="0.05pt solid #000000"/>
    </style:style>
    <style:style style:name="Tabla2.B146" style:family="table-cell">
      <style:table-cell-properties style:vertical-align="middle" fo:padding="0.049cm" fo:border="0.05pt solid #000000"/>
    </style:style>
    <style:style style:name="Tabla2.C146" style:family="table-cell">
      <style:table-cell-properties style:vertical-align="middle" fo:padding="0.049cm" fo:border="0.05pt solid #000000"/>
    </style:style>
    <style:style style:name="Tabla2.A147" style:family="table-cell">
      <style:table-cell-properties style:vertical-align="middle" fo:padding="0.049cm" fo:border="0.05pt solid #000000"/>
    </style:style>
    <style:style style:name="Tabla2.B147" style:family="table-cell">
      <style:table-cell-properties style:vertical-align="middle" fo:padding="0.049cm" fo:border="0.05pt solid #000000"/>
    </style:style>
    <style:style style:name="Tabla2.C147" style:family="table-cell">
      <style:table-cell-properties style:vertical-align="middle" fo:padding="0.049cm" fo:border="0.05pt solid #000000"/>
    </style:style>
    <style:style style:name="Tabla2.A148" style:family="table-cell">
      <style:table-cell-properties style:vertical-align="middle" fo:padding="0.049cm" fo:border="0.05pt solid #000000"/>
    </style:style>
    <style:style style:name="Tabla2.B148" style:family="table-cell">
      <style:table-cell-properties style:vertical-align="middle" fo:padding="0.049cm" fo:border="0.05pt solid #000000"/>
    </style:style>
    <style:style style:name="Tabla2.C148" style:family="table-cell">
      <style:table-cell-properties style:vertical-align="middle" fo:padding="0.049cm" fo:border="0.05pt solid #000000"/>
    </style:style>
    <style:style style:name="Tabla2.A149" style:family="table-cell">
      <style:table-cell-properties style:vertical-align="middle" fo:padding="0.049cm" fo:border="0.05pt solid #000000"/>
    </style:style>
    <style:style style:name="Tabla2.B149" style:family="table-cell">
      <style:table-cell-properties style:vertical-align="middle" fo:padding="0.049cm" fo:border="0.05pt solid #000000"/>
    </style:style>
    <style:style style:name="Tabla2.C149" style:family="table-cell">
      <style:table-cell-properties style:vertical-align="middle" fo:padding="0.049cm" fo:border="0.05pt solid #000000"/>
    </style:style>
    <style:style style:name="Tabla2.A150" style:family="table-cell">
      <style:table-cell-properties style:vertical-align="middle" fo:padding="0.049cm" fo:border="0.05pt solid #000000"/>
    </style:style>
    <style:style style:name="Tabla2.B150" style:family="table-cell">
      <style:table-cell-properties style:vertical-align="middle" fo:padding="0.049cm" fo:border="0.05pt solid #000000"/>
    </style:style>
    <style:style style:name="Tabla2.C150" style:family="table-cell">
      <style:table-cell-properties style:vertical-align="middle" fo:padding="0.049cm" fo:border="0.05pt solid #000000"/>
    </style:style>
    <style:style style:name="Tabla2.A151" style:family="table-cell">
      <style:table-cell-properties style:vertical-align="middle" fo:padding="0.049cm" fo:border="0.05pt solid #000000"/>
    </style:style>
    <style:style style:name="Tabla2.B151" style:family="table-cell">
      <style:table-cell-properties style:vertical-align="middle" fo:padding="0.049cm" fo:border="0.05pt solid #000000"/>
    </style:style>
    <style:style style:name="Tabla2.C151" style:family="table-cell">
      <style:table-cell-properties style:vertical-align="middle" fo:padding="0.049cm" fo:border="0.05pt solid #000000"/>
    </style:style>
    <style:style style:name="Tabla2.A152" style:family="table-cell">
      <style:table-cell-properties style:vertical-align="middle" fo:padding="0.049cm" fo:border="0.05pt solid #000000"/>
    </style:style>
    <style:style style:name="Tabla2.B152" style:family="table-cell">
      <style:table-cell-properties style:vertical-align="middle" fo:padding="0.049cm" fo:border="0.05pt solid #000000"/>
    </style:style>
    <style:style style:name="Tabla2.C152" style:family="table-cell">
      <style:table-cell-properties style:vertical-align="middle" fo:padding="0.049cm" fo:border="0.05pt solid #000000"/>
    </style:style>
    <style:style style:name="Tabla2.A153" style:family="table-cell">
      <style:table-cell-properties style:vertical-align="middle" fo:padding="0.049cm" fo:border="0.05pt solid #000000"/>
    </style:style>
    <style:style style:name="Tabla2.B153" style:family="table-cell">
      <style:table-cell-properties style:vertical-align="middle" fo:padding="0.049cm" fo:border="0.05pt solid #000000"/>
    </style:style>
    <style:style style:name="Tabla2.C153" style:family="table-cell">
      <style:table-cell-properties style:vertical-align="middle" fo:padding="0.049cm" fo:border="0.05pt solid #000000"/>
    </style:style>
    <style:style style:name="Tabla2.A154" style:family="table-cell">
      <style:table-cell-properties style:vertical-align="middle" fo:padding="0.049cm" fo:border="0.05pt solid #000000"/>
    </style:style>
    <style:style style:name="Tabla2.B154" style:family="table-cell">
      <style:table-cell-properties style:vertical-align="middle" fo:padding="0.049cm" fo:border="0.05pt solid #000000"/>
    </style:style>
    <style:style style:name="Tabla2.C154" style:family="table-cell">
      <style:table-cell-properties style:vertical-align="middle" fo:padding="0.049cm" fo:border="0.05pt solid #000000"/>
    </style:style>
    <style:style style:name="Tabla2.A155" style:family="table-cell">
      <style:table-cell-properties style:vertical-align="middle" fo:padding="0.049cm" fo:border="0.05pt solid #000000"/>
    </style:style>
    <style:style style:name="Tabla2.B155" style:family="table-cell">
      <style:table-cell-properties style:vertical-align="middle" fo:padding="0.049cm" fo:border="0.05pt solid #000000"/>
    </style:style>
    <style:style style:name="Tabla2.C155" style:family="table-cell">
      <style:table-cell-properties style:vertical-align="middle" fo:padding="0.049cm" fo:border="0.05pt solid #000000"/>
    </style:style>
    <style:style style:name="Tabla2.A156" style:family="table-cell">
      <style:table-cell-properties style:vertical-align="middle" fo:padding="0.049cm" fo:border="0.05pt solid #000000"/>
    </style:style>
    <style:style style:name="Tabla2.B156" style:family="table-cell">
      <style:table-cell-properties style:vertical-align="middle" fo:padding="0.049cm" fo:border="0.05pt solid #000000"/>
    </style:style>
    <style:style style:name="Tabla2.C156" style:family="table-cell">
      <style:table-cell-properties style:vertical-align="middle" fo:padding="0.049cm" fo:border="0.05pt solid #000000"/>
    </style:style>
    <style:style style:name="Tabla2.A157" style:family="table-cell">
      <style:table-cell-properties style:vertical-align="middle" fo:padding="0.049cm" fo:border="0.05pt solid #000000"/>
    </style:style>
    <style:style style:name="Tabla2.B157" style:family="table-cell">
      <style:table-cell-properties style:vertical-align="middle" fo:padding="0.049cm" fo:border="0.05pt solid #000000"/>
    </style:style>
    <style:style style:name="Tabla2.C157" style:family="table-cell">
      <style:table-cell-properties style:vertical-align="middle" fo:padding="0.049cm" fo:border="0.05pt solid #000000"/>
    </style:style>
    <style:style style:name="Tabla2.A158" style:family="table-cell">
      <style:table-cell-properties style:vertical-align="middle" fo:padding="0.049cm" fo:border="0.05pt solid #000000"/>
    </style:style>
    <style:style style:name="Tabla2.B158" style:family="table-cell">
      <style:table-cell-properties style:vertical-align="middle" fo:padding="0.049cm" fo:border="0.05pt solid #000000"/>
    </style:style>
    <style:style style:name="Tabla2.C158" style:family="table-cell">
      <style:table-cell-properties style:vertical-align="middle" fo:padding="0.049cm" fo:border="0.05pt solid #000000"/>
    </style:style>
    <style:style style:name="Tabla2.A159" style:family="table-cell">
      <style:table-cell-properties style:vertical-align="middle" fo:padding="0.049cm" fo:border="0.05pt solid #000000"/>
    </style:style>
    <style:style style:name="Tabla2.B159" style:family="table-cell">
      <style:table-cell-properties style:vertical-align="middle" fo:padding="0.049cm" fo:border="0.05pt solid #000000"/>
    </style:style>
    <style:style style:name="Tabla2.C159" style:family="table-cell">
      <style:table-cell-properties style:vertical-align="middle" fo:padding="0.049cm" fo:border="0.05pt solid #000000"/>
    </style:style>
    <style:style style:name="Tabla2.A160" style:family="table-cell">
      <style:table-cell-properties style:vertical-align="middle" fo:padding="0.049cm" fo:border="0.05pt solid #000000"/>
    </style:style>
    <style:style style:name="Tabla2.B160" style:family="table-cell">
      <style:table-cell-properties style:vertical-align="middle" fo:padding="0.049cm" fo:border="0.05pt solid #000000"/>
    </style:style>
    <style:style style:name="Tabla2.C160" style:family="table-cell">
      <style:table-cell-properties style:vertical-align="middle" fo:padding="0.049cm" fo:border="0.05pt solid #000000"/>
    </style:style>
    <style:style style:name="Tabla2.A161" style:family="table-cell">
      <style:table-cell-properties style:vertical-align="middle" fo:padding="0.049cm" fo:border="0.05pt solid #000000"/>
    </style:style>
    <style:style style:name="Tabla2.B161" style:family="table-cell">
      <style:table-cell-properties style:vertical-align="middle" fo:padding="0.049cm" fo:border="0.05pt solid #000000"/>
    </style:style>
    <style:style style:name="Tabla2.C161" style:family="table-cell">
      <style:table-cell-properties style:vertical-align="middle" fo:padding="0.049cm" fo:border="0.05pt solid #000000"/>
    </style:style>
    <style:style style:name="Tabla2.A162" style:family="table-cell">
      <style:table-cell-properties style:vertical-align="middle" fo:padding="0.049cm" fo:border="0.05pt solid #000000"/>
    </style:style>
    <style:style style:name="Tabla2.B162" style:family="table-cell">
      <style:table-cell-properties style:vertical-align="middle" fo:padding="0.049cm" fo:border="0.05pt solid #000000"/>
    </style:style>
    <style:style style:name="Tabla2.C162" style:family="table-cell">
      <style:table-cell-properties style:vertical-align="middle" fo:padding="0.049cm" fo:border="0.05pt solid #000000"/>
    </style:style>
    <style:style style:name="Tabla2.A163" style:family="table-cell">
      <style:table-cell-properties style:vertical-align="middle" fo:padding="0.049cm" fo:border="0.05pt solid #000000"/>
    </style:style>
    <style:style style:name="Tabla2.B163" style:family="table-cell">
      <style:table-cell-properties style:vertical-align="middle" fo:padding="0.049cm" fo:border="0.05pt solid #000000"/>
    </style:style>
    <style:style style:name="Tabla2.C163" style:family="table-cell">
      <style:table-cell-properties style:vertical-align="middle" fo:padding="0.049cm" fo:border="0.05pt solid #000000"/>
    </style:style>
    <style:style style:name="Tabla2.A164" style:family="table-cell">
      <style:table-cell-properties style:vertical-align="middle" fo:padding="0.049cm" fo:border="0.05pt solid #000000"/>
    </style:style>
    <style:style style:name="Tabla2.B164" style:family="table-cell">
      <style:table-cell-properties style:vertical-align="middle" fo:padding="0.049cm" fo:border="0.05pt solid #000000"/>
    </style:style>
    <style:style style:name="Tabla2.C164" style:family="table-cell">
      <style:table-cell-properties style:vertical-align="middle" fo:padding="0.049cm" fo:border="0.05pt solid #000000"/>
    </style:style>
    <style:style style:name="Tabla2.A165" style:family="table-cell">
      <style:table-cell-properties style:vertical-align="middle" fo:padding="0.049cm" fo:border="0.05pt solid #000000"/>
    </style:style>
    <style:style style:name="Tabla2.B165" style:family="table-cell">
      <style:table-cell-properties style:vertical-align="middle" fo:padding="0.049cm" fo:border="0.05pt solid #000000"/>
    </style:style>
    <style:style style:name="Tabla2.C165" style:family="table-cell">
      <style:table-cell-properties style:vertical-align="middle" fo:padding="0.049cm" fo:border="0.05pt solid #000000"/>
    </style:style>
    <style:style style:name="Tabla2.A166" style:family="table-cell">
      <style:table-cell-properties style:vertical-align="middle" fo:padding="0.049cm" fo:border="0.05pt solid #000000"/>
    </style:style>
    <style:style style:name="Tabla2.B166" style:family="table-cell">
      <style:table-cell-properties style:vertical-align="middle" fo:padding="0.049cm" fo:border="0.05pt solid #000000"/>
    </style:style>
    <style:style style:name="Tabla2.C166" style:family="table-cell">
      <style:table-cell-properties style:vertical-align="middle" fo:padding="0.049cm" fo:border="0.05pt solid #000000"/>
    </style:style>
    <style:style style:name="Tabla2.A167" style:family="table-cell">
      <style:table-cell-properties style:vertical-align="middle" fo:padding="0.049cm" fo:border="0.05pt solid #000000"/>
    </style:style>
    <style:style style:name="Tabla2.B167" style:family="table-cell">
      <style:table-cell-properties style:vertical-align="middle" fo:padding="0.049cm" fo:border="0.05pt solid #000000"/>
    </style:style>
    <style:style style:name="Tabla2.C167" style:family="table-cell">
      <style:table-cell-properties style:vertical-align="middle" fo:padding="0.049cm" fo:border="0.05pt solid #000000"/>
    </style:style>
    <style:style style:name="Tabla2.A168" style:family="table-cell">
      <style:table-cell-properties style:vertical-align="middle" fo:padding="0.049cm" fo:border="0.05pt solid #000000"/>
    </style:style>
    <style:style style:name="Tabla2.B168" style:family="table-cell">
      <style:table-cell-properties style:vertical-align="middle" fo:padding="0.049cm" fo:border="0.05pt solid #000000"/>
    </style:style>
    <style:style style:name="Tabla2.C168" style:family="table-cell">
      <style:table-cell-properties style:vertical-align="middle" fo:padding="0.049cm" fo:border="0.05pt solid #000000"/>
    </style:style>
    <style:style style:name="Tabla2.A169" style:family="table-cell">
      <style:table-cell-properties style:vertical-align="middle" fo:padding="0.049cm" fo:border="0.05pt solid #000000"/>
    </style:style>
    <style:style style:name="Tabla2.B169" style:family="table-cell">
      <style:table-cell-properties style:vertical-align="middle" fo:padding="0.049cm" fo:border="0.05pt solid #000000"/>
    </style:style>
    <style:style style:name="Tabla2.C169" style:family="table-cell">
      <style:table-cell-properties style:vertical-align="middle" fo:padding="0.049cm" fo:border="0.05pt solid #000000"/>
    </style:style>
    <style:style style:name="Tabla2.A170" style:family="table-cell">
      <style:table-cell-properties style:vertical-align="middle" fo:padding="0.049cm" fo:border="0.05pt solid #000000"/>
    </style:style>
    <style:style style:name="Tabla2.B170" style:family="table-cell">
      <style:table-cell-properties style:vertical-align="middle" fo:padding="0.049cm" fo:border="0.05pt solid #000000"/>
    </style:style>
    <style:style style:name="Tabla2.C170" style:family="table-cell">
      <style:table-cell-properties style:vertical-align="middle" fo:padding="0.049cm" fo:border="0.05pt solid #000000"/>
    </style:style>
    <style:style style:name="Tabla2.A171" style:family="table-cell">
      <style:table-cell-properties style:vertical-align="middle" fo:padding="0.049cm" fo:border="0.05pt solid #000000"/>
    </style:style>
    <style:style style:name="Tabla2.B171" style:family="table-cell">
      <style:table-cell-properties style:vertical-align="middle" fo:padding="0.049cm" fo:border="0.05pt solid #000000"/>
    </style:style>
    <style:style style:name="Tabla2.C171" style:family="table-cell">
      <style:table-cell-properties style:vertical-align="middle" fo:padding="0.049cm" fo:border="0.05pt solid #000000"/>
    </style:style>
    <style:style style:name="Tabla2.A172" style:family="table-cell">
      <style:table-cell-properties style:vertical-align="middle" fo:padding="0.049cm" fo:border="0.05pt solid #000000"/>
    </style:style>
    <style:style style:name="Tabla2.B172" style:family="table-cell">
      <style:table-cell-properties style:vertical-align="middle" fo:padding="0.049cm" fo:border="0.05pt solid #000000"/>
    </style:style>
    <style:style style:name="Tabla2.C172" style:family="table-cell">
      <style:table-cell-properties style:vertical-align="middle" fo:padding="0.049cm" fo:border="0.05pt solid #000000"/>
    </style:style>
    <style:style style:name="Tabla2.A173" style:family="table-cell">
      <style:table-cell-properties style:vertical-align="middle" fo:padding="0.049cm" fo:border="0.05pt solid #000000"/>
    </style:style>
    <style:style style:name="Tabla2.B173" style:family="table-cell">
      <style:table-cell-properties style:vertical-align="middle" fo:padding="0.049cm" fo:border="0.05pt solid #000000"/>
    </style:style>
    <style:style style:name="Tabla2.C173" style:family="table-cell">
      <style:table-cell-properties style:vertical-align="middle" fo:padding="0.049cm" fo:border="0.05pt solid #000000"/>
    </style:style>
    <style:style style:name="Tabla2.A174" style:family="table-cell">
      <style:table-cell-properties style:vertical-align="middle" fo:padding="0.049cm" fo:border="0.05pt solid #000000"/>
    </style:style>
    <style:style style:name="Tabla2.B174" style:family="table-cell">
      <style:table-cell-properties style:vertical-align="middle" fo:padding="0.049cm" fo:border="0.05pt solid #000000"/>
    </style:style>
    <style:style style:name="Tabla2.C174" style:family="table-cell">
      <style:table-cell-properties style:vertical-align="middle" fo:padding="0.049cm" fo:border="0.05pt solid #000000"/>
    </style:style>
    <style:style style:name="Tabla2.A175" style:family="table-cell">
      <style:table-cell-properties style:vertical-align="middle" fo:padding="0.049cm" fo:border="0.05pt solid #000000"/>
    </style:style>
    <style:style style:name="Tabla2.B175" style:family="table-cell">
      <style:table-cell-properties style:vertical-align="middle" fo:padding="0.049cm" fo:border="0.05pt solid #000000"/>
    </style:style>
    <style:style style:name="Tabla2.C175" style:family="table-cell">
      <style:table-cell-properties style:vertical-align="middle" fo:padding="0.049cm" fo:border="0.05pt solid #000000"/>
    </style:style>
    <style:style style:name="Tabla2.A176" style:family="table-cell">
      <style:table-cell-properties style:vertical-align="middle" fo:padding="0.049cm" fo:border="0.05pt solid #000000"/>
    </style:style>
    <style:style style:name="Tabla2.B176" style:family="table-cell">
      <style:table-cell-properties style:vertical-align="middle" fo:padding="0.049cm" fo:border="0.05pt solid #000000"/>
    </style:style>
    <style:style style:name="Tabla2.C176" style:family="table-cell">
      <style:table-cell-properties style:vertical-align="middle" fo:padding="0.049cm" fo:border="0.05pt solid #000000"/>
    </style:style>
    <style:style style:name="Tabla2.A177" style:family="table-cell">
      <style:table-cell-properties style:vertical-align="middle" fo:padding="0.049cm" fo:border="0.05pt solid #000000"/>
    </style:style>
    <style:style style:name="Tabla2.B177" style:family="table-cell">
      <style:table-cell-properties style:vertical-align="middle" fo:padding="0.049cm" fo:border="0.05pt solid #000000"/>
    </style:style>
    <style:style style:name="Tabla2.C177" style:family="table-cell">
      <style:table-cell-properties style:vertical-align="middle" fo:padding="0.049cm" fo:border="0.05pt solid #000000"/>
    </style:style>
    <style:style style:name="Tabla2.A178" style:family="table-cell">
      <style:table-cell-properties style:vertical-align="middle" fo:padding="0.049cm" fo:border="0.05pt solid #000000"/>
    </style:style>
    <style:style style:name="Tabla2.B178" style:family="table-cell">
      <style:table-cell-properties style:vertical-align="middle" fo:padding="0.049cm" fo:border="0.05pt solid #000000"/>
    </style:style>
    <style:style style:name="Tabla2.C178" style:family="table-cell">
      <style:table-cell-properties style:vertical-align="middle" fo:padding="0.049cm" fo:border="0.05pt solid #000000"/>
    </style:style>
    <style:style style:name="Tabla2.A179" style:family="table-cell">
      <style:table-cell-properties style:vertical-align="middle" fo:padding="0.049cm" fo:border="0.05pt solid #000000"/>
    </style:style>
    <style:style style:name="Tabla2.B179" style:family="table-cell">
      <style:table-cell-properties style:vertical-align="middle" fo:padding="0.049cm" fo:border="0.05pt solid #000000"/>
    </style:style>
    <style:style style:name="Tabla2.C179" style:family="table-cell">
      <style:table-cell-properties style:vertical-align="middle" fo:padding="0.049cm" fo:border="0.05pt solid #000000"/>
    </style:style>
    <style:style style:name="Tabla2.A180" style:family="table-cell">
      <style:table-cell-properties style:vertical-align="middle" fo:padding="0.049cm" fo:border="0.05pt solid #000000"/>
    </style:style>
    <style:style style:name="Tabla2.B180" style:family="table-cell">
      <style:table-cell-properties style:vertical-align="middle" fo:padding="0.049cm" fo:border="0.05pt solid #000000"/>
    </style:style>
    <style:style style:name="Tabla2.C180" style:family="table-cell">
      <style:table-cell-properties style:vertical-align="middle" fo:padding="0.049cm" fo:border="0.05pt solid #000000"/>
    </style:style>
    <style:style style:name="Tabla2.A181" style:family="table-cell">
      <style:table-cell-properties style:vertical-align="middle" fo:padding="0.049cm" fo:border="0.05pt solid #000000"/>
    </style:style>
    <style:style style:name="Tabla2.B181" style:family="table-cell">
      <style:table-cell-properties style:vertical-align="middle" fo:padding="0.049cm" fo:border="0.05pt solid #000000"/>
    </style:style>
    <style:style style:name="Tabla2.C181" style:family="table-cell">
      <style:table-cell-properties style:vertical-align="middle" fo:padding="0.049cm" fo:border="0.05pt solid #000000"/>
    </style:style>
    <style:style style:name="Tabla2.A182" style:family="table-cell">
      <style:table-cell-properties style:vertical-align="middle" fo:padding="0.049cm" fo:border="0.05pt solid #000000"/>
    </style:style>
    <style:style style:name="Tabla2.B182" style:family="table-cell">
      <style:table-cell-properties style:vertical-align="middle" fo:padding="0.049cm" fo:border="0.05pt solid #000000"/>
    </style:style>
    <style:style style:name="Tabla2.C182" style:family="table-cell">
      <style:table-cell-properties style:vertical-align="middle" fo:padding="0.049cm" fo:border="0.05pt solid #000000"/>
    </style:style>
    <style:style style:name="Tabla2.A183" style:family="table-cell">
      <style:table-cell-properties style:vertical-align="middle" fo:padding="0.049cm" fo:border="0.05pt solid #000000"/>
    </style:style>
    <style:style style:name="Tabla2.B183" style:family="table-cell">
      <style:table-cell-properties style:vertical-align="middle" fo:padding="0.049cm" fo:border="0.05pt solid #000000"/>
    </style:style>
    <style:style style:name="Tabla2.C183" style:family="table-cell">
      <style:table-cell-properties style:vertical-align="middle" fo:padding="0.049cm" fo:border="0.05pt solid #000000"/>
    </style:style>
    <style:style style:name="Tabla2.A184" style:family="table-cell">
      <style:table-cell-properties style:vertical-align="middle" fo:padding="0.049cm" fo:border="0.05pt solid #000000"/>
    </style:style>
    <style:style style:name="Tabla2.B184" style:family="table-cell">
      <style:table-cell-properties style:vertical-align="middle" fo:padding="0.049cm" fo:border="0.05pt solid #000000"/>
    </style:style>
    <style:style style:name="Tabla2.C184" style:family="table-cell">
      <style:table-cell-properties style:vertical-align="middle" fo:padding="0.049cm" fo:border="0.05pt solid #000000"/>
    </style:style>
    <style:style style:name="Tabla2.A185" style:family="table-cell">
      <style:table-cell-properties style:vertical-align="middle" fo:padding="0.049cm" fo:border="0.05pt solid #000000"/>
    </style:style>
    <style:style style:name="Tabla2.B185" style:family="table-cell">
      <style:table-cell-properties style:vertical-align="middle" fo:padding="0.049cm" fo:border="0.05pt solid #000000"/>
    </style:style>
    <style:style style:name="Tabla2.C185" style:family="table-cell">
      <style:table-cell-properties style:vertical-align="middle" fo:padding="0.049cm" fo:border="0.05pt solid #000000"/>
    </style:style>
    <style:style style:name="Tabla2.A186" style:family="table-cell">
      <style:table-cell-properties style:vertical-align="middle" fo:padding="0.049cm" fo:border="0.05pt solid #000000"/>
    </style:style>
    <style:style style:name="Tabla2.B186" style:family="table-cell">
      <style:table-cell-properties style:vertical-align="middle" fo:padding="0.049cm" fo:border="0.05pt solid #000000"/>
    </style:style>
    <style:style style:name="Tabla2.C186" style:family="table-cell">
      <style:table-cell-properties style:vertical-align="middle" fo:padding="0.049cm" fo:border="0.05pt solid #000000"/>
    </style:style>
    <style:style style:name="Tabla2.A187" style:family="table-cell">
      <style:table-cell-properties style:vertical-align="middle" fo:padding="0.049cm" fo:border="0.05pt solid #000000"/>
    </style:style>
    <style:style style:name="Tabla2.B187" style:family="table-cell">
      <style:table-cell-properties style:vertical-align="middle" fo:padding="0.049cm" fo:border="0.05pt solid #000000"/>
    </style:style>
    <style:style style:name="Tabla2.C187" style:family="table-cell">
      <style:table-cell-properties style:vertical-align="middle" fo:padding="0.049cm" fo:border="0.05pt solid #000000"/>
    </style:style>
    <style:style style:name="Tabla2.A188" style:family="table-cell">
      <style:table-cell-properties style:vertical-align="middle" fo:padding="0.049cm" fo:border="0.05pt solid #000000"/>
    </style:style>
    <style:style style:name="Tabla2.B188" style:family="table-cell">
      <style:table-cell-properties style:vertical-align="middle" fo:padding="0.049cm" fo:border="0.05pt solid #000000"/>
    </style:style>
    <style:style style:name="Tabla2.C188" style:family="table-cell">
      <style:table-cell-properties style:vertical-align="middle" fo:padding="0.049cm" fo:border="0.05pt solid #000000"/>
    </style:style>
    <style:style style:name="Tabla2.A189" style:family="table-cell">
      <style:table-cell-properties style:vertical-align="middle" fo:padding="0.049cm" fo:border="0.05pt solid #000000"/>
    </style:style>
    <style:style style:name="Tabla2.B189" style:family="table-cell">
      <style:table-cell-properties style:vertical-align="middle" fo:padding="0.049cm" fo:border="0.05pt solid #000000"/>
    </style:style>
    <style:style style:name="Tabla2.C189" style:family="table-cell">
      <style:table-cell-properties style:vertical-align="middle" fo:padding="0.049cm" fo:border="0.05pt solid #000000"/>
    </style:style>
    <style:style style:name="Tabla2.A190" style:family="table-cell">
      <style:table-cell-properties style:vertical-align="middle" fo:padding="0.049cm" fo:border="0.05pt solid #000000"/>
    </style:style>
    <style:style style:name="Tabla2.B190" style:family="table-cell">
      <style:table-cell-properties style:vertical-align="middle" fo:padding="0.049cm" fo:border="0.05pt solid #000000"/>
    </style:style>
    <style:style style:name="Tabla2.C190" style:family="table-cell">
      <style:table-cell-properties style:vertical-align="middle" fo:padding="0.049cm" fo:border="0.05pt solid #000000"/>
    </style:style>
    <style:style style:name="Tabla2.A191" style:family="table-cell">
      <style:table-cell-properties style:vertical-align="middle" fo:padding="0.049cm" fo:border="0.05pt solid #000000"/>
    </style:style>
    <style:style style:name="Tabla2.B191" style:family="table-cell">
      <style:table-cell-properties style:vertical-align="middle" fo:padding="0.049cm" fo:border="0.05pt solid #000000"/>
    </style:style>
    <style:style style:name="Tabla2.C191" style:family="table-cell">
      <style:table-cell-properties style:vertical-align="middle" fo:padding="0.049cm" fo:border="0.05pt solid #000000"/>
    </style:style>
    <style:style style:name="Tabla2.A192" style:family="table-cell">
      <style:table-cell-properties style:vertical-align="middle" fo:padding="0.049cm" fo:border="0.05pt solid #000000"/>
    </style:style>
    <style:style style:name="Tabla2.B192" style:family="table-cell">
      <style:table-cell-properties style:vertical-align="middle" fo:padding="0.049cm" fo:border="0.05pt solid #000000"/>
    </style:style>
    <style:style style:name="Tabla2.C192" style:family="table-cell">
      <style:table-cell-properties style:vertical-align="middle" fo:padding="0.049cm" fo:border="0.05pt solid #000000"/>
    </style:style>
    <style:style style:name="Tabla2.A193" style:family="table-cell">
      <style:table-cell-properties style:vertical-align="middle" fo:padding="0.049cm" fo:border="0.05pt solid #000000"/>
    </style:style>
    <style:style style:name="Tabla2.B193" style:family="table-cell">
      <style:table-cell-properties style:vertical-align="middle" fo:padding="0.049cm" fo:border="0.05pt solid #000000"/>
    </style:style>
    <style:style style:name="Tabla2.C193" style:family="table-cell">
      <style:table-cell-properties style:vertical-align="middle" fo:padding="0.049cm" fo:border="0.05pt solid #000000"/>
    </style:style>
    <style:style style:name="Tabla2.A194" style:family="table-cell">
      <style:table-cell-properties style:vertical-align="middle" fo:padding="0.049cm" fo:border="0.05pt solid #000000"/>
    </style:style>
    <style:style style:name="Tabla2.B194" style:family="table-cell">
      <style:table-cell-properties style:vertical-align="middle" fo:padding="0.049cm" fo:border="0.05pt solid #000000"/>
    </style:style>
    <style:style style:name="Tabla2.C194" style:family="table-cell">
      <style:table-cell-properties style:vertical-align="middle" fo:padding="0.049cm" fo:border="0.05pt solid #000000"/>
    </style:style>
    <style:style style:name="Tabla2.A195" style:family="table-cell">
      <style:table-cell-properties style:vertical-align="middle" fo:padding="0.049cm" fo:border="0.05pt solid #000000"/>
    </style:style>
    <style:style style:name="Tabla2.B195" style:family="table-cell">
      <style:table-cell-properties style:vertical-align="middle" fo:padding="0.049cm" fo:border="0.05pt solid #000000"/>
    </style:style>
    <style:style style:name="Tabla2.C195" style:family="table-cell">
      <style:table-cell-properties style:vertical-align="middle" fo:padding="0.049cm" fo:border="0.05pt solid #000000"/>
    </style:style>
    <style:style style:name="Tabla2.A196" style:family="table-cell">
      <style:table-cell-properties style:vertical-align="middle" fo:padding="0.049cm" fo:border="0.05pt solid #000000"/>
    </style:style>
    <style:style style:name="Tabla2.B196" style:family="table-cell">
      <style:table-cell-properties style:vertical-align="middle" fo:padding="0.049cm" fo:border="0.05pt solid #000000"/>
    </style:style>
    <style:style style:name="Tabla2.C196" style:family="table-cell">
      <style:table-cell-properties style:vertical-align="middle" fo:padding="0.049cm" fo:border="0.05pt solid #000000"/>
    </style:style>
    <style:style style:name="Tabla2.A197" style:family="table-cell">
      <style:table-cell-properties style:vertical-align="middle" fo:padding="0.049cm" fo:border="0.05pt solid #000000"/>
    </style:style>
    <style:style style:name="Tabla2.B197" style:family="table-cell">
      <style:table-cell-properties style:vertical-align="middle" fo:padding="0.049cm" fo:border="0.05pt solid #000000"/>
    </style:style>
    <style:style style:name="Tabla2.C197" style:family="table-cell">
      <style:table-cell-properties style:vertical-align="middle" fo:padding="0.049cm" fo:border="0.05pt solid #000000"/>
    </style:style>
    <style:style style:name="Tabla2.A198" style:family="table-cell">
      <style:table-cell-properties style:vertical-align="middle" fo:padding="0.049cm" fo:border="0.05pt solid #000000"/>
    </style:style>
    <style:style style:name="Tabla2.B198" style:family="table-cell">
      <style:table-cell-properties style:vertical-align="middle" fo:padding="0.049cm" fo:border="0.05pt solid #000000"/>
    </style:style>
    <style:style style:name="Tabla2.C198" style:family="table-cell">
      <style:table-cell-properties style:vertical-align="middle" fo:padding="0.049cm" fo:border="0.05pt solid #000000"/>
    </style:style>
    <style:style style:name="Tabla2.A199" style:family="table-cell">
      <style:table-cell-properties style:vertical-align="middle" fo:padding="0.049cm" fo:border="0.05pt solid #000000"/>
    </style:style>
    <style:style style:name="Tabla2.B199" style:family="table-cell">
      <style:table-cell-properties style:vertical-align="middle" fo:padding="0.049cm" fo:border="0.05pt solid #000000"/>
    </style:style>
    <style:style style:name="Tabla2.C199" style:family="table-cell">
      <style:table-cell-properties style:vertical-align="middle" fo:padding="0.049cm" fo:border="0.05pt solid #000000"/>
    </style:style>
    <style:style style:name="Tabla2.A200" style:family="table-cell">
      <style:table-cell-properties style:vertical-align="middle" fo:padding="0.049cm" fo:border="0.05pt solid #000000"/>
    </style:style>
    <style:style style:name="Tabla2.B200" style:family="table-cell">
      <style:table-cell-properties style:vertical-align="middle" fo:padding="0.049cm" fo:border="0.05pt solid #000000"/>
    </style:style>
    <style:style style:name="Tabla2.C200" style:family="table-cell">
      <style:table-cell-properties style:vertical-align="middle" fo:padding="0.049cm" fo:border="0.05pt solid #000000"/>
    </style:style>
    <style:style style:name="Tabla2.A201" style:family="table-cell">
      <style:table-cell-properties style:vertical-align="middle" fo:padding="0.049cm" fo:border="0.05pt solid #000000"/>
    </style:style>
    <style:style style:name="Tabla2.B201" style:family="table-cell">
      <style:table-cell-properties style:vertical-align="middle" fo:padding="0.049cm" fo:border="0.05pt solid #000000"/>
    </style:style>
    <style:style style:name="Tabla2.C201" style:family="table-cell">
      <style:table-cell-properties style:vertical-align="middle" fo:padding="0.049cm" fo:border="0.05pt solid #000000"/>
    </style:style>
    <style:style style:name="Tabla2.A202" style:family="table-cell">
      <style:table-cell-properties style:vertical-align="middle" fo:padding="0.049cm" fo:border="0.05pt solid #000000"/>
    </style:style>
    <style:style style:name="Tabla2.B202" style:family="table-cell">
      <style:table-cell-properties style:vertical-align="middle" fo:padding="0.049cm" fo:border="0.05pt solid #000000"/>
    </style:style>
    <style:style style:name="Tabla2.C202" style:family="table-cell">
      <style:table-cell-properties style:vertical-align="middle" fo:padding="0.049cm" fo:border="0.05pt solid #000000"/>
    </style:style>
    <style:style style:name="Tabla2.A203" style:family="table-cell">
      <style:table-cell-properties style:vertical-align="middle" fo:padding="0.049cm" fo:border="0.05pt solid #000000"/>
    </style:style>
    <style:style style:name="Tabla2.B203" style:family="table-cell">
      <style:table-cell-properties style:vertical-align="middle" fo:padding="0.049cm" fo:border="0.05pt solid #000000"/>
    </style:style>
    <style:style style:name="Tabla2.C203" style:family="table-cell">
      <style:table-cell-properties style:vertical-align="middle" fo:padding="0.049cm" fo:border="0.05pt solid #000000"/>
    </style:style>
    <style:style style:name="Tabla2.A204" style:family="table-cell">
      <style:table-cell-properties style:vertical-align="middle" fo:padding="0.049cm" fo:border="0.05pt solid #000000"/>
    </style:style>
    <style:style style:name="Tabla2.B204" style:family="table-cell">
      <style:table-cell-properties style:vertical-align="middle" fo:padding="0.049cm" fo:border="0.05pt solid #000000"/>
    </style:style>
    <style:style style:name="Tabla2.C204" style:family="table-cell">
      <style:table-cell-properties style:vertical-align="middle" fo:padding="0.049cm" fo:border="0.05pt solid #000000"/>
    </style:style>
    <style:style style:name="Tabla2.A205" style:family="table-cell">
      <style:table-cell-properties style:vertical-align="middle" fo:padding="0.049cm" fo:border="0.05pt solid #000000"/>
    </style:style>
    <style:style style:name="Tabla2.B205" style:family="table-cell">
      <style:table-cell-properties style:vertical-align="middle" fo:padding="0.049cm" fo:border="0.05pt solid #000000"/>
    </style:style>
    <style:style style:name="Tabla2.C205" style:family="table-cell">
      <style:table-cell-properties style:vertical-align="middle" fo:padding="0.049cm" fo:border="0.05pt solid #000000"/>
    </style:style>
    <style:style style:name="Tabla2.A206" style:family="table-cell">
      <style:table-cell-properties style:vertical-align="middle" fo:padding="0.049cm" fo:border="0.05pt solid #000000"/>
    </style:style>
    <style:style style:name="Tabla2.B206" style:family="table-cell">
      <style:table-cell-properties style:vertical-align="middle" fo:padding="0.049cm" fo:border="0.05pt solid #000000"/>
    </style:style>
    <style:style style:name="Tabla2.C206" style:family="table-cell">
      <style:table-cell-properties style:vertical-align="middle" fo:padding="0.049cm" fo:border="0.05pt solid #000000"/>
    </style:style>
    <style:style style:name="Tabla2.A207" style:family="table-cell">
      <style:table-cell-properties style:vertical-align="middle" fo:padding="0.049cm" fo:border="0.05pt solid #000000"/>
    </style:style>
    <style:style style:name="Tabla2.B207" style:family="table-cell">
      <style:table-cell-properties style:vertical-align="middle" fo:padding="0.049cm" fo:border="0.05pt solid #000000"/>
    </style:style>
    <style:style style:name="Tabla2.C207" style:family="table-cell">
      <style:table-cell-properties style:vertical-align="middle" fo:padding="0.049cm" fo:border="0.05pt solid #000000"/>
    </style:style>
    <style:style style:name="Tabla2.A208" style:family="table-cell">
      <style:table-cell-properties style:vertical-align="middle" fo:padding="0.049cm" fo:border="0.05pt solid #000000"/>
    </style:style>
    <style:style style:name="Tabla2.B208" style:family="table-cell">
      <style:table-cell-properties style:vertical-align="middle" fo:padding="0.049cm" fo:border="0.05pt solid #000000"/>
    </style:style>
    <style:style style:name="Tabla2.C208" style:family="table-cell">
      <style:table-cell-properties style:vertical-align="middle" fo:padding="0.049cm" fo:border="0.05pt solid #000000"/>
    </style:style>
    <style:style style:name="Tabla2.A209" style:family="table-cell">
      <style:table-cell-properties style:vertical-align="middle" fo:padding="0.049cm" fo:border="0.05pt solid #000000"/>
    </style:style>
    <style:style style:name="Tabla2.B209" style:family="table-cell">
      <style:table-cell-properties style:vertical-align="middle" fo:padding="0.049cm" fo:border="0.05pt solid #000000"/>
    </style:style>
    <style:style style:name="Tabla2.C209" style:family="table-cell">
      <style:table-cell-properties style:vertical-align="middle" fo:padding="0.049cm" fo:border="0.05pt solid #000000"/>
    </style:style>
    <style:style style:name="Tabla2.A210" style:family="table-cell">
      <style:table-cell-properties style:vertical-align="middle" fo:padding="0.049cm" fo:border="0.05pt solid #000000"/>
    </style:style>
    <style:style style:name="Tabla2.B210" style:family="table-cell">
      <style:table-cell-properties style:vertical-align="middle" fo:padding="0.049cm" fo:border="0.05pt solid #000000"/>
    </style:style>
    <style:style style:name="Tabla2.C210" style:family="table-cell">
      <style:table-cell-properties style:vertical-align="middle" fo:padding="0.049cm" fo:border="0.05pt solid #000000"/>
    </style:style>
    <style:style style:name="Tabla2.A211" style:family="table-cell">
      <style:table-cell-properties style:vertical-align="middle" fo:padding="0.049cm" fo:border="0.05pt solid #000000"/>
    </style:style>
    <style:style style:name="Tabla2.B211" style:family="table-cell">
      <style:table-cell-properties style:vertical-align="middle" fo:padding="0.049cm" fo:border="0.05pt solid #000000"/>
    </style:style>
    <style:style style:name="Tabla2.C211" style:family="table-cell">
      <style:table-cell-properties style:vertical-align="middle" fo:padding="0.049cm" fo:border="0.05pt solid #000000"/>
    </style:style>
    <style:style style:name="Tabla2.A212" style:family="table-cell">
      <style:table-cell-properties style:vertical-align="middle" fo:padding="0.049cm" fo:border="0.05pt solid #000000"/>
    </style:style>
    <style:style style:name="Tabla2.B212" style:family="table-cell">
      <style:table-cell-properties style:vertical-align="middle" fo:padding="0.049cm" fo:border="0.05pt solid #000000"/>
    </style:style>
    <style:style style:name="Tabla2.C212" style:family="table-cell">
      <style:table-cell-properties style:vertical-align="middle" fo:padding="0.049cm" fo:border="0.05pt solid #000000"/>
    </style:style>
    <style:style style:name="Tabla2.A213" style:family="table-cell">
      <style:table-cell-properties style:vertical-align="middle" fo:padding="0.049cm" fo:border="0.05pt solid #000000"/>
    </style:style>
    <style:style style:name="Tabla2.B213" style:family="table-cell">
      <style:table-cell-properties style:vertical-align="middle" fo:padding="0.049cm" fo:border="0.05pt solid #000000"/>
    </style:style>
    <style:style style:name="Tabla2.C213" style:family="table-cell">
      <style:table-cell-properties style:vertical-align="middle" fo:padding="0.049cm" fo:border="0.05pt solid #000000"/>
    </style:style>
    <style:style style:name="Tabla2.A214" style:family="table-cell">
      <style:table-cell-properties style:vertical-align="middle" fo:padding="0.049cm" fo:border="0.05pt solid #000000"/>
    </style:style>
    <style:style style:name="Tabla2.B214" style:family="table-cell">
      <style:table-cell-properties style:vertical-align="middle" fo:padding="0.049cm" fo:border="0.05pt solid #000000"/>
    </style:style>
    <style:style style:name="Tabla2.C214" style:family="table-cell">
      <style:table-cell-properties style:vertical-align="middle" fo:padding="0.049cm" fo:border="0.05pt solid #000000"/>
    </style:style>
    <style:style style:name="Tabla2.A215" style:family="table-cell">
      <style:table-cell-properties style:vertical-align="middle" fo:padding="0.049cm" fo:border="0.05pt solid #000000"/>
    </style:style>
    <style:style style:name="Tabla2.B215" style:family="table-cell">
      <style:table-cell-properties style:vertical-align="middle" fo:padding="0.049cm" fo:border="0.05pt solid #000000"/>
    </style:style>
    <style:style style:name="Tabla2.C215" style:family="table-cell">
      <style:table-cell-properties style:vertical-align="middle" fo:padding="0.049cm" fo:border="0.05pt solid #000000"/>
    </style:style>
    <style:style style:name="Tabla2.A216" style:family="table-cell">
      <style:table-cell-properties style:vertical-align="middle" fo:padding="0.049cm" fo:border="0.05pt solid #000000"/>
    </style:style>
    <style:style style:name="Tabla2.B216" style:family="table-cell">
      <style:table-cell-properties style:vertical-align="middle" fo:padding="0.049cm" fo:border="0.05pt solid #000000"/>
    </style:style>
    <style:style style:name="Tabla2.C216" style:family="table-cell">
      <style:table-cell-properties style:vertical-align="middle" fo:padding="0.049cm" fo:border="0.05pt solid #000000"/>
    </style:style>
    <style:style style:name="Tabla2.A217" style:family="table-cell">
      <style:table-cell-properties style:vertical-align="middle" fo:padding="0.049cm" fo:border="0.05pt solid #000000"/>
    </style:style>
    <style:style style:name="Tabla2.B217" style:family="table-cell">
      <style:table-cell-properties style:vertical-align="middle" fo:padding="0.049cm" fo:border="0.05pt solid #000000"/>
    </style:style>
    <style:style style:name="Tabla2.C217" style:family="table-cell">
      <style:table-cell-properties style:vertical-align="middle" fo:padding="0.049cm" fo:border="0.05pt solid #000000"/>
    </style:style>
    <style:style style:name="Tabla2.A218" style:family="table-cell">
      <style:table-cell-properties style:vertical-align="middle" fo:padding="0.049cm" fo:border="0.05pt solid #000000"/>
    </style:style>
    <style:style style:name="Tabla2.B218" style:family="table-cell">
      <style:table-cell-properties style:vertical-align="middle" fo:padding="0.049cm" fo:border="0.05pt solid #000000"/>
    </style:style>
    <style:style style:name="Tabla2.C218" style:family="table-cell">
      <style:table-cell-properties style:vertical-align="middle" fo:padding="0.049cm" fo:border="0.05pt solid #000000"/>
    </style:style>
    <style:style style:name="Tabla2.A219" style:family="table-cell">
      <style:table-cell-properties style:vertical-align="middle" fo:padding="0.049cm" fo:border="0.05pt solid #000000"/>
    </style:style>
    <style:style style:name="Tabla2.B219" style:family="table-cell">
      <style:table-cell-properties style:vertical-align="middle" fo:padding="0.049cm" fo:border="0.05pt solid #000000"/>
    </style:style>
    <style:style style:name="Tabla2.C219" style:family="table-cell">
      <style:table-cell-properties style:vertical-align="middle" fo:padding="0.049cm" fo:border="0.05pt solid #000000"/>
    </style:style>
    <style:style style:name="Tabla2.A220" style:family="table-cell">
      <style:table-cell-properties style:vertical-align="middle" fo:padding="0.049cm" fo:border="0.05pt solid #000000"/>
    </style:style>
    <style:style style:name="Tabla2.B220" style:family="table-cell">
      <style:table-cell-properties style:vertical-align="middle" fo:padding="0.049cm" fo:border="0.05pt solid #000000"/>
    </style:style>
    <style:style style:name="Tabla2.C220" style:family="table-cell">
      <style:table-cell-properties style:vertical-align="middle" fo:padding="0.049cm" fo:border="0.05pt solid #000000"/>
    </style:style>
    <style:style style:name="Tabla2.A221" style:family="table-cell">
      <style:table-cell-properties style:vertical-align="middle" fo:padding="0.049cm" fo:border="0.05pt solid #000000"/>
    </style:style>
    <style:style style:name="Tabla2.B221" style:family="table-cell">
      <style:table-cell-properties style:vertical-align="middle" fo:padding="0.049cm" fo:border="0.05pt solid #000000"/>
    </style:style>
    <style:style style:name="Tabla2.C221" style:family="table-cell">
      <style:table-cell-properties style:vertical-align="middle" fo:padding="0.049cm" fo:border="0.05pt solid #000000"/>
    </style:style>
    <style:style style:name="Tabla2.A222" style:family="table-cell">
      <style:table-cell-properties style:vertical-align="middle" fo:padding="0.049cm" fo:border="0.05pt solid #000000"/>
    </style:style>
    <style:style style:name="Tabla2.B222" style:family="table-cell">
      <style:table-cell-properties style:vertical-align="middle" fo:padding="0.049cm" fo:border="0.05pt solid #000000"/>
    </style:style>
    <style:style style:name="Tabla2.C222" style:family="table-cell">
      <style:table-cell-properties style:vertical-align="middle" fo:padding="0.049cm" fo:border="0.05pt solid #000000"/>
    </style:style>
    <style:style style:name="Tabla2.A223" style:family="table-cell">
      <style:table-cell-properties style:vertical-align="middle" fo:padding="0.049cm" fo:border="0.05pt solid #000000"/>
    </style:style>
    <style:style style:name="Tabla2.B223" style:family="table-cell">
      <style:table-cell-properties style:vertical-align="middle" fo:padding="0.049cm" fo:border="0.05pt solid #000000"/>
    </style:style>
    <style:style style:name="Tabla2.C223" style:family="table-cell">
      <style:table-cell-properties style:vertical-align="middle" fo:padding="0.049cm" fo:border="0.05pt solid #000000"/>
    </style:style>
    <style:style style:name="Tabla2.A224" style:family="table-cell">
      <style:table-cell-properties style:vertical-align="middle" fo:padding="0.049cm" fo:border="0.05pt solid #000000"/>
    </style:style>
    <style:style style:name="Tabla2.B224" style:family="table-cell">
      <style:table-cell-properties style:vertical-align="middle" fo:padding="0.049cm" fo:border="0.05pt solid #000000"/>
    </style:style>
    <style:style style:name="Tabla2.C224" style:family="table-cell">
      <style:table-cell-properties style:vertical-align="middle" fo:padding="0.049cm" fo:border="0.05pt solid #000000"/>
    </style:style>
    <style:style style:name="Tabla2.A225" style:family="table-cell">
      <style:table-cell-properties style:vertical-align="middle" fo:padding="0.049cm" fo:border="0.05pt solid #000000"/>
    </style:style>
    <style:style style:name="Tabla2.B225" style:family="table-cell">
      <style:table-cell-properties style:vertical-align="middle" fo:padding="0.049cm" fo:border="0.05pt solid #000000"/>
    </style:style>
    <style:style style:name="Tabla2.C225" style:family="table-cell">
      <style:table-cell-properties style:vertical-align="middle" fo:padding="0.049cm" fo:border="0.05pt solid #000000"/>
    </style:style>
    <style:style style:name="Tabla2.A226" style:family="table-cell">
      <style:table-cell-properties style:vertical-align="middle" fo:padding="0.049cm" fo:border="0.05pt solid #000000"/>
    </style:style>
    <style:style style:name="Tabla2.B226" style:family="table-cell">
      <style:table-cell-properties style:vertical-align="middle" fo:padding="0.049cm" fo:border="0.05pt solid #000000"/>
    </style:style>
    <style:style style:name="Tabla2.C226" style:family="table-cell">
      <style:table-cell-properties style:vertical-align="middle" fo:padding="0.049cm" fo:border="0.05pt solid #000000"/>
    </style:style>
    <style:style style:name="Tabla2.A227" style:family="table-cell">
      <style:table-cell-properties style:vertical-align="middle" fo:padding="0.049cm" fo:border="0.05pt solid #000000"/>
    </style:style>
    <style:style style:name="Tabla2.B227" style:family="table-cell">
      <style:table-cell-properties style:vertical-align="middle" fo:padding="0.049cm" fo:border="0.05pt solid #000000"/>
    </style:style>
    <style:style style:name="Tabla2.C227" style:family="table-cell">
      <style:table-cell-properties style:vertical-align="middle" fo:padding="0.049cm" fo:border="0.05pt solid #000000"/>
    </style:style>
    <style:style style:name="Tabla2.A228" style:family="table-cell">
      <style:table-cell-properties style:vertical-align="middle" fo:padding="0.049cm" fo:border="0.05pt solid #000000"/>
    </style:style>
    <style:style style:name="Tabla2.B228" style:family="table-cell">
      <style:table-cell-properties style:vertical-align="middle" fo:padding="0.049cm" fo:border="0.05pt solid #000000"/>
    </style:style>
    <style:style style:name="Tabla2.C228" style:family="table-cell">
      <style:table-cell-properties style:vertical-align="middle" fo:padding="0.049cm" fo:border="0.05pt solid #000000"/>
    </style:style>
    <style:style style:name="Tabla2.A229" style:family="table-cell">
      <style:table-cell-properties style:vertical-align="middle" fo:padding="0.049cm" fo:border="0.05pt solid #000000"/>
    </style:style>
    <style:style style:name="Tabla2.B229" style:family="table-cell">
      <style:table-cell-properties style:vertical-align="middle" fo:padding="0.049cm" fo:border="0.05pt solid #000000"/>
    </style:style>
    <style:style style:name="Tabla2.C229" style:family="table-cell">
      <style:table-cell-properties style:vertical-align="middle" fo:padding="0.049cm" fo:border="0.05pt solid #000000"/>
    </style:style>
    <style:style style:name="Tabla2.A230" style:family="table-cell">
      <style:table-cell-properties style:vertical-align="middle" fo:padding="0.049cm" fo:border="0.05pt solid #000000"/>
    </style:style>
    <style:style style:name="Tabla2.B230" style:family="table-cell">
      <style:table-cell-properties style:vertical-align="middle" fo:padding="0.049cm" fo:border="0.05pt solid #000000"/>
    </style:style>
    <style:style style:name="Tabla2.C230" style:family="table-cell">
      <style:table-cell-properties style:vertical-align="middle" fo:padding="0.049cm" fo:border="0.05pt solid #000000"/>
    </style:style>
    <style:style style:name="Tabla2.A231" style:family="table-cell">
      <style:table-cell-properties style:vertical-align="middle" fo:padding="0.049cm" fo:border="0.05pt solid #000000"/>
    </style:style>
    <style:style style:name="Tabla2.B231" style:family="table-cell">
      <style:table-cell-properties style:vertical-align="middle" fo:padding="0.049cm" fo:border="0.05pt solid #000000"/>
    </style:style>
    <style:style style:name="Tabla2.C231" style:family="table-cell">
      <style:table-cell-properties style:vertical-align="middle" fo:padding="0.049cm" fo:border="0.05pt solid #000000"/>
    </style:style>
    <style:style style:name="Tabla2.A232" style:family="table-cell">
      <style:table-cell-properties style:vertical-align="middle" fo:padding="0.049cm" fo:border="0.05pt solid #000000"/>
    </style:style>
    <style:style style:name="Tabla2.B232" style:family="table-cell">
      <style:table-cell-properties style:vertical-align="middle" fo:padding="0.049cm" fo:border="0.05pt solid #000000"/>
    </style:style>
    <style:style style:name="Tabla2.C232" style:family="table-cell">
      <style:table-cell-properties style:vertical-align="middle" fo:padding="0.049cm" fo:border="0.05pt solid #000000"/>
    </style:style>
    <style:style style:name="Tabla2.A233" style:family="table-cell">
      <style:table-cell-properties style:vertical-align="middle" fo:padding="0.049cm" fo:border="0.05pt solid #000000"/>
    </style:style>
    <style:style style:name="Tabla2.B233" style:family="table-cell">
      <style:table-cell-properties style:vertical-align="middle" fo:padding="0.049cm" fo:border="0.05pt solid #000000"/>
    </style:style>
    <style:style style:name="Tabla2.C233" style:family="table-cell">
      <style:table-cell-properties style:vertical-align="middle" fo:padding="0.049cm" fo:border="0.05pt solid #000000"/>
    </style:style>
    <style:style style:name="Tabla2.A234" style:family="table-cell">
      <style:table-cell-properties style:vertical-align="middle" fo:padding="0.049cm" fo:border="0.05pt solid #000000"/>
    </style:style>
    <style:style style:name="Tabla2.B234" style:family="table-cell">
      <style:table-cell-properties style:vertical-align="middle" fo:padding="0.049cm" fo:border="0.05pt solid #000000"/>
    </style:style>
    <style:style style:name="Tabla2.C234" style:family="table-cell">
      <style:table-cell-properties style:vertical-align="middle" fo:padding="0.049cm" fo:border="0.05pt solid #000000"/>
    </style:style>
    <style:style style:name="Tabla2.A235" style:family="table-cell">
      <style:table-cell-properties style:vertical-align="middle" fo:padding="0.049cm" fo:border="0.05pt solid #000000"/>
    </style:style>
    <style:style style:name="Tabla2.B235" style:family="table-cell">
      <style:table-cell-properties style:vertical-align="middle" fo:padding="0.049cm" fo:border="0.05pt solid #000000"/>
    </style:style>
    <style:style style:name="Tabla2.C235" style:family="table-cell">
      <style:table-cell-properties style:vertical-align="middle" fo:padding="0.049cm" fo:border="0.05pt solid #000000"/>
    </style:style>
    <style:style style:name="Tabla2.A236" style:family="table-cell">
      <style:table-cell-properties style:vertical-align="middle" fo:padding="0.049cm" fo:border="0.05pt solid #000000"/>
    </style:style>
    <style:style style:name="Tabla2.B236" style:family="table-cell">
      <style:table-cell-properties style:vertical-align="middle" fo:padding="0.049cm" fo:border="0.05pt solid #000000"/>
    </style:style>
    <style:style style:name="Tabla2.C236" style:family="table-cell">
      <style:table-cell-properties style:vertical-align="middle" fo:padding="0.049cm" fo:border="0.05pt solid #000000"/>
    </style:style>
    <style:style style:name="Tabla2.A237" style:family="table-cell">
      <style:table-cell-properties style:vertical-align="middle" fo:padding="0.049cm" fo:border="0.05pt solid #000000"/>
    </style:style>
    <style:style style:name="Tabla2.B237" style:family="table-cell">
      <style:table-cell-properties style:vertical-align="middle" fo:padding="0.049cm" fo:border="0.05pt solid #000000"/>
    </style:style>
    <style:style style:name="Tabla2.C237" style:family="table-cell">
      <style:table-cell-properties style:vertical-align="middle" fo:padding="0.049cm" fo:border="0.05pt solid #000000"/>
    </style:style>
    <style:style style:name="Tabla2.A238" style:family="table-cell">
      <style:table-cell-properties style:vertical-align="middle" fo:padding="0.049cm" fo:border="0.05pt solid #000000"/>
    </style:style>
    <style:style style:name="Tabla2.B238" style:family="table-cell">
      <style:table-cell-properties style:vertical-align="middle" fo:padding="0.049cm" fo:border="0.05pt solid #000000"/>
    </style:style>
    <style:style style:name="Tabla2.C238" style:family="table-cell">
      <style:table-cell-properties style:vertical-align="middle" fo:padding="0.049cm" fo:border="0.05pt solid #000000"/>
    </style:style>
    <style:style style:name="Tabla2.A239" style:family="table-cell">
      <style:table-cell-properties style:vertical-align="middle" fo:padding="0.049cm" fo:border="0.05pt solid #000000"/>
    </style:style>
    <style:style style:name="Tabla2.B239" style:family="table-cell">
      <style:table-cell-properties style:vertical-align="middle" fo:padding="0.049cm" fo:border="0.05pt solid #000000"/>
    </style:style>
    <style:style style:name="Tabla2.C239" style:family="table-cell">
      <style:table-cell-properties style:vertical-align="middle" fo:padding="0.049cm" fo:border="0.05pt solid #000000"/>
    </style:style>
    <style:style style:name="Tabla2.A240" style:family="table-cell">
      <style:table-cell-properties style:vertical-align="middle" fo:padding="0.049cm" fo:border="0.05pt solid #000000"/>
    </style:style>
    <style:style style:name="Tabla2.B240" style:family="table-cell">
      <style:table-cell-properties style:vertical-align="middle" fo:padding="0.049cm" fo:border="0.05pt solid #000000"/>
    </style:style>
    <style:style style:name="Tabla2.C240" style:family="table-cell">
      <style:table-cell-properties style:vertical-align="middle" fo:padding="0.049cm" fo:border="0.05pt solid #000000"/>
    </style:style>
    <style:style style:name="Tabla2.A241" style:family="table-cell">
      <style:table-cell-properties style:vertical-align="middle" fo:padding="0.049cm" fo:border="0.05pt solid #000000"/>
    </style:style>
    <style:style style:name="Tabla2.B241" style:family="table-cell">
      <style:table-cell-properties style:vertical-align="middle" fo:padding="0.049cm" fo:border="0.05pt solid #000000"/>
    </style:style>
    <style:style style:name="Tabla2.C241" style:family="table-cell">
      <style:table-cell-properties style:vertical-align="middle" fo:padding="0.049cm" fo:border="0.05pt solid #000000"/>
    </style:style>
    <style:style style:name="Tabla2.A242" style:family="table-cell">
      <style:table-cell-properties style:vertical-align="middle" fo:padding="0.049cm" fo:border="0.05pt solid #000000"/>
    </style:style>
    <style:style style:name="Tabla2.B242" style:family="table-cell">
      <style:table-cell-properties style:vertical-align="middle" fo:padding="0.049cm" fo:border="0.05pt solid #000000"/>
    </style:style>
    <style:style style:name="Tabla2.C242" style:family="table-cell">
      <style:table-cell-properties style:vertical-align="middle" fo:padding="0.049cm" fo:border="0.05pt solid #000000"/>
    </style:style>
    <style:style style:name="Tabla2.A243" style:family="table-cell">
      <style:table-cell-properties style:vertical-align="middle" fo:padding="0.049cm" fo:border="0.05pt solid #000000"/>
    </style:style>
    <style:style style:name="Tabla2.B243" style:family="table-cell">
      <style:table-cell-properties style:vertical-align="middle" fo:padding="0.049cm" fo:border="0.05pt solid #000000"/>
    </style:style>
    <style:style style:name="Tabla2.C243" style:family="table-cell">
      <style:table-cell-properties style:vertical-align="middle" fo:padding="0.049cm" fo:border="0.05pt solid #000000"/>
    </style:style>
    <style:style style:name="Tabla2.A244" style:family="table-cell">
      <style:table-cell-properties style:vertical-align="middle" fo:padding="0.049cm" fo:border="0.05pt solid #000000"/>
    </style:style>
    <style:style style:name="Tabla2.B244" style:family="table-cell">
      <style:table-cell-properties style:vertical-align="middle" fo:padding="0.049cm" fo:border="0.05pt solid #000000"/>
    </style:style>
    <style:style style:name="Tabla2.C244" style:family="table-cell">
      <style:table-cell-properties style:vertical-align="middle" fo:padding="0.049cm" fo:border="0.05pt solid #000000"/>
    </style:style>
    <style:style style:name="Tabla2.A245" style:family="table-cell">
      <style:table-cell-properties style:vertical-align="middle" fo:padding="0.049cm" fo:border="0.05pt solid #000000"/>
    </style:style>
    <style:style style:name="Tabla2.B245" style:family="table-cell">
      <style:table-cell-properties style:vertical-align="middle" fo:padding="0.049cm" fo:border="0.05pt solid #000000"/>
    </style:style>
    <style:style style:name="Tabla2.C245" style:family="table-cell">
      <style:table-cell-properties style:vertical-align="middle" fo:padding="0.049cm" fo:border="0.05pt solid #000000"/>
    </style:style>
    <style:style style:name="Tabla2.A246" style:family="table-cell">
      <style:table-cell-properties style:vertical-align="middle" fo:padding="0.049cm" fo:border="0.05pt solid #000000"/>
    </style:style>
    <style:style style:name="Tabla2.B246" style:family="table-cell">
      <style:table-cell-properties style:vertical-align="middle" fo:padding="0.049cm" fo:border="0.05pt solid #000000"/>
    </style:style>
    <style:style style:name="Tabla2.C246" style:family="table-cell">
      <style:table-cell-properties style:vertical-align="middle" fo:padding="0.049cm" fo:border="0.05pt solid #000000"/>
    </style:style>
    <style:style style:name="Tabla2.A247" style:family="table-cell">
      <style:table-cell-properties style:vertical-align="middle" fo:padding="0.049cm" fo:border="0.05pt solid #000000"/>
    </style:style>
    <style:style style:name="Tabla2.B247" style:family="table-cell">
      <style:table-cell-properties style:vertical-align="middle" fo:padding="0.049cm" fo:border="0.05pt solid #000000"/>
    </style:style>
    <style:style style:name="Tabla2.C247" style:family="table-cell">
      <style:table-cell-properties style:vertical-align="middle" fo:padding="0.049cm" fo:border="0.05pt solid #000000"/>
    </style:style>
    <style:style style:name="Tabla2.A248" style:family="table-cell">
      <style:table-cell-properties style:vertical-align="middle" fo:padding="0.049cm" fo:border="0.05pt solid #000000"/>
    </style:style>
    <style:style style:name="Tabla2.B248" style:family="table-cell">
      <style:table-cell-properties style:vertical-align="middle" fo:padding="0.049cm" fo:border="0.05pt solid #000000"/>
    </style:style>
    <style:style style:name="Tabla2.C248" style:family="table-cell">
      <style:table-cell-properties style:vertical-align="middle" fo:padding="0.049cm" fo:border="0.05pt solid #000000"/>
    </style:style>
    <style:style style:name="Tabla2.A249" style:family="table-cell">
      <style:table-cell-properties style:vertical-align="middle" fo:padding="0.049cm" fo:border="0.05pt solid #000000"/>
    </style:style>
    <style:style style:name="Tabla2.B249" style:family="table-cell">
      <style:table-cell-properties style:vertical-align="middle" fo:padding="0.049cm" fo:border="0.05pt solid #000000"/>
    </style:style>
    <style:style style:name="Tabla2.C249" style:family="table-cell">
      <style:table-cell-properties style:vertical-align="middle" fo:padding="0.049cm" fo:border="0.05pt solid #000000"/>
    </style:style>
    <style:style style:name="Tabla2.A250" style:family="table-cell">
      <style:table-cell-properties style:vertical-align="middle" fo:padding="0.049cm" fo:border="0.05pt solid #000000"/>
    </style:style>
    <style:style style:name="Tabla2.B250" style:family="table-cell">
      <style:table-cell-properties style:vertical-align="middle" fo:padding="0.049cm" fo:border="0.05pt solid #000000"/>
    </style:style>
    <style:style style:name="Tabla2.C250" style:family="table-cell">
      <style:table-cell-properties style:vertical-align="middle" fo:padding="0.049cm" fo:border="0.05pt solid #000000"/>
    </style:style>
    <style:style style:name="Tabla2.A251" style:family="table-cell">
      <style:table-cell-properties style:vertical-align="middle" fo:padding="0.049cm" fo:border="0.05pt solid #000000"/>
    </style:style>
    <style:style style:name="Tabla2.B251" style:family="table-cell">
      <style:table-cell-properties style:vertical-align="middle" fo:padding="0.049cm" fo:border="0.05pt solid #000000"/>
    </style:style>
    <style:style style:name="Tabla2.C251" style:family="table-cell">
      <style:table-cell-properties style:vertical-align="middle" fo:padding="0.049cm" fo:border="0.05pt solid #000000"/>
    </style:style>
    <style:style style:name="Tabla2.A252" style:family="table-cell">
      <style:table-cell-properties style:vertical-align="middle" fo:padding="0.049cm" fo:border="0.05pt solid #000000"/>
    </style:style>
    <style:style style:name="Tabla2.B252" style:family="table-cell">
      <style:table-cell-properties style:vertical-align="middle" fo:padding="0.049cm" fo:border="0.05pt solid #000000"/>
    </style:style>
    <style:style style:name="Tabla2.C252" style:family="table-cell">
      <style:table-cell-properties style:vertical-align="middle" fo:padding="0.049cm" fo:border="0.05pt solid #000000"/>
    </style:style>
    <style:style style:name="Tabla2.A253" style:family="table-cell">
      <style:table-cell-properties style:vertical-align="middle" fo:padding="0.049cm" fo:border="0.05pt solid #000000"/>
    </style:style>
    <style:style style:name="Tabla2.B253" style:family="table-cell">
      <style:table-cell-properties style:vertical-align="middle" fo:padding="0.049cm" fo:border="0.05pt solid #000000"/>
    </style:style>
    <style:style style:name="Tabla2.C253" style:family="table-cell">
      <style:table-cell-properties style:vertical-align="middle" fo:padding="0.049cm" fo:border="0.05pt solid #000000"/>
    </style:style>
    <style:style style:name="Tabla2.A254" style:family="table-cell">
      <style:table-cell-properties style:vertical-align="middle" fo:padding="0.049cm" fo:border="0.05pt solid #000000"/>
    </style:style>
    <style:style style:name="Tabla2.B254" style:family="table-cell">
      <style:table-cell-properties style:vertical-align="middle" fo:padding="0.049cm" fo:border="0.05pt solid #000000"/>
    </style:style>
    <style:style style:name="Tabla2.C254" style:family="table-cell">
      <style:table-cell-properties style:vertical-align="middle" fo:padding="0.049cm" fo:border="0.05pt solid #000000"/>
    </style:style>
    <style:style style:name="Tabla2.A255" style:family="table-cell">
      <style:table-cell-properties style:vertical-align="middle" fo:padding="0.049cm" fo:border="0.05pt solid #000000"/>
    </style:style>
    <style:style style:name="Tabla2.B255" style:family="table-cell">
      <style:table-cell-properties style:vertical-align="middle" fo:padding="0.049cm" fo:border="0.05pt solid #000000"/>
    </style:style>
    <style:style style:name="Tabla2.C255" style:family="table-cell">
      <style:table-cell-properties style:vertical-align="middle" fo:padding="0.049cm" fo:border="0.05pt solid #000000"/>
    </style:style>
    <style:style style:name="Tabla2.A256" style:family="table-cell">
      <style:table-cell-properties style:vertical-align="middle" fo:padding="0.049cm" fo:border="0.05pt solid #000000"/>
    </style:style>
    <style:style style:name="Tabla2.B256" style:family="table-cell">
      <style:table-cell-properties style:vertical-align="middle" fo:padding="0.049cm" fo:border="0.05pt solid #000000"/>
    </style:style>
    <style:style style:name="Tabla2.C256" style:family="table-cell">
      <style:table-cell-properties style:vertical-align="middle" fo:padding="0.049cm" fo:border="0.05pt solid #000000"/>
    </style:style>
    <style:style style:name="Tabla2.A257" style:family="table-cell">
      <style:table-cell-properties style:vertical-align="middle" fo:padding="0.049cm" fo:border="0.05pt solid #000000"/>
    </style:style>
    <style:style style:name="Tabla2.B257" style:family="table-cell">
      <style:table-cell-properties style:vertical-align="middle" fo:padding="0.049cm" fo:border="0.05pt solid #000000"/>
    </style:style>
    <style:style style:name="Tabla2.C257" style:family="table-cell">
      <style:table-cell-properties style:vertical-align="middle" fo:padding="0.049cm" fo:border="0.05pt solid #000000"/>
    </style:style>
    <style:style style:name="Tabla3" style:family="table">
      <style:table-properties style:width="6.541cm" table:align="left"/>
    </style:style>
    <style:style style:name="Tabla3.A" style:family="table-column">
      <style:table-column-properties style:column-width="3.604cm"/>
    </style:style>
    <style:style style:name="Tabla3.B" style:family="table-column">
      <style:table-column-properties style:column-width="1.482cm"/>
    </style:style>
    <style:style style:name="Tabla3.C" style:family="table-column">
      <style:table-column-properties style:column-width="1.455cm"/>
    </style:style>
    <style:style style:name="Tabla3.1" style:family="table-row">
      <style:table-row-properties style:row-height="0.55cm"/>
    </style:style>
    <style:style style:name="Tabla3.A1" style:family="table-cell">
      <style:table-cell-properties style:vertical-align="middle" fo:background-color="#ffff00" fo:padding="0.049cm" fo:border="0.05pt solid #000000">
        <style:background-image/>
      </style:table-cell-properties>
    </style:style>
    <style:style style:name="Tabla3.A2" style:family="table-cell">
      <style:table-cell-properties style:vertical-align="middle" fo:background-color="transparent" fo:padding="0.049cm" fo:border="0.05pt solid #000000">
        <style:background-image/>
      </style:table-cell-properties>
    </style:style>
    <style:style style:name="Tabla3.C7" style:family="table-cell" style:data-style-name="N99">
      <style:table-cell-properties style:vertical-align="middle" fo:background-color="transparent" fo:padding="0.049cm" fo:border="0.05pt solid #000000">
        <style:background-image/>
      </style:table-cell-properties>
    </style:style>
    <style:style style:name="Tabla3.A15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3.B15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3.C15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rsid="0045ce47" officeooo:paragraph-rsid="0048cf82"/>
    </style:style>
    <style:style style:name="P3" style:family="paragraph" style:parent-style-name="Text_20_body">
      <style:text-properties fo:language="en" fo:country="US" officeooo:rsid="0071d9b3" officeooo:paragraph-rsid="0071d9b3"/>
    </style:style>
    <style:style style:name="P4" style:family="paragraph" style:parent-style-name="Text_20_body">
      <style:text-properties fo:language="en" fo:country="US" officeooo:rsid="0071be58" officeooo:paragraph-rsid="0071be58"/>
    </style:style>
    <style:style style:name="P5" style:family="paragraph" style:parent-style-name="Text_20_body">
      <style:text-properties fo:language="en" fo:country="US" officeooo:rsid="0067bea9" officeooo:paragraph-rsid="0067bea9"/>
    </style:style>
    <style:style style:name="P6" style:family="paragraph" style:parent-style-name="Text_20_body">
      <style:text-properties fo:language="en" fo:country="US" officeooo:paragraph-rsid="00691649"/>
    </style:style>
    <style:style style:name="P7" style:family="paragraph" style:parent-style-name="Text_20_body">
      <style:text-properties fo:language="en" fo:country="US" officeooo:paragraph-rsid="004aa51f"/>
    </style:style>
    <style:style style:name="P8" style:family="paragraph" style:parent-style-name="Text_20_body">
      <style:text-properties fo:language="en" fo:country="US" officeooo:paragraph-rsid="0061ef08"/>
    </style:style>
    <style:style style:name="P9" style:family="paragraph" style:parent-style-name="Text_20_body" style:list-style-name="L2">
      <style:text-properties fo:language="en" fo:country="US" officeooo:rsid="00723e7a" officeooo:paragraph-rsid="0072ca86"/>
    </style:style>
    <style:style style:name="P10" style:family="paragraph" style:parent-style-name="Text_20_body" style:list-style-name="L2">
      <style:text-properties fo:language="en" fo:country="US" officeooo:paragraph-rsid="00741032"/>
    </style:style>
    <style:style style:name="P11" style:family="paragraph" style:parent-style-name="Text_20_body" style:list-style-name="L4">
      <style:text-properties fo:language="en" fo:country="US" officeooo:rsid="00741032" officeooo:paragraph-rsid="00761697"/>
    </style:style>
    <style:style style:name="P12" style:family="paragraph" style:parent-style-name="Text_20_body">
      <style:text-properties fo:language="en" fo:country="US" officeooo:paragraph-rsid="0071d9b3"/>
    </style:style>
    <style:style style:name="P13" style:family="paragraph" style:parent-style-name="Text_20_body" style:list-style-name="L5">
      <style:text-properties fo:language="en" fo:country="US" officeooo:paragraph-rsid="0077ecb0"/>
    </style:style>
    <style:style style:name="P14" style:family="paragraph" style:parent-style-name="Text_20_body" style:list-style-name="L6">
      <style:text-properties fo:language="en" fo:country="US" officeooo:rsid="00796722" officeooo:paragraph-rsid="00796722"/>
    </style:style>
    <style:style style:name="P15" style:family="paragraph" style:parent-style-name="Text_20_body" style:list-style-name="L4">
      <style:text-properties officeooo:rsid="00741032" officeooo:paragraph-rsid="00741032"/>
    </style:style>
    <style:style style:name="P16" style:family="paragraph" style:parent-style-name="Text_20_body" style:list-style-name="L4">
      <style:text-properties officeooo:rsid="00741032" officeooo:paragraph-rsid="0077ecb0"/>
    </style:style>
    <style:style style:name="P17" style:family="paragraph" style:parent-style-name="Text_20_body" style:list-style-name="L4">
      <style:text-properties officeooo:rsid="00741032" officeooo:paragraph-rsid="00796722"/>
    </style:style>
    <style:style style:name="P18" style:family="paragraph" style:parent-style-name="Text_20_body" style:list-style-name="L3">
      <style:text-properties officeooo:paragraph-rsid="00741032"/>
    </style:style>
    <style:style style:name="P19" style:family="paragraph" style:parent-style-name="Text_20_body" style:list-style-name="L6">
      <style:text-properties officeooo:paragraph-rsid="00796722"/>
    </style:style>
    <style:style style:name="P20" style:family="paragraph" style:parent-style-name="Title">
      <style:text-properties fo:language="en" fo:country="US" officeooo:rsid="0071be58" officeooo:paragraph-rsid="0071be58"/>
    </style:style>
    <style:style style:name="P21" style:family="paragraph" style:parent-style-name="Heading_20_2">
      <style:text-properties fo:language="en" fo:country="US"/>
    </style:style>
    <style:style style:name="P22" style:family="paragraph" style:parent-style-name="Heading_20_2">
      <style:text-properties fo:language="en" fo:country="US" officeooo:rsid="0071be58" officeooo:paragraph-rsid="0071be58"/>
    </style:style>
    <style:style style:name="P23" style:family="paragraph" style:parent-style-name="Heading_20_2">
      <style:text-properties fo:language="en" fo:country="US" officeooo:paragraph-rsid="0071be58"/>
    </style:style>
    <style:style style:name="P24" style:family="paragraph" style:parent-style-name="Heading_20_1">
      <style:text-properties fo:language="en" fo:country="US"/>
    </style:style>
    <style:style style:name="P25" style:family="paragraph" style:parent-style-name="Heading_20_1" style:list-style-name="">
      <style:paragraph-properties fo:text-align="center" style:justify-single-word="false">
        <style:tab-stops/>
      </style:paragraph-properties>
      <style:text-properties fo:language="en" fo:country="US" officeooo:rsid="0062fee1"/>
    </style:style>
    <style:style style:name="P26" style:family="paragraph" style:parent-style-name="Heading_20_1">
      <style:paragraph-properties fo:break-before="page"/>
      <style:text-properties fo:language="en" fo:country="US" officeooo:rsid="0062fee1"/>
    </style:style>
    <style:style style:name="P27" style:family="paragraph" style:parent-style-name="Heading_20_3">
      <style:text-properties fo:language="en" fo:country="US"/>
    </style:style>
    <style:style style:name="P28" style:family="paragraph" style:parent-style-name="Footer">
      <style:text-properties fo:language="en" fo:country="US"/>
    </style:style>
    <style:style style:name="P29" style:family="paragraph" style:parent-style-name="Footer">
      <style:paragraph-properties fo:text-align="end" style:justify-single-word="false"/>
      <style:text-properties fo:language="en" fo:country="US" officeooo:paragraph-rsid="00308166"/>
    </style:style>
    <style:style style:name="P30" style:family="paragraph" style:parent-style-name="Footer">
      <style:paragraph-properties fo:text-align="center" style:justify-single-word="false"/>
      <style:text-properties fo:language="en" fo:country="US" officeooo:paragraph-rsid="003b28a0"/>
    </style:style>
    <style:style style:name="P31" style:family="paragraph" style:parent-style-name="Table_20_Contents">
      <style:text-properties fo:language="en" fo:country="US"/>
    </style:style>
    <style:style style:name="P32" style:family="paragraph" style:parent-style-name="Table_20_Contents">
      <style:paragraph-properties fo:text-align="center" style:justify-single-word="false"/>
      <style:text-properties fo:language="en" fo:country="US" officeooo:rsid="004e148e" officeooo:paragraph-rsid="004e148e"/>
    </style:style>
    <style:style style:name="P33" style:family="paragraph" style:parent-style-name="Table_20_Contents">
      <style:paragraph-properties fo:text-align="center" style:justify-single-word="false"/>
      <style:text-properties fo:language="en" fo:country="US"/>
    </style:style>
    <style:style style:name="P34" style:family="paragraph" style:parent-style-name="Table_20_Contents">
      <style:paragraph-properties fo:text-align="start" style:justify-single-word="false"/>
      <style:text-properties fo:language="en" fo:country="US"/>
    </style:style>
    <style:style style:name="P35" style:family="paragraph" style:parent-style-name="Table_20_Contents">
      <style:paragraph-properties fo:text-align="center" style:justify-single-word="false"/>
      <style:text-properties fo:language="en" fo:country="US" officeooo:rsid="005544f3" officeooo:paragraph-rsid="005544f3"/>
    </style:style>
    <style:style style:name="P36" style:family="paragraph" style:parent-style-name="Table_20_Contents">
      <style:text-properties fo:language="en" fo:country="US" officeooo:rsid="005f8d92" officeooo:paragraph-rsid="005f8d92"/>
    </style:style>
    <style:style style:name="P37" style:family="paragraph" style:parent-style-name="Table_20_Contents">
      <style:text-properties fo:language="en" fo:country="US" officeooo:rsid="006afdcb" officeooo:paragraph-rsid="006afdcb"/>
    </style:style>
    <style:style style:name="P38" style:family="paragraph" style:parent-style-name="Table_20_Contents">
      <style:text-properties fo:language="en" fo:country="US" officeooo:paragraph-rsid="006df059"/>
    </style:style>
    <style:style style:name="P39" style:family="paragraph" style:parent-style-name="Table_20_Contents">
      <style:text-properties fo:language="en" fo:country="US" officeooo:rsid="006df059" officeooo:paragraph-rsid="006df059"/>
    </style:style>
    <style:style style:name="P40" style:family="paragraph" style:parent-style-name="Table_20_Contents">
      <style:text-properties fo:font-size="2pt" fo:language="en" fo:country="US" style:font-size-asian="2pt" style:font-size-complex="2pt"/>
    </style:style>
    <style:style style:name="P41" style:family="paragraph" style:parent-style-name="Heading_20_4">
      <style:text-properties fo:language="en" fo:country="US"/>
    </style:style>
    <style:style style:name="P42" style:family="paragraph" style:parent-style-name="Heading_20_4">
      <style:text-properties fo:language="en" fo:country="US" officeooo:rsid="007a1fbd" officeooo:paragraph-rsid="007a1fbd"/>
    </style:style>
    <style:style style:name="P43" style:family="paragraph" style:parent-style-name="Preformatted_20_Text">
      <style:text-properties fo:language="en" fo:country="US"/>
    </style:style>
    <style:style style:name="T1" style:family="text">
      <style:text-properties officeooo:rsid="0048b418"/>
    </style:style>
    <style:style style:name="T2" style:family="text">
      <style:text-properties officeooo:rsid="004aa51f"/>
    </style:style>
    <style:style style:name="T3" style:family="text">
      <style:text-properties officeooo:rsid="004ff65e"/>
    </style:style>
    <style:style style:name="T4" style:family="text">
      <style:text-properties officeooo:rsid="00574f82"/>
    </style:style>
    <style:style style:name="T5" style:family="text">
      <style:text-properties officeooo:rsid="0059849f"/>
    </style:style>
    <style:style style:name="T6" style:family="text">
      <style:text-properties officeooo:rsid="00691649"/>
    </style:style>
    <style:style style:name="T7" style:family="text">
      <style:text-properties style:font-name="Liberation Serif2" fo:font-size="13pt" officeooo:rsid="00691649" style:font-size-asian="10.5pt"/>
    </style:style>
    <style:style style:name="T8" style:family="text">
      <style:text-properties officeooo:rsid="006df059"/>
    </style:style>
    <style:style style:name="T9" style:family="text">
      <style:text-properties officeooo:rsid="0071be58"/>
    </style:style>
    <style:style style:name="T10" style:family="text">
      <style:text-properties officeooo:rsid="0071d9b3"/>
    </style:style>
    <style:style style:name="T11" style:family="text">
      <style:text-properties officeooo:rsid="00723e7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71d9b3" style:font-weight-asian="bold" style:font-weight-complex="bold"/>
    </style:style>
    <style:style style:name="T14" style:family="text">
      <style:text-properties fo:font-weight="bold" officeooo:rsid="0072ca86" style:font-weight-asian="bold" style:font-weight-complex="bold"/>
    </style:style>
    <style:style style:name="T15" style:family="text">
      <style:text-properties officeooo:rsid="00741032"/>
    </style:style>
    <style:style style:name="T16" style:family="text">
      <style:text-properties officeooo:rsid="00761697"/>
    </style:style>
    <style:style style:name="T17" style:family="text">
      <style:text-properties officeooo:rsid="00796722"/>
    </style:style>
    <style:style style:name="T18" style:family="text">
      <style:text-properties officeooo:rsid="007a1fb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boolean-style style:name="N99">
      <number:boolean/>
    </number:boolean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cuerpo">
        <text:section text:style-name="Sect1" text:name="contenidoizquierdo">
          <text:p text:style-name="P20">GauchoCAD</text:p>
          <text:p text:style-name="P2"><text:span text:style-name="T1">CC BY-NC-SA 4.0</text:span> - Martín Belmonte 20<text:span text:style-name="T9">20</text:span>.</text:p>
          <text:h text:style-name="P22" text:outline-level="2">File Spec</text:h>
          <text:h text:style-name="P27" text:outline-level="3">Header</text:h>
          <text:h text:style-name="P27" text:outline-level="3">Entity</text:h>
          <text:p text:style-name="P3">The entities has two parts, common and the specific. <text:span text:style-name="T11">For the specific data follow this list</text:span></text:p>
          <text:list xml:id="list3461843120" text:style-name="L2">
            <text:list-item>
              <text:p text:style-name="P10"><text:span text:style-name="T13">p</text:span><text:span text:style-name="T10"> - float[] list of x,y coords (line #2, polyline #n, circle #1, ellipse #1 )</text:span></text:p>
            </text:list-item>
            <text:list-item>
              <text:p text:style-name="P9"><text:span text:style-name="T12">a</text:span> - <text:span text:style-name="T10">float[] list of </text:span>angles<text:span text:style-name="T10"> (arc #2, ellipse #1)</text:span></text:p>
            </text:list-item>
            <text:list-item>
              <text:p text:style-name="P9"><text:span text:style-name="T14">r</text:span> - <text:span text:style-name="T10">float[] list of radius (circle #1, ellipse #2)</text:span></text:p>
            </text:list-item>
          </text:list>
          <text:h text:style-name="P41" text:outline-level="4">Common</text:h>
          <text:p text:style-name="P4"><text:span text:style-name="T10">Is the data for all the entities, is a t</text:span>ext info, <text:span text:style-name="T10">it could be access</text:span> by the tag name <text:span text:style-name="T10">directly.</text:span></text:p>
          <text:p text:style-name="P4"><text:s text:c="8"/>c["id"] = ent.Attributes["id"]</text:p>
          <text:p text:style-name="P4"><text:s text:c="8"/>c["type"] = ent.Attributes["type"]</text:p>
          <text:p text:style-name="P4"><text:s text:c="8"/>c["layer"] = ent.Attributes["layer"]</text:p>
          <text:p text:style-name="P4"><text:s text:c="8"/>c["style"] = ent.Attributes["style"]</text:p>
          <text:p text:style-name="P4"><text:s text:c="8"/>c["width"] = ent.Attributes["width"]</text:p>
          <text:p text:style-name="P4"><text:s text:c="8"/>c["colour"] = ent.Attributes["colour"]</text:p>
          <text:h text:style-name="P42" text:outline-level="4">Extended</text:h>
          <text:h text:style-name="Heading_20_5" text:outline-level="5">Arc</text:h>
          <text:h text:style-name="Heading_20_5" text:outline-level="5">Circle</text:h>
          <text:list xml:id="list1611353251" text:style-name="L4">
            <text:list-item>
              <text:p text:style-name="P16">p - Un punto que marca el centro [x<text:span text:style-name="T16">0</text:span>,y<text:span text:style-name="T16">0</text:span>]</text:p>
            </text:list-item>
          </text:list>
          <text:list xml:id="list2060311696" text:style-name="L5">
            <text:list-item>
              <text:p text:style-name="P13"><text:span text:style-name="T15">r – El radio del circulo</text:span></text:p>
            </text:list-item>
          </text:list>
          <text:h text:style-name="Heading_20_5" text:outline-level="5">Ellipse</text:h>
          <text:list xml:id="list35328601828761" text:continue-list="list1611353251" text:style-name="L4">
            <text:list-item>
              <text:p text:style-name="P15">p - Un punto que marca el centro [x<text:span text:style-name="T16">0</text:span>,y<text:span text:style-name="T16">0</text:span>]</text:p>
            </text:list-item>
          </text:list>
          <text:list xml:id="list2898126740" text:style-name="L3">
            <text:list-item>
              <text:p text:style-name="P18"><text:span text:style-name="T15">r – Los dos radios el rx y el ry <text:s/></text:span></text:p>
            </text:list-item>
            <text:list-item>
              <text:p text:style-name="P18"><text:span text:style-name="T15">a – Rotación de rx respecto al eje x</text:span></text:p>
            </text:list-item>
          </text:list>
          <text:h text:style-name="Heading_20_5" text:outline-level="5">Insert</text:h>
          <text:list xml:id="list35329737243998" text:continue-list="list35328601828761" text:style-name="L4">
            <text:list-item>
              <text:p text:style-name="P17">p - Un punto que marca el <text:span text:style-name="T17">punto de inserción</text:span> [x<text:span text:style-name="T16">0</text:span>,y<text:span text:style-name="T16">0</text:span>]</text:p>
            </text:list-item>
          </text:list>
          <text:list xml:id="list1511837170" text:style-name="L6">
            <text:list-item>
              <text:p text:style-name="P19"><text:span text:style-name="T17">s – La escala </text:span></text:p>
            </text:list-item>
            <text:list-item>
              <text:p text:style-name="P14"><text:span text:style-name="T15">a – Rotación</text:span></text:p>
            </text:list-item>
            <text:list-item>
              <text:p text:style-name="P14">b – Nombre del bloque</text:p>
            </text:list-item>
          </text:list>
          <text:h text:style-name="Heading_20_5" text:outline-level="5">Line</text:h>
          <text:list xml:id="list35328308266949" text:continue-list="list35329737243998" text:style-name="L4">
            <text:list-item>
              <text:p text:style-name="P11">p - <text:span text:style-name="T16">Dos</text:span> punto<text:span text:style-name="T16">s</text:span> que marca<text:span text:style-name="T16">n</text:span> el <text:span text:style-name="T16">inicio</text:span> [x<text:span text:style-name="T16">0</text:span>,y<text:span text:style-name="T16">0</text:span>] <text:span text:style-name="T16">y el final </text:span>[x<text:span text:style-name="T16">1</text:span>,y<text:span text:style-name="T16">1</text:span>]</text:p>
            </text:list-item>
          </text:list>
          <text:p text:style-name="P12"/>
          <text:h text:style-name="Heading_20_5" text:outline-level="5">Polyline</text:h>
          <text:list xml:id="list35328261282515" text:continue-numbering="true" text:style-name="L4">
            <text:list-item>
              <text:p text:style-name="P11">p - <text:span text:style-name="T16">N</text:span> punto<text:span text:style-name="T16">s</text:span> que marca<text:span text:style-name="T16">n</text:span> el <text:span text:style-name="T16">recorrido de la polilínea</text:span> [x<text:span text:style-name="T16">0</text:span>,y<text:span text:style-name="T16">0</text:span>] ...<text:span text:style-name="T16"> </text:span>[x<text:span text:style-name="T16">N</text:span>,y<text:span text:style-name="T16">N</text:span>]</text:p>
            </text:list-item>
          </text:list>
          <text:p text:style-name="P4"/>
          <text:h text:style-name="P23" text:outline-level="2"/>
          <text:p text:style-name="P5">Compatibilidad con VB</text:p>
          <text:p text:style-name="P5"><text:soft-page-break/>Declaracion de variables </text:p>
          <text:p text:style-name="P5">% as Integer</text:p>
          <text:p text:style-name="P5">&amp; As Long</text:p>
          <text:h text:style-name="P21" text:outline-level="2"><text:span text:style-name="T6">C</text:span>omo</text:h>
          <text:p text:style-name="P6"><text:span text:style-name="T6">Esta parte intenta dar, por lo menos una solución a </text:span><text:span text:style-name="T7">los problemas que se deben resolver a la hora de hacer un programa con gambas. Por ejemplo “leer” el texto de un archivo, conectarse a una base de datos, obtener información del sistema, el escritorio etc.</text:span></text:p>
          <text:h text:style-name="P27" text:outline-level="3">Archivos</text:h>
          <text:h text:style-name="P41" text:outline-level="4">Saber el tipo mime</text:h>
          <text:p text:style-name="P43">strFileMime = DesktopMime.FromFile(strFile).Type</text:p>
          <text:h text:style-name="P24" text:outline-level="1"><text:span text:style-name="T2">Caracteres</text:span> ASCCI</text:h>
          <text:section text:style-name="Sect2" text:name="Sección3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header-rows>
                <table:table-row table:style-name="Tabla2.1">
                  <table:table-cell table:style-name="Tabla2.A1" office:value-type="string">
                    <text:p text:style-name="P32">Cod</text:p>
                  </table:table-cell>
                  <table:table-cell table:style-name="Tabla2.A1" office:value-type="string">
                    <text:p text:style-name="P33">Simb</text:p>
                  </table:table-cell>
                  <table:table-cell table:style-name="Tabla2.A1" office:value-type="string">
                    <text:p text:style-name="P33">Descripción</text:p>
                  </table:table-cell>
                </table:table-row>
              </table:table-header-rows>
              <table:table-row table:style-name="Tabla2.1">
                <table:table-cell table:style-name="Tabla2.A2" office:value-type="string">
                  <text:p text:style-name="P33">0</text:p>
                </table:table-cell>
                <table:table-cell table:style-name="Tabla2.B2" office:value-type="string">
                  <text:p text:style-name="P33">NULL</text:p>
                </table:table-cell>
                <table:table-cell table:style-name="Tabla2.C2" office:value-type="string">
                  <text:p text:style-name="P34">(carácter nulo)</text:p>
                </table:table-cell>
              </table:table-row>
              <table:table-row table:style-name="Tabla2.1">
                <table:table-cell table:style-name="Tabla2.A3" office:value-type="string">
                  <text:p text:style-name="P33">1</text:p>
                </table:table-cell>
                <table:table-cell table:style-name="Tabla2.B3" office:value-type="string">
                  <text:p text:style-name="P33">SOH</text:p>
                </table:table-cell>
                <table:table-cell table:style-name="Tabla2.C3" office:value-type="string">
                  <text:p text:style-name="P34">(inicio encabezado)</text:p>
                </table:table-cell>
              </table:table-row>
              <table:table-row table:style-name="Tabla2.1">
                <table:table-cell table:style-name="Tabla2.A4" office:value-type="string">
                  <text:p text:style-name="P33">2</text:p>
                </table:table-cell>
                <table:table-cell table:style-name="Tabla2.B4" office:value-type="string">
                  <text:p text:style-name="P33">STX</text:p>
                </table:table-cell>
                <table:table-cell table:style-name="Tabla2.C4" office:value-type="string">
                  <text:p text:style-name="P34">(inicio texto)</text:p>
                </table:table-cell>
              </table:table-row>
              <table:table-row table:style-name="Tabla2.1">
                <table:table-cell table:style-name="Tabla2.A5" office:value-type="string">
                  <text:p text:style-name="P33">3</text:p>
                </table:table-cell>
                <table:table-cell table:style-name="Tabla2.B5" office:value-type="string">
                  <text:p text:style-name="P33">ETX</text:p>
                </table:table-cell>
                <table:table-cell table:style-name="Tabla2.C5" office:value-type="string">
                  <text:p text:style-name="P34">(fin de texto)</text:p>
                </table:table-cell>
              </table:table-row>
              <table:table-row table:style-name="Tabla2.1">
                <table:table-cell table:style-name="Tabla2.A6" office:value-type="string">
                  <text:p text:style-name="P33">4</text:p>
                </table:table-cell>
                <table:table-cell table:style-name="Tabla2.B6" office:value-type="string">
                  <text:p text:style-name="P33">EOT</text:p>
                </table:table-cell>
                <table:table-cell table:style-name="Tabla2.C6" office:value-type="string">
                  <text:p text:style-name="P34">(fin transmisión)</text:p>
                </table:table-cell>
              </table:table-row>
              <table:table-row table:style-name="Tabla2.1">
                <table:table-cell table:style-name="Tabla2.A7" office:value-type="string">
                  <text:p text:style-name="P33">5</text:p>
                </table:table-cell>
                <table:table-cell table:style-name="Tabla2.B7" office:value-type="string">
                  <text:p text:style-name="P33">ENQ</text:p>
                </table:table-cell>
                <table:table-cell table:style-name="Tabla2.C7" office:value-type="string">
                  <text:p text:style-name="P34">(enquiry)</text:p>
                </table:table-cell>
              </table:table-row>
              <table:table-row table:style-name="Tabla2.1">
                <table:table-cell table:style-name="Tabla2.A8" office:value-type="string">
                  <text:p text:style-name="P33">6</text:p>
                </table:table-cell>
                <table:table-cell table:style-name="Tabla2.B8" office:value-type="string">
                  <text:p text:style-name="P33">ACK</text:p>
                </table:table-cell>
                <table:table-cell table:style-name="Tabla2.C8" office:value-type="string">
                  <text:p text:style-name="P34">(acknowledgement)</text:p>
                </table:table-cell>
              </table:table-row>
              <table:table-row table:style-name="Tabla2.1">
                <table:table-cell table:style-name="Tabla2.A9" office:value-type="string">
                  <text:p text:style-name="P33">7</text:p>
                </table:table-cell>
                <table:table-cell table:style-name="Tabla2.B9" office:value-type="string">
                  <text:p text:style-name="P33">BEL</text:p>
                </table:table-cell>
                <table:table-cell table:style-name="Tabla2.C9" office:value-type="string">
                  <text:p text:style-name="P34">(timbre)</text:p>
                </table:table-cell>
              </table:table-row>
              <table:table-row table:style-name="Tabla2.1">
                <table:table-cell table:style-name="Tabla2.A10" office:value-type="string">
                  <text:p text:style-name="P33">8</text:p>
                </table:table-cell>
                <table:table-cell table:style-name="Tabla2.B10" office:value-type="string">
                  <text:p text:style-name="P33">BS</text:p>
                </table:table-cell>
                <table:table-cell table:style-name="Tabla2.C10" office:value-type="string">
                  <text:p text:style-name="P34">(back space o retroceso)</text:p>
                </table:table-cell>
              </table:table-row>
              <table:table-row table:style-name="Tabla2.1">
                <table:table-cell table:style-name="Tabla2.A11" office:value-type="string">
                  <text:p text:style-name="P33">9</text:p>
                </table:table-cell>
                <table:table-cell table:style-name="Tabla2.B11" office:value-type="string">
                  <text:p text:style-name="P33">HT</text:p>
                </table:table-cell>
                <table:table-cell table:style-name="Tabla2.C11" office:value-type="string">
                  <text:p text:style-name="P34">(tabulador horizontal)</text:p>
                </table:table-cell>
              </table:table-row>
              <table:table-row table:style-name="Tabla2.1">
                <table:table-cell table:style-name="Tabla2.A12" office:value-type="string">
                  <text:p text:style-name="P33">10</text:p>
                </table:table-cell>
                <table:table-cell table:style-name="Tabla2.B12" office:value-type="string">
                  <text:p text:style-name="P33">LF</text:p>
                </table:table-cell>
                <table:table-cell table:style-name="Tabla2.C12" office:value-type="string">
                  <text:p text:style-name="P34">(salto de linea)</text:p>
                </table:table-cell>
              </table:table-row>
              <table:table-row table:style-name="Tabla2.1">
                <table:table-cell table:style-name="Tabla2.A13" office:value-type="string">
                  <text:p text:style-name="P33">11</text:p>
                </table:table-cell>
                <table:table-cell table:style-name="Tabla2.B13" office:value-type="string">
                  <text:p text:style-name="P33">VT</text:p>
                </table:table-cell>
                <table:table-cell table:style-name="Tabla2.C13" office:value-type="string">
                  <text:p text:style-name="P34">(tabulador vertical)</text:p>
                </table:table-cell>
              </table:table-row>
              <table:table-row table:style-name="Tabla2.1">
                <table:table-cell table:style-name="Tabla2.A14" office:value-type="string">
                  <text:p text:style-name="P33">12</text:p>
                </table:table-cell>
                <table:table-cell table:style-name="Tabla2.B14" office:value-type="string">
                  <text:p text:style-name="P33">FF</text:p>
                </table:table-cell>
                <table:table-cell table:style-name="Tabla2.C14" office:value-type="string">
                  <text:p text:style-name="P34">(form feed)</text:p>
                </table:table-cell>
              </table:table-row>
              <table:table-row table:style-name="Tabla2.1">
                <table:table-cell table:style-name="Tabla2.A15" office:value-type="string">
                  <text:p text:style-name="P33">13</text:p>
                </table:table-cell>
                <table:table-cell table:style-name="Tabla2.B15" office:value-type="string">
                  <text:p text:style-name="P33">CR</text:p>
                </table:table-cell>
                <table:table-cell table:style-name="Tabla2.C15" office:value-type="string">
                  <text:p text:style-name="P34">(retorno de carro)</text:p>
                </table:table-cell>
              </table:table-row>
              <table:table-row table:style-name="Tabla2.1">
                <table:table-cell table:style-name="Tabla2.A16" office:value-type="string">
                  <text:p text:style-name="P33">14</text:p>
                </table:table-cell>
                <table:table-cell table:style-name="Tabla2.B16" office:value-type="string">
                  <text:p text:style-name="P33">SO</text:p>
                </table:table-cell>
                <table:table-cell table:style-name="Tabla2.C16" office:value-type="string">
                  <text:p text:style-name="P34">(shift Out)</text:p>
                </table:table-cell>
              </table:table-row>
              <table:table-row table:style-name="Tabla2.1">
                <table:table-cell table:style-name="Tabla2.A17" office:value-type="string">
                  <text:p text:style-name="P33">15</text:p>
                </table:table-cell>
                <table:table-cell table:style-name="Tabla2.B17" office:value-type="string">
                  <text:p text:style-name="P33">SI</text:p>
                </table:table-cell>
                <table:table-cell table:style-name="Tabla2.C17" office:value-type="string">
                  <text:p text:style-name="P34">(shift In)</text:p>
                </table:table-cell>
              </table:table-row>
              <table:table-row table:style-name="Tabla2.1">
                <table:table-cell table:style-name="Tabla2.A18" office:value-type="string">
                  <text:p text:style-name="P33">16</text:p>
                </table:table-cell>
                <table:table-cell table:style-name="Tabla2.B18" office:value-type="string">
                  <text:p text:style-name="P33">DLE</text:p>
                </table:table-cell>
                <table:table-cell table:style-name="Tabla2.C18" office:value-type="string">
                  <text:p text:style-name="P34">(data link escape)</text:p>
                </table:table-cell>
              </table:table-row>
              <table:table-row table:style-name="Tabla2.1">
                <table:table-cell table:style-name="Tabla2.A19" office:value-type="string">
                  <text:p text:style-name="P33">17</text:p>
                </table:table-cell>
                <table:table-cell table:style-name="Tabla2.B19" office:value-type="string">
                  <text:p text:style-name="P33">DC1</text:p>
                </table:table-cell>
                <table:table-cell table:style-name="Tabla2.C19" office:value-type="string">
                  <text:p text:style-name="P34">(device control 1)</text:p>
                </table:table-cell>
              </table:table-row>
              <table:table-row table:style-name="Tabla2.1">
                <table:table-cell table:style-name="Tabla2.A20" office:value-type="string">
                  <text:p text:style-name="P33">18</text:p>
                </table:table-cell>
                <table:table-cell table:style-name="Tabla2.B20" office:value-type="string">
                  <text:p text:style-name="P33">DC2</text:p>
                </table:table-cell>
                <table:table-cell table:style-name="Tabla2.C20" office:value-type="string">
                  <text:p text:style-name="P34">(device control 2)</text:p>
                </table:table-cell>
              </table:table-row>
              <table:table-row table:style-name="Tabla2.1">
                <table:table-cell table:style-name="Tabla2.A21" office:value-type="string">
                  <text:p text:style-name="P33">19</text:p>
                </table:table-cell>
                <table:table-cell table:style-name="Tabla2.B21" office:value-type="string">
                  <text:p text:style-name="P33">DC3</text:p>
                </table:table-cell>
                <table:table-cell table:style-name="Tabla2.C21" office:value-type="string">
                  <text:p text:style-name="P34">(device control 3)</text:p>
                </table:table-cell>
              </table:table-row>
              <table:table-row table:style-name="Tabla2.1">
                <table:table-cell table:style-name="Tabla2.A22" office:value-type="string">
                  <text:p text:style-name="P33">20</text:p>
                </table:table-cell>
                <table:table-cell table:style-name="Tabla2.B22" office:value-type="string">
                  <text:p text:style-name="P33">DC4</text:p>
                </table:table-cell>
                <table:table-cell table:style-name="Tabla2.C22" office:value-type="string">
                  <text:p text:style-name="P34">(device control 4)</text:p>
                </table:table-cell>
              </table:table-row>
              <table:table-row table:style-name="Tabla2.1">
                <table:table-cell table:style-name="Tabla2.A23" office:value-type="string">
                  <text:p text:style-name="P33">21</text:p>
                </table:table-cell>
                <table:table-cell table:style-name="Tabla2.B23" office:value-type="string">
                  <text:p text:style-name="P33">NAK</text:p>
                </table:table-cell>
                <table:table-cell table:style-name="Tabla2.C23" office:value-type="string">
                  <text:p text:style-name="P34">(negative acknowledgement)</text:p>
                </table:table-cell>
              </table:table-row>
              <table:table-row table:style-name="Tabla2.1">
                <table:table-cell table:style-name="Tabla2.A24" office:value-type="string">
                  <text:p text:style-name="P33">22</text:p>
                </table:table-cell>
                <table:table-cell table:style-name="Tabla2.B24" office:value-type="string">
                  <text:p text:style-name="P33">SYN</text:p>
                </table:table-cell>
                <table:table-cell table:style-name="Tabla2.C24" office:value-type="string">
                  <text:p text:style-name="P34">(synchronous idle)</text:p>
                </table:table-cell>
              </table:table-row>
              <table:table-row table:style-name="Tabla2.1">
                <table:table-cell table:style-name="Tabla2.A25" office:value-type="string">
                  <text:p text:style-name="P33">23</text:p>
                </table:table-cell>
                <table:table-cell table:style-name="Tabla2.B25" office:value-type="string">
                  <text:p text:style-name="P33">ETB</text:p>
                </table:table-cell>
                <table:table-cell table:style-name="Tabla2.C25" office:value-type="string">
                  <text:p text:style-name="P34">(end of trans. block)</text:p>
                </table:table-cell>
              </table:table-row>
              <table:table-row table:style-name="Tabla2.1">
                <table:table-cell table:style-name="Tabla2.A26" office:value-type="string">
                  <text:p text:style-name="P33">24</text:p>
                </table:table-cell>
                <table:table-cell table:style-name="Tabla2.B26" office:value-type="string">
                  <text:p text:style-name="P33">CAN</text:p>
                </table:table-cell>
                <table:table-cell table:style-name="Tabla2.C26" office:value-type="string">
                  <text:p text:style-name="P34">(cancel)</text:p>
                </table:table-cell>
              </table:table-row>
              <table:table-row table:style-name="Tabla2.1">
                <table:table-cell table:style-name="Tabla2.A27" office:value-type="string">
                  <text:p text:style-name="P33">25</text:p>
                </table:table-cell>
                <table:table-cell table:style-name="Tabla2.B27" office:value-type="string">
                  <text:p text:style-name="P33">EM</text:p>
                </table:table-cell>
                <table:table-cell table:style-name="Tabla2.C27" office:value-type="string">
                  <text:p text:style-name="P34">(end of medium)</text:p>
                </table:table-cell>
              </table:table-row>
              <table:table-row table:style-name="Tabla2.1">
                <table:table-cell table:style-name="Tabla2.A28" office:value-type="string">
                  <text:p text:style-name="P33">26</text:p>
                </table:table-cell>
                <table:table-cell table:style-name="Tabla2.B28" office:value-type="string">
                  <text:p text:style-name="P33">SUB</text:p>
                </table:table-cell>
                <table:table-cell table:style-name="Tabla2.C28" office:value-type="string">
                  <text:p text:style-name="P34">(substitute)</text:p>
                </table:table-cell>
              </table:table-row>
              <table:table-row table:style-name="Tabla2.1">
                <table:table-cell table:style-name="Tabla2.A29" office:value-type="string">
                  <text:p text:style-name="P33">27</text:p>
                </table:table-cell>
                <table:table-cell table:style-name="Tabla2.B29" office:value-type="string">
                  <text:p text:style-name="P33">ESC</text:p>
                </table:table-cell>
                <table:table-cell table:style-name="Tabla2.C29" office:value-type="string">
                  <text:p text:style-name="P34">(escape)</text:p>
                </table:table-cell>
              </table:table-row>
              <table:table-row table:style-name="Tabla2.1">
                <table:table-cell table:style-name="Tabla2.A30" office:value-type="string">
                  <text:p text:style-name="P33">28</text:p>
                </table:table-cell>
                <table:table-cell table:style-name="Tabla2.B30" office:value-type="string">
                  <text:p text:style-name="P33">FS</text:p>
                </table:table-cell>
                <table:table-cell table:style-name="Tabla2.C30" office:value-type="string">
                  <text:p text:style-name="P34">(file separator)</text:p>
                </table:table-cell>
              </table:table-row>
              <table:table-row table:style-name="Tabla2.1">
                <table:table-cell table:style-name="Tabla2.A31" office:value-type="string">
                  <text:p text:style-name="P33">29</text:p>
                </table:table-cell>
                <table:table-cell table:style-name="Tabla2.B31" office:value-type="string">
                  <text:p text:style-name="P33">GS</text:p>
                </table:table-cell>
                <table:table-cell table:style-name="Tabla2.C31" office:value-type="string">
                  <text:p text:style-name="P34">(group separator)</text:p>
                </table:table-cell>
              </table:table-row>
              <table:table-row table:style-name="Tabla2.1">
                <table:table-cell table:style-name="Tabla2.A32" office:value-type="string">
                  <text:p text:style-name="P33">30</text:p>
                </table:table-cell>
                <table:table-cell table:style-name="Tabla2.B32" office:value-type="string">
                  <text:p text:style-name="P33">RS</text:p>
                </table:table-cell>
                <table:table-cell table:style-name="Tabla2.C32" office:value-type="string">
                  <text:p text:style-name="P34">(record separator)</text:p>
                </table:table-cell>
              </table:table-row>
              <table:table-row table:style-name="Tabla2.1">
                <table:table-cell table:style-name="Tabla2.A33" office:value-type="string">
                  <text:p text:style-name="P33">31</text:p>
                </table:table-cell>
                <table:table-cell table:style-name="Tabla2.B33" office:value-type="string">
                  <text:p text:style-name="P33">US</text:p>
                </table:table-cell>
                <table:table-cell table:style-name="Tabla2.C33" office:value-type="string">
                  <text:p text:style-name="P34">(unit separator)</text:p>
                </table:table-cell>
              </table:table-row>
              <table:table-row table:style-name="Tabla2.1">
                <table:table-cell table:style-name="Tabla2.A34" office:value-type="string">
                  <text:p text:style-name="P33">32</text:p>
                </table:table-cell>
                <table:table-cell table:style-name="Tabla2.B34" office:value-type="string">
                  <text:p text:style-name="P40"/>
                </table:table-cell>
                <table:table-cell table:style-name="Tabla2.C34" office:value-type="string">
                  <text:p text:style-name="P34">(espacio en blanco)</text:p>
                </table:table-cell>
              </table:table-row>
              <table:table-row table:style-name="Tabla2.1">
                <table:table-cell table:style-name="Tabla2.A35" office:value-type="string">
                  <text:p text:style-name="P33">33</text:p>
                </table:table-cell>
                <table:table-cell table:style-name="Tabla2.B35" office:value-type="string">
                  <text:p text:style-name="P33">!</text:p>
                </table:table-cell>
                <table:table-cell table:style-name="Tabla2.C35" office:value-type="string">
                  <text:p text:style-name="P34">(signo de admiración)</text:p>
                </table:table-cell>
              </table:table-row>
              <table:table-row table:style-name="Tabla2.1">
                <table:table-cell table:style-name="Tabla2.A36" office:value-type="string">
                  <text:p text:style-name="P33">34</text:p>
                </table:table-cell>
                <table:table-cell table:style-name="Tabla2.B36" office:value-type="string">
                  <text:p text:style-name="P33">"</text:p>
                </table:table-cell>
                <table:table-cell table:style-name="Tabla2.C36" office:value-type="string">
                  <text:p text:style-name="P34">(comillas dobles)</text:p>
                </table:table-cell>
              </table:table-row>
              <table:table-row table:style-name="Tabla2.1">
                <table:table-cell table:style-name="Tabla2.A37" office:value-type="string">
                  <text:p text:style-name="P33">35</text:p>
                </table:table-cell>
                <table:table-cell table:style-name="Tabla2.B37" office:value-type="string">
                  <text:p text:style-name="P33">#</text:p>
                </table:table-cell>
                <table:table-cell table:style-name="Tabla2.C37" office:value-type="string">
                  <text:p text:style-name="P34">(numeral)</text:p>
                </table:table-cell>
              </table:table-row>
              <table:table-row table:style-name="Tabla2.1">
                <table:table-cell table:style-name="Tabla2.A38" office:value-type="string">
                  <text:p text:style-name="P33">36</text:p>
                </table:table-cell>
                <table:table-cell table:style-name="Tabla2.B38" office:value-type="string">
                  <text:p text:style-name="P33">$</text:p>
                </table:table-cell>
                <table:table-cell table:style-name="Tabla2.C38" office:value-type="string">
                  <text:p text:style-name="P34">(signo pesos)</text:p>
                </table:table-cell>
              </table:table-row>
              <table:table-row table:style-name="Tabla2.1">
                <table:table-cell table:style-name="Tabla2.A39" office:value-type="string">
                  <text:p text:style-name="P33">37</text:p>
                </table:table-cell>
                <table:table-cell table:style-name="Tabla2.B39" office:value-type="string">
                  <text:p text:style-name="P33">%</text:p>
                </table:table-cell>
                <table:table-cell table:style-name="Tabla2.C39" office:value-type="string">
                  <text:p text:style-name="P34">(por ciento)</text:p>
                </table:table-cell>
              </table:table-row>
              <table:table-row table:style-name="Tabla2.1">
                <table:table-cell table:style-name="Tabla2.A40" office:value-type="string">
                  <text:p text:style-name="P33">38</text:p>
                </table:table-cell>
                <table:table-cell table:style-name="Tabla2.B40" office:value-type="string">
                  <text:p text:style-name="P33">&amp;</text:p>
                </table:table-cell>
                <table:table-cell table:style-name="Tabla2.C40" office:value-type="string">
                  <text:p text:style-name="P34">(anpersand)</text:p>
                </table:table-cell>
              </table:table-row>
              <table:table-row table:style-name="Tabla2.1">
                <table:table-cell table:style-name="Tabla2.A41" office:value-type="string">
                  <text:p text:style-name="P33">39</text:p>
                </table:table-cell>
                <table:table-cell table:style-name="Tabla2.B41" office:value-type="string">
                  <text:p text:style-name="P33">'</text:p>
                </table:table-cell>
                <table:table-cell table:style-name="Tabla2.C41" office:value-type="string">
                  <text:p text:style-name="P34">(comilla simple)</text:p>
                </table:table-cell>
              </table:table-row>
              <table:table-row table:style-name="Tabla2.1">
                <table:table-cell table:style-name="Tabla2.A42" office:value-type="string">
                  <text:p text:style-name="P33">40</text:p>
                </table:table-cell>
                <table:table-cell table:style-name="Tabla2.B42" office:value-type="string">
                  <text:p text:style-name="P33">(</text:p>
                </table:table-cell>
                <table:table-cell table:style-name="Tabla2.C42" office:value-type="string">
                  <text:p text:style-name="P34">(abre paréntesis)</text:p>
                </table:table-cell>
              </table:table-row>
              <table:table-row table:style-name="Tabla2.1">
                <table:table-cell table:style-name="Tabla2.A43" office:value-type="string">
                  <text:p text:style-name="P33">41</text:p>
                </table:table-cell>
                <table:table-cell table:style-name="Tabla2.B43" office:value-type="string">
                  <text:p text:style-name="P33">)</text:p>
                </table:table-cell>
                <table:table-cell table:style-name="Tabla2.C43" office:value-type="string">
                  <text:p text:style-name="P34">(cierra paréntesis)</text:p>
                </table:table-cell>
              </table:table-row>
              <table:table-row table:style-name="Tabla2.1">
                <table:table-cell table:style-name="Tabla2.A44" office:value-type="string">
                  <text:p text:style-name="P33">42</text:p>
                </table:table-cell>
                <table:table-cell table:style-name="Tabla2.B44" office:value-type="string">
                  <text:p text:style-name="P33">*</text:p>
                </table:table-cell>
                <table:table-cell table:style-name="Tabla2.C44" office:value-type="string">
                  <text:p text:style-name="P34">(asterisco)</text:p>
                </table:table-cell>
              </table:table-row>
              <table:table-row table:style-name="Tabla2.1">
                <table:table-cell table:style-name="Tabla2.A45" office:value-type="string">
                  <text:p text:style-name="P33">43</text:p>
                </table:table-cell>
                <table:table-cell table:style-name="Tabla2.B45" office:value-type="string">
                  <text:p text:style-name="P33">+</text:p>
                </table:table-cell>
                <table:table-cell table:style-name="Tabla2.C45" office:value-type="string">
                  <text:p text:style-name="P34">(signo mas)</text:p>
                </table:table-cell>
              </table:table-row>
              <table:table-row table:style-name="Tabla2.1">
                <table:table-cell table:style-name="Tabla2.A46" office:value-type="string">
                  <text:p text:style-name="P33">44</text:p>
                </table:table-cell>
                <table:table-cell table:style-name="Tabla2.B46" office:value-type="string">
                  <text:p text:style-name="P33">,</text:p>
                </table:table-cell>
                <table:table-cell table:style-name="Tabla2.C46" office:value-type="string">
                  <text:p text:style-name="P34">(coma)</text:p>
                </table:table-cell>
              </table:table-row>
              <table:table-row table:style-name="Tabla2.1">
                <table:table-cell table:style-name="Tabla2.A47" office:value-type="string">
                  <text:p text:style-name="P33">45</text:p>
                </table:table-cell>
                <table:table-cell table:style-name="Tabla2.B47" office:value-type="string">
                  <text:p text:style-name="P33">-</text:p>
                </table:table-cell>
                <table:table-cell table:style-name="Tabla2.C47" office:value-type="string">
                  <text:p text:style-name="P34">(signo menos)</text:p>
                </table:table-cell>
              </table:table-row>
              <table:table-row table:style-name="Tabla2.1">
                <table:table-cell table:style-name="Tabla2.A48" office:value-type="string">
                  <text:p text:style-name="P33">46</text:p>
                </table:table-cell>
                <table:table-cell table:style-name="Tabla2.B48" office:value-type="string">
                  <text:p text:style-name="P33">.</text:p>
                </table:table-cell>
                <table:table-cell table:style-name="Tabla2.C48" office:value-type="string">
                  <text:p text:style-name="P34">(punto)</text:p>
                </table:table-cell>
              </table:table-row>
              <table:table-row table:style-name="Tabla2.1">
                <table:table-cell table:style-name="Tabla2.A49" office:value-type="string">
                  <text:p text:style-name="P33">47</text:p>
                </table:table-cell>
                <table:table-cell table:style-name="Tabla2.B49" office:value-type="string">
                  <text:p text:style-name="P33">/</text:p>
                </table:table-cell>
                <table:table-cell table:style-name="Tabla2.C49" office:value-type="string">
                  <text:p text:style-name="P34">(barra inclinada)</text:p>
                </table:table-cell>
              </table:table-row>
              <table:table-row table:style-name="Tabla2.1">
                <table:table-cell table:style-name="Tabla2.A50" office:value-type="string">
                  <text:p text:style-name="P33">48</text:p>
                </table:table-cell>
                <table:table-cell table:style-name="Tabla2.B50" office:value-type="string">
                  <text:p text:style-name="P33">0</text:p>
                </table:table-cell>
                <table:table-cell table:style-name="Tabla2.C50" office:value-type="string">
                  <text:p text:style-name="P34">(cero)</text:p>
                </table:table-cell>
              </table:table-row>
              <table:table-row table:style-name="Tabla2.1">
                <table:table-cell table:style-name="Tabla2.A51" office:value-type="string">
                  <text:p text:style-name="P33">49</text:p>
                </table:table-cell>
                <table:table-cell table:style-name="Tabla2.B51" office:value-type="string">
                  <text:p text:style-name="P33">1</text:p>
                </table:table-cell>
                <table:table-cell table:style-name="Tabla2.C51" office:value-type="string">
                  <text:p text:style-name="P34">(uno)</text:p>
                </table:table-cell>
              </table:table-row>
              <table:table-row table:style-name="Tabla2.1">
                <table:table-cell table:style-name="Tabla2.A52" office:value-type="string">
                  <text:p text:style-name="P33">50</text:p>
                </table:table-cell>
                <table:table-cell table:style-name="Tabla2.B52" office:value-type="string">
                  <text:p text:style-name="P33">2</text:p>
                </table:table-cell>
                <table:table-cell table:style-name="Tabla2.C52" office:value-type="string">
                  <text:p text:style-name="P34">(dos)</text:p>
                </table:table-cell>
              </table:table-row>
              <table:table-row table:style-name="Tabla2.1">
                <table:table-cell table:style-name="Tabla2.A53" office:value-type="string">
                  <text:p text:style-name="P33">51</text:p>
                </table:table-cell>
                <table:table-cell table:style-name="Tabla2.B53" office:value-type="string">
                  <text:p text:style-name="P33">3</text:p>
                </table:table-cell>
                <table:table-cell table:style-name="Tabla2.C53" office:value-type="string">
                  <text:p text:style-name="P34">(tres)</text:p>
                </table:table-cell>
              </table:table-row>
              <table:table-row table:style-name="Tabla2.1">
                <table:table-cell table:style-name="Tabla2.A54" office:value-type="string">
                  <text:p text:style-name="P33">52</text:p>
                </table:table-cell>
                <table:table-cell table:style-name="Tabla2.B54" office:value-type="string">
                  <text:p text:style-name="P33">4</text:p>
                </table:table-cell>
                <table:table-cell table:style-name="Tabla2.C54" office:value-type="string">
                  <text:p text:style-name="P34">(cuatro)</text:p>
                </table:table-cell>
              </table:table-row>
              <table:table-row table:style-name="Tabla2.1">
                <table:table-cell table:style-name="Tabla2.A55" office:value-type="string">
                  <text:p text:style-name="P33">53</text:p>
                </table:table-cell>
                <table:table-cell table:style-name="Tabla2.B55" office:value-type="string">
                  <text:p text:style-name="P33">5</text:p>
                </table:table-cell>
                <table:table-cell table:style-name="Tabla2.C55" office:value-type="string">
                  <text:p text:style-name="P34">(cinco)</text:p>
                </table:table-cell>
              </table:table-row>
              <table:table-row table:style-name="Tabla2.1">
                <table:table-cell table:style-name="Tabla2.A56" office:value-type="string">
                  <text:p text:style-name="P33">54</text:p>
                </table:table-cell>
                <table:table-cell table:style-name="Tabla2.B56" office:value-type="string">
                  <text:p text:style-name="P33">6</text:p>
                </table:table-cell>
                <table:table-cell table:style-name="Tabla2.C56" office:value-type="string">
                  <text:p text:style-name="P34">(seis)</text:p>
                </table:table-cell>
              </table:table-row>
              <table:table-row table:style-name="Tabla2.1">
                <table:table-cell table:style-name="Tabla2.A57" office:value-type="string">
                  <text:p text:style-name="P33">55</text:p>
                </table:table-cell>
                <table:table-cell table:style-name="Tabla2.B57" office:value-type="string">
                  <text:p text:style-name="P33">7</text:p>
                </table:table-cell>
                <table:table-cell table:style-name="Tabla2.C57" office:value-type="string">
                  <text:p text:style-name="P34">(siete)</text:p>
                </table:table-cell>
              </table:table-row>
              <table:table-row table:style-name="Tabla2.1">
                <table:table-cell table:style-name="Tabla2.A58" office:value-type="string">
                  <text:p text:style-name="P33">56</text:p>
                </table:table-cell>
                <table:table-cell table:style-name="Tabla2.B58" office:value-type="string">
                  <text:p text:style-name="P33">8</text:p>
                </table:table-cell>
                <table:table-cell table:style-name="Tabla2.C58" office:value-type="string">
                  <text:p text:style-name="P34">(ocho)</text:p>
                </table:table-cell>
              </table:table-row>
              <table:table-row table:style-name="Tabla2.1">
                <table:table-cell table:style-name="Tabla2.A59" office:value-type="string">
                  <text:p text:style-name="P33">57</text:p>
                </table:table-cell>
                <table:table-cell table:style-name="Tabla2.B59" office:value-type="string">
                  <text:p text:style-name="P33">9</text:p>
                </table:table-cell>
                <table:table-cell table:style-name="Tabla2.C59" office:value-type="string">
                  <text:p text:style-name="P34">(nueve)</text:p>
                </table:table-cell>
              </table:table-row>
              <table:table-row table:style-name="Tabla2.1">
                <table:table-cell table:style-name="Tabla2.A60" office:value-type="string">
                  <text:p text:style-name="P33">58</text:p>
                </table:table-cell>
                <table:table-cell table:style-name="Tabla2.B60" office:value-type="string">
                  <text:p text:style-name="P33">:</text:p>
                </table:table-cell>
                <table:table-cell table:style-name="Tabla2.C60" office:value-type="string">
                  <text:p text:style-name="P34">(dos puntos)</text:p>
                </table:table-cell>
              </table:table-row>
              <table:table-row table:style-name="Tabla2.1">
                <table:table-cell table:style-name="Tabla2.A61" office:value-type="string">
                  <text:p text:style-name="P33">59</text:p>
                </table:table-cell>
                <table:table-cell table:style-name="Tabla2.B61" office:value-type="string">
                  <text:p text:style-name="P33">;</text:p>
                </table:table-cell>
                <table:table-cell table:style-name="Tabla2.C61" office:value-type="string">
                  <text:p text:style-name="P34">(punto y coma)</text:p>
                </table:table-cell>
              </table:table-row>
              <table:table-row table:style-name="Tabla2.1">
                <table:table-cell table:style-name="Tabla2.A62" office:value-type="string">
                  <text:p text:style-name="P33">60</text:p>
                </table:table-cell>
                <table:table-cell table:style-name="Tabla2.B62" office:value-type="string">
                  <text:p text:style-name="P33">&lt;</text:p>
                </table:table-cell>
                <table:table-cell table:style-name="Tabla2.C62" office:value-type="string">
                  <text:p text:style-name="P34">(mayor que )</text:p>
                </table:table-cell>
              </table:table-row>
              <table:table-row table:style-name="Tabla2.1">
                <table:table-cell table:style-name="Tabla2.A63" office:value-type="string">
                  <text:p text:style-name="P33">61</text:p>
                </table:table-cell>
                <table:table-cell table:style-name="Tabla2.B63" office:value-type="string">
                  <text:p text:style-name="P33">=</text:p>
                </table:table-cell>
                <table:table-cell table:style-name="Tabla2.C63" office:value-type="string">
                  <text:p text:style-name="P34">(igual que)</text:p>
                </table:table-cell>
              </table:table-row>
              <table:table-row table:style-name="Tabla2.1">
                <table:table-cell table:style-name="Tabla2.A64" office:value-type="string">
                  <text:p text:style-name="P33">62</text:p>
                </table:table-cell>
                <table:table-cell table:style-name="Tabla2.B64" office:value-type="string">
                  <text:p text:style-name="P33">&gt;</text:p>
                </table:table-cell>
                <table:table-cell table:style-name="Tabla2.C64" office:value-type="string">
                  <text:p text:style-name="P34">(menos que)</text:p>
                </table:table-cell>
              </table:table-row>
              <table:table-row table:style-name="Tabla2.1">
                <table:table-cell table:style-name="Tabla2.A65" office:value-type="string">
                  <text:p text:style-name="P33">63</text:p>
                </table:table-cell>
                <table:table-cell table:style-name="Tabla2.B65" office:value-type="string">
                  <text:p text:style-name="P33">?</text:p>
                </table:table-cell>
                <table:table-cell table:style-name="Tabla2.C65" office:value-type="string">
                  <text:p text:style-name="P34">(cierra signo interrogación)</text:p>
                </table:table-cell>
              </table:table-row>
              <table:table-row table:style-name="Tabla2.1">
                <table:table-cell table:style-name="Tabla2.A66" office:value-type="string">
                  <text:p text:style-name="P33">64</text:p>
                </table:table-cell>
                <table:table-cell table:style-name="Tabla2.B66" office:value-type="string">
                  <text:p text:style-name="P33">@</text:p>
                </table:table-cell>
                <table:table-cell table:style-name="Tabla2.C66" office:value-type="string">
                  <text:p text:style-name="P34">arroba</text:p>
                </table:table-cell>
              </table:table-row>
              <table:table-row table:style-name="Tabla2.1">
                <table:table-cell table:style-name="Tabla2.A67" office:value-type="string">
                  <text:p text:style-name="P33">65</text:p>
                </table:table-cell>
                <table:table-cell table:style-name="Tabla2.B67" office:value-type="string">
                  <text:p text:style-name="P33">A</text:p>
                </table:table-cell>
                <table:table-cell table:style-name="Tabla2.C67" office:value-type="string">
                  <text:p text:style-name="P34">(letra A mayúscula)</text:p>
                </table:table-cell>
              </table:table-row>
              <table:table-row table:style-name="Tabla2.1">
                <table:table-cell table:style-name="Tabla2.A68" office:value-type="string">
                  <text:p text:style-name="P33">66</text:p>
                </table:table-cell>
                <table:table-cell table:style-name="Tabla2.B68" office:value-type="string">
                  <text:p text:style-name="P33">B</text:p>
                </table:table-cell>
                <table:table-cell table:style-name="Tabla2.C68" office:value-type="string">
                  <text:p text:style-name="P34">(letra B mayúscula)</text:p>
                </table:table-cell>
              </table:table-row>
              <table:table-row table:style-name="Tabla2.1">
                <table:table-cell table:style-name="Tabla2.A69" office:value-type="string">
                  <text:p text:style-name="P33">67</text:p>
                </table:table-cell>
                <table:table-cell table:style-name="Tabla2.B69" office:value-type="string">
                  <text:p text:style-name="P33">C</text:p>
                </table:table-cell>
                <table:table-cell table:style-name="Tabla2.C69" office:value-type="string">
                  <text:p text:style-name="P34">(letra C mayúscula)</text:p>
                </table:table-cell>
              </table:table-row>
              <table:table-row table:style-name="Tabla2.1">
                <table:table-cell table:style-name="Tabla2.A70" office:value-type="string">
                  <text:p text:style-name="P33">68</text:p>
                </table:table-cell>
                <table:table-cell table:style-name="Tabla2.B70" office:value-type="string">
                  <text:p text:style-name="P33">D</text:p>
                </table:table-cell>
                <table:table-cell table:style-name="Tabla2.C70" office:value-type="string">
                  <text:p text:style-name="P34">(letra D mayúscula)</text:p>
                </table:table-cell>
              </table:table-row>
              <table:table-row table:style-name="Tabla2.1">
                <table:table-cell table:style-name="Tabla2.A71" office:value-type="string">
                  <text:p text:style-name="P33">69</text:p>
                </table:table-cell>
                <table:table-cell table:style-name="Tabla2.B71" office:value-type="string">
                  <text:p text:style-name="P33">E</text:p>
                </table:table-cell>
                <table:table-cell table:style-name="Tabla2.C71" office:value-type="string">
                  <text:p text:style-name="P34">(letra E mayúscula)</text:p>
                </table:table-cell>
              </table:table-row>
              <table:table-row table:style-name="Tabla2.1">
                <table:table-cell table:style-name="Tabla2.A72" office:value-type="string">
                  <text:p text:style-name="P33">70</text:p>
                </table:table-cell>
                <table:table-cell table:style-name="Tabla2.B72" office:value-type="string">
                  <text:p text:style-name="P33">F</text:p>
                </table:table-cell>
                <table:table-cell table:style-name="Tabla2.C72" office:value-type="string">
                  <text:p text:style-name="P34">(letra F mayúscula)</text:p>
                </table:table-cell>
              </table:table-row>
              <table:table-row table:style-name="Tabla2.1">
                <table:table-cell table:style-name="Tabla2.A73" office:value-type="string">
                  <text:p text:style-name="P33">71</text:p>
                </table:table-cell>
                <table:table-cell table:style-name="Tabla2.B73" office:value-type="string">
                  <text:p text:style-name="P33">G</text:p>
                </table:table-cell>
                <table:table-cell table:style-name="Tabla2.C73" office:value-type="string">
                  <text:p text:style-name="P34">(letra G mayúscula)</text:p>
                </table:table-cell>
              </table:table-row>
              <table:table-row table:style-name="Tabla2.1">
                <table:table-cell table:style-name="Tabla2.A74" office:value-type="string">
                  <text:p text:style-name="P33">72</text:p>
                </table:table-cell>
                <table:table-cell table:style-name="Tabla2.B74" office:value-type="string">
                  <text:p text:style-name="P33">H</text:p>
                </table:table-cell>
                <table:table-cell table:style-name="Tabla2.C74" office:value-type="string">
                  <text:p text:style-name="P34">(letra H mayúscula)</text:p>
                </table:table-cell>
              </table:table-row>
              <table:table-row table:style-name="Tabla2.1">
                <table:table-cell table:style-name="Tabla2.A75" office:value-type="string">
                  <text:p text:style-name="P33">73</text:p>
                </table:table-cell>
                <table:table-cell table:style-name="Tabla2.B75" office:value-type="string">
                  <text:p text:style-name="P33">I</text:p>
                </table:table-cell>
                <table:table-cell table:style-name="Tabla2.C75" office:value-type="string">
                  <text:p text:style-name="P34">(letra I mayúscula)</text:p>
                </table:table-cell>
              </table:table-row>
              <table:table-row table:style-name="Tabla2.1">
                <table:table-cell table:style-name="Tabla2.A76" office:value-type="string">
                  <text:p text:style-name="P33">74</text:p>
                </table:table-cell>
                <table:table-cell table:style-name="Tabla2.B76" office:value-type="string">
                  <text:p text:style-name="P33">J</text:p>
                </table:table-cell>
                <table:table-cell table:style-name="Tabla2.C76" office:value-type="string">
                  <text:p text:style-name="P34">(letra J mayúscula)</text:p>
                </table:table-cell>
              </table:table-row>
              <table:table-row table:style-name="Tabla2.1">
                <table:table-cell table:style-name="Tabla2.A77" office:value-type="string">
                  <text:p text:style-name="P33">75</text:p>
                </table:table-cell>
                <table:table-cell table:style-name="Tabla2.B77" office:value-type="string">
                  <text:p text:style-name="P33">K</text:p>
                </table:table-cell>
                <table:table-cell table:style-name="Tabla2.C77" office:value-type="string">
                  <text:p text:style-name="P34">(letra K mayúscula)</text:p>
                </table:table-cell>
              </table:table-row>
              <table:table-row table:style-name="Tabla2.1">
                <table:table-cell table:style-name="Tabla2.A78" office:value-type="string">
                  <text:p text:style-name="P33">76</text:p>
                </table:table-cell>
                <table:table-cell table:style-name="Tabla2.B78" office:value-type="string">
                  <text:p text:style-name="P33">L</text:p>
                </table:table-cell>
                <table:table-cell table:style-name="Tabla2.C78" office:value-type="string">
                  <text:p text:style-name="P34">(letra L mayúscula)</text:p>
                </table:table-cell>
              </table:table-row>
              <table:table-row table:style-name="Tabla2.1">
                <table:table-cell table:style-name="Tabla2.A79" office:value-type="string">
                  <text:p text:style-name="P33">77</text:p>
                </table:table-cell>
                <table:table-cell table:style-name="Tabla2.B79" office:value-type="string">
                  <text:p text:style-name="P33">M</text:p>
                </table:table-cell>
                <table:table-cell table:style-name="Tabla2.C79" office:value-type="string">
                  <text:p text:style-name="P34">(letra M mayúscula)</text:p>
                </table:table-cell>
              </table:table-row>
              <text:soft-page-break/>
              <table:table-row table:style-name="Tabla2.1">
                <table:table-cell table:style-name="Tabla2.A80" office:value-type="string">
                  <text:p text:style-name="P33">78</text:p>
                </table:table-cell>
                <table:table-cell table:style-name="Tabla2.B80" office:value-type="string">
                  <text:p text:style-name="P33">N</text:p>
                </table:table-cell>
                <table:table-cell table:style-name="Tabla2.C80" office:value-type="string">
                  <text:p text:style-name="P34">(letra N mayúscula)</text:p>
                </table:table-cell>
              </table:table-row>
              <table:table-row table:style-name="Tabla2.1">
                <table:table-cell table:style-name="Tabla2.A81" office:value-type="string">
                  <text:p text:style-name="P33">79</text:p>
                </table:table-cell>
                <table:table-cell table:style-name="Tabla2.B81" office:value-type="string">
                  <text:p text:style-name="P33">O</text:p>
                </table:table-cell>
                <table:table-cell table:style-name="Tabla2.C81" office:value-type="string">
                  <text:p text:style-name="P34">(letra O mayúscula)</text:p>
                </table:table-cell>
              </table:table-row>
              <table:table-row table:style-name="Tabla2.1">
                <table:table-cell table:style-name="Tabla2.A82" office:value-type="string">
                  <text:p text:style-name="P33">80</text:p>
                </table:table-cell>
                <table:table-cell table:style-name="Tabla2.B82" office:value-type="string">
                  <text:p text:style-name="P33">P</text:p>
                </table:table-cell>
                <table:table-cell table:style-name="Tabla2.C82" office:value-type="string">
                  <text:p text:style-name="P34">(letra P mayúscula)</text:p>
                </table:table-cell>
              </table:table-row>
              <table:table-row table:style-name="Tabla2.1">
                <table:table-cell table:style-name="Tabla2.A83" office:value-type="string">
                  <text:p text:style-name="P33">81</text:p>
                </table:table-cell>
                <table:table-cell table:style-name="Tabla2.B83" office:value-type="string">
                  <text:p text:style-name="P33">Q</text:p>
                </table:table-cell>
                <table:table-cell table:style-name="Tabla2.C83" office:value-type="string">
                  <text:p text:style-name="P34">(letra Q mayúscula)</text:p>
                </table:table-cell>
              </table:table-row>
              <table:table-row table:style-name="Tabla2.1">
                <table:table-cell table:style-name="Tabla2.A84" office:value-type="string">
                  <text:p text:style-name="P33">82</text:p>
                </table:table-cell>
                <table:table-cell table:style-name="Tabla2.B84" office:value-type="string">
                  <text:p text:style-name="P33">R</text:p>
                </table:table-cell>
                <table:table-cell table:style-name="Tabla2.C84" office:value-type="string">
                  <text:p text:style-name="P34">(letra R mayúscula)</text:p>
                </table:table-cell>
              </table:table-row>
              <table:table-row table:style-name="Tabla2.1">
                <table:table-cell table:style-name="Tabla2.A85" office:value-type="string">
                  <text:p text:style-name="P33">83</text:p>
                </table:table-cell>
                <table:table-cell table:style-name="Tabla2.B85" office:value-type="string">
                  <text:p text:style-name="P33">S</text:p>
                </table:table-cell>
                <table:table-cell table:style-name="Tabla2.C85" office:value-type="string">
                  <text:p text:style-name="P34">(letra S mayúscula)</text:p>
                </table:table-cell>
              </table:table-row>
              <table:table-row table:style-name="Tabla2.1">
                <table:table-cell table:style-name="Tabla2.A86" office:value-type="string">
                  <text:p text:style-name="P33">84</text:p>
                </table:table-cell>
                <table:table-cell table:style-name="Tabla2.B86" office:value-type="string">
                  <text:p text:style-name="P33">T</text:p>
                </table:table-cell>
                <table:table-cell table:style-name="Tabla2.C86" office:value-type="string">
                  <text:p text:style-name="P34">(letra T mayúscula)</text:p>
                </table:table-cell>
              </table:table-row>
              <table:table-row table:style-name="Tabla2.1">
                <table:table-cell table:style-name="Tabla2.A87" office:value-type="string">
                  <text:p text:style-name="P33">85</text:p>
                </table:table-cell>
                <table:table-cell table:style-name="Tabla2.B87" office:value-type="string">
                  <text:p text:style-name="P33">U</text:p>
                </table:table-cell>
                <table:table-cell table:style-name="Tabla2.C87" office:value-type="string">
                  <text:p text:style-name="P34">(letra U mayúscula)</text:p>
                </table:table-cell>
              </table:table-row>
              <table:table-row table:style-name="Tabla2.1">
                <table:table-cell table:style-name="Tabla2.A88" office:value-type="string">
                  <text:p text:style-name="P33">86</text:p>
                </table:table-cell>
                <table:table-cell table:style-name="Tabla2.B88" office:value-type="string">
                  <text:p text:style-name="P33">V</text:p>
                </table:table-cell>
                <table:table-cell table:style-name="Tabla2.C88" office:value-type="string">
                  <text:p text:style-name="P34">(letra V mayúscula)</text:p>
                </table:table-cell>
              </table:table-row>
              <table:table-row table:style-name="Tabla2.1">
                <table:table-cell table:style-name="Tabla2.A89" office:value-type="string">
                  <text:p text:style-name="P33">87</text:p>
                </table:table-cell>
                <table:table-cell table:style-name="Tabla2.B89" office:value-type="string">
                  <text:p text:style-name="P33">W</text:p>
                </table:table-cell>
                <table:table-cell table:style-name="Tabla2.C89" office:value-type="string">
                  <text:p text:style-name="P34">(letra W mayúscula)</text:p>
                </table:table-cell>
              </table:table-row>
              <table:table-row table:style-name="Tabla2.1">
                <table:table-cell table:style-name="Tabla2.A90" office:value-type="string">
                  <text:p text:style-name="P33">88</text:p>
                </table:table-cell>
                <table:table-cell table:style-name="Tabla2.B90" office:value-type="string">
                  <text:p text:style-name="P33">X</text:p>
                </table:table-cell>
                <table:table-cell table:style-name="Tabla2.C90" office:value-type="string">
                  <text:p text:style-name="P34">(letra X mayúscula)</text:p>
                </table:table-cell>
              </table:table-row>
              <table:table-row table:style-name="Tabla2.1">
                <table:table-cell table:style-name="Tabla2.A91" office:value-type="string">
                  <text:p text:style-name="P33">89</text:p>
                </table:table-cell>
                <table:table-cell table:style-name="Tabla2.B91" office:value-type="string">
                  <text:p text:style-name="P33">Y</text:p>
                </table:table-cell>
                <table:table-cell table:style-name="Tabla2.C91" office:value-type="string">
                  <text:p text:style-name="P34">(letra Y mayúscula)</text:p>
                </table:table-cell>
              </table:table-row>
              <table:table-row table:style-name="Tabla2.1">
                <table:table-cell table:style-name="Tabla2.A92" office:value-type="string">
                  <text:p text:style-name="P33">90</text:p>
                </table:table-cell>
                <table:table-cell table:style-name="Tabla2.B92" office:value-type="string">
                  <text:p text:style-name="P33">Z</text:p>
                </table:table-cell>
                <table:table-cell table:style-name="Tabla2.C92" office:value-type="string">
                  <text:p text:style-name="P34">(letra Z mayúscula)</text:p>
                </table:table-cell>
              </table:table-row>
              <table:table-row table:style-name="Tabla2.1">
                <table:table-cell table:style-name="Tabla2.A93" office:value-type="string">
                  <text:p text:style-name="P33">91</text:p>
                </table:table-cell>
                <table:table-cell table:style-name="Tabla2.B93" office:value-type="string">
                  <text:p text:style-name="P33">[</text:p>
                </table:table-cell>
                <table:table-cell table:style-name="Tabla2.C93" office:value-type="string">
                  <text:p text:style-name="P34">(abre corchetes)</text:p>
                </table:table-cell>
              </table:table-row>
              <table:table-row table:style-name="Tabla2.1">
                <table:table-cell table:style-name="Tabla2.A94" office:value-type="string">
                  <text:p text:style-name="P33">92</text:p>
                </table:table-cell>
                <table:table-cell table:style-name="Tabla2.B94" office:value-type="string">
                  <text:p text:style-name="P33">\</text:p>
                </table:table-cell>
                <table:table-cell table:style-name="Tabla2.C94" office:value-type="string">
                  <text:p text:style-name="P34">(barra invertida)</text:p>
                </table:table-cell>
              </table:table-row>
              <table:table-row table:style-name="Tabla2.1">
                <table:table-cell table:style-name="Tabla2.A95" office:value-type="string">
                  <text:p text:style-name="P33">93</text:p>
                </table:table-cell>
                <table:table-cell table:style-name="Tabla2.B95" office:value-type="string">
                  <text:p text:style-name="P33">]</text:p>
                </table:table-cell>
                <table:table-cell table:style-name="Tabla2.C95" office:value-type="string">
                  <text:p text:style-name="P34">(cierra corchetes)</text:p>
                </table:table-cell>
              </table:table-row>
              <table:table-row table:style-name="Tabla2.1">
                <table:table-cell table:style-name="Tabla2.A96" office:value-type="string">
                  <text:p text:style-name="P33">94</text:p>
                </table:table-cell>
                <table:table-cell table:style-name="Tabla2.B96" office:value-type="string">
                  <text:p text:style-name="P33">^</text:p>
                </table:table-cell>
                <table:table-cell table:style-name="Tabla2.C96" office:value-type="string">
                  <text:p text:style-name="P34">(circunflejo)</text:p>
                </table:table-cell>
              </table:table-row>
              <table:table-row table:style-name="Tabla2.1">
                <table:table-cell table:style-name="Tabla2.A97" office:value-type="string">
                  <text:p text:style-name="P33">95</text:p>
                </table:table-cell>
                <table:table-cell table:style-name="Tabla2.B97" office:value-type="string">
                  <text:p text:style-name="P33">_</text:p>
                </table:table-cell>
                <table:table-cell table:style-name="Tabla2.C97" office:value-type="string">
                  <text:p text:style-name="P34">(guion bajo)</text:p>
                </table:table-cell>
              </table:table-row>
              <table:table-row table:style-name="Tabla2.1">
                <table:table-cell table:style-name="Tabla2.A98" office:value-type="string">
                  <text:p text:style-name="P33">96</text:p>
                </table:table-cell>
                <table:table-cell table:style-name="Tabla2.B98" office:value-type="string">
                  <text:p text:style-name="P33">`</text:p>
                </table:table-cell>
                <table:table-cell table:style-name="Tabla2.C98" office:value-type="string">
                  <text:p text:style-name="P34">(acento grave)</text:p>
                </table:table-cell>
              </table:table-row>
              <table:table-row table:style-name="Tabla2.1">
                <table:table-cell table:style-name="Tabla2.A99" office:value-type="string">
                  <text:p text:style-name="P33">97</text:p>
                </table:table-cell>
                <table:table-cell table:style-name="Tabla2.B99" office:value-type="string">
                  <text:p text:style-name="P33">a</text:p>
                </table:table-cell>
                <table:table-cell table:style-name="Tabla2.C99" office:value-type="string">
                  <text:p text:style-name="P34">(letra a minúscula)</text:p>
                </table:table-cell>
              </table:table-row>
              <table:table-row table:style-name="Tabla2.1">
                <table:table-cell table:style-name="Tabla2.A100" office:value-type="string">
                  <text:p text:style-name="P33">98</text:p>
                </table:table-cell>
                <table:table-cell table:style-name="Tabla2.B100" office:value-type="string">
                  <text:p text:style-name="P33">b</text:p>
                </table:table-cell>
                <table:table-cell table:style-name="Tabla2.C100" office:value-type="string">
                  <text:p text:style-name="P34">(letra b minúscula)</text:p>
                </table:table-cell>
              </table:table-row>
              <table:table-row table:style-name="Tabla2.1">
                <table:table-cell table:style-name="Tabla2.A101" office:value-type="string">
                  <text:p text:style-name="P33">99</text:p>
                </table:table-cell>
                <table:table-cell table:style-name="Tabla2.B101" office:value-type="string">
                  <text:p text:style-name="P33">c</text:p>
                </table:table-cell>
                <table:table-cell table:style-name="Tabla2.C101" office:value-type="string">
                  <text:p text:style-name="P34">(letra c minúscula)</text:p>
                </table:table-cell>
              </table:table-row>
              <table:table-row table:style-name="Tabla2.1">
                <table:table-cell table:style-name="Tabla2.A102" office:value-type="string">
                  <text:p text:style-name="P33">100</text:p>
                </table:table-cell>
                <table:table-cell table:style-name="Tabla2.B102" office:value-type="string">
                  <text:p text:style-name="P33">d</text:p>
                </table:table-cell>
                <table:table-cell table:style-name="Tabla2.C102" office:value-type="string">
                  <text:p text:style-name="P34">(letra d minúscula)</text:p>
                </table:table-cell>
              </table:table-row>
              <table:table-row table:style-name="Tabla2.1">
                <table:table-cell table:style-name="Tabla2.A103" office:value-type="string">
                  <text:p text:style-name="P33">101</text:p>
                </table:table-cell>
                <table:table-cell table:style-name="Tabla2.B103" office:value-type="string">
                  <text:p text:style-name="P33">e</text:p>
                </table:table-cell>
                <table:table-cell table:style-name="Tabla2.C103" office:value-type="string">
                  <text:p text:style-name="P34">(letra e minúscula)</text:p>
                </table:table-cell>
              </table:table-row>
              <table:table-row table:style-name="Tabla2.1">
                <table:table-cell table:style-name="Tabla2.A104" office:value-type="string">
                  <text:p text:style-name="P33">102</text:p>
                </table:table-cell>
                <table:table-cell table:style-name="Tabla2.B104" office:value-type="string">
                  <text:p text:style-name="P33">f</text:p>
                </table:table-cell>
                <table:table-cell table:style-name="Tabla2.C104" office:value-type="string">
                  <text:p text:style-name="P34">(letra f minúscula)</text:p>
                </table:table-cell>
              </table:table-row>
              <table:table-row table:style-name="Tabla2.1">
                <table:table-cell table:style-name="Tabla2.A105" office:value-type="string">
                  <text:p text:style-name="P33">103</text:p>
                </table:table-cell>
                <table:table-cell table:style-name="Tabla2.B105" office:value-type="string">
                  <text:p text:style-name="P33">g</text:p>
                </table:table-cell>
                <table:table-cell table:style-name="Tabla2.C105" office:value-type="string">
                  <text:p text:style-name="P34">(letra g minúscula)</text:p>
                </table:table-cell>
              </table:table-row>
              <table:table-row table:style-name="Tabla2.1">
                <table:table-cell table:style-name="Tabla2.A106" office:value-type="string">
                  <text:p text:style-name="P33">104</text:p>
                </table:table-cell>
                <table:table-cell table:style-name="Tabla2.B106" office:value-type="string">
                  <text:p text:style-name="P33">h</text:p>
                </table:table-cell>
                <table:table-cell table:style-name="Tabla2.C106" office:value-type="string">
                  <text:p text:style-name="P34">(letra h minúscula)</text:p>
                </table:table-cell>
              </table:table-row>
              <table:table-row table:style-name="Tabla2.1">
                <table:table-cell table:style-name="Tabla2.A107" office:value-type="string">
                  <text:p text:style-name="P33">105</text:p>
                </table:table-cell>
                <table:table-cell table:style-name="Tabla2.B107" office:value-type="string">
                  <text:p text:style-name="P33">i</text:p>
                </table:table-cell>
                <table:table-cell table:style-name="Tabla2.C107" office:value-type="string">
                  <text:p text:style-name="P34">(letra i minúscula)</text:p>
                </table:table-cell>
              </table:table-row>
              <table:table-row table:style-name="Tabla2.1">
                <table:table-cell table:style-name="Tabla2.A108" office:value-type="string">
                  <text:p text:style-name="P33">106</text:p>
                </table:table-cell>
                <table:table-cell table:style-name="Tabla2.B108" office:value-type="string">
                  <text:p text:style-name="P33">j</text:p>
                </table:table-cell>
                <table:table-cell table:style-name="Tabla2.C108" office:value-type="string">
                  <text:p text:style-name="P34">(letra j minúscula)</text:p>
                </table:table-cell>
              </table:table-row>
              <table:table-row table:style-name="Tabla2.1">
                <table:table-cell table:style-name="Tabla2.A109" office:value-type="string">
                  <text:p text:style-name="P33">107</text:p>
                </table:table-cell>
                <table:table-cell table:style-name="Tabla2.B109" office:value-type="string">
                  <text:p text:style-name="P33">k</text:p>
                </table:table-cell>
                <table:table-cell table:style-name="Tabla2.C109" office:value-type="string">
                  <text:p text:style-name="P34">(letra k minúscula)</text:p>
                </table:table-cell>
              </table:table-row>
              <table:table-row table:style-name="Tabla2.1">
                <table:table-cell table:style-name="Tabla2.A110" office:value-type="string">
                  <text:p text:style-name="P33">108</text:p>
                </table:table-cell>
                <table:table-cell table:style-name="Tabla2.B110" office:value-type="string">
                  <text:p text:style-name="P33">l</text:p>
                </table:table-cell>
                <table:table-cell table:style-name="Tabla2.C110" office:value-type="string">
                  <text:p text:style-name="P34">(letra l minúscula)</text:p>
                </table:table-cell>
              </table:table-row>
              <table:table-row table:style-name="Tabla2.1">
                <table:table-cell table:style-name="Tabla2.A111" office:value-type="string">
                  <text:p text:style-name="P33">109</text:p>
                </table:table-cell>
                <table:table-cell table:style-name="Tabla2.B111" office:value-type="string">
                  <text:p text:style-name="P33">m</text:p>
                </table:table-cell>
                <table:table-cell table:style-name="Tabla2.C111" office:value-type="string">
                  <text:p text:style-name="P34">(letra m minúscula)</text:p>
                </table:table-cell>
              </table:table-row>
              <table:table-row table:style-name="Tabla2.1">
                <table:table-cell table:style-name="Tabla2.A112" office:value-type="string">
                  <text:p text:style-name="P33">110</text:p>
                </table:table-cell>
                <table:table-cell table:style-name="Tabla2.B112" office:value-type="string">
                  <text:p text:style-name="P33">n</text:p>
                </table:table-cell>
                <table:table-cell table:style-name="Tabla2.C112" office:value-type="string">
                  <text:p text:style-name="P34">(letra n minúscula)</text:p>
                </table:table-cell>
              </table:table-row>
              <table:table-row table:style-name="Tabla2.1">
                <table:table-cell table:style-name="Tabla2.A113" office:value-type="string">
                  <text:p text:style-name="P33">111</text:p>
                </table:table-cell>
                <table:table-cell table:style-name="Tabla2.B113" office:value-type="string">
                  <text:p text:style-name="P35">o</text:p>
                </table:table-cell>
                <table:table-cell table:style-name="Tabla2.C113" office:value-type="string">
                  <text:p text:style-name="P34">(letra o minúscula)</text:p>
                </table:table-cell>
              </table:table-row>
              <table:table-row table:style-name="Tabla2.1">
                <table:table-cell table:style-name="Tabla2.A114" office:value-type="string">
                  <text:p text:style-name="P33">112</text:p>
                </table:table-cell>
                <table:table-cell table:style-name="Tabla2.B114" office:value-type="string">
                  <text:p text:style-name="P33">p</text:p>
                </table:table-cell>
                <table:table-cell table:style-name="Tabla2.C114" office:value-type="string">
                  <text:p text:style-name="P34">(letra p minúscula)</text:p>
                </table:table-cell>
              </table:table-row>
              <table:table-row table:style-name="Tabla2.1">
                <table:table-cell table:style-name="Tabla2.A115" office:value-type="string">
                  <text:p text:style-name="P33">113</text:p>
                </table:table-cell>
                <table:table-cell table:style-name="Tabla2.B115" office:value-type="string">
                  <text:p text:style-name="P33">q</text:p>
                </table:table-cell>
                <table:table-cell table:style-name="Tabla2.C115" office:value-type="string">
                  <text:p text:style-name="P34">(letra q minúscula)</text:p>
                </table:table-cell>
              </table:table-row>
              <table:table-row table:style-name="Tabla2.1">
                <table:table-cell table:style-name="Tabla2.A116" office:value-type="string">
                  <text:p text:style-name="P33">114</text:p>
                </table:table-cell>
                <table:table-cell table:style-name="Tabla2.B116" office:value-type="string">
                  <text:p text:style-name="P33">r</text:p>
                </table:table-cell>
                <table:table-cell table:style-name="Tabla2.C116" office:value-type="string">
                  <text:p text:style-name="P34">(letra r minúscula)</text:p>
                </table:table-cell>
              </table:table-row>
              <table:table-row table:style-name="Tabla2.1">
                <table:table-cell table:style-name="Tabla2.A117" office:value-type="string">
                  <text:p text:style-name="P33">115</text:p>
                </table:table-cell>
                <table:table-cell table:style-name="Tabla2.B117" office:value-type="string">
                  <text:p text:style-name="P33">s</text:p>
                </table:table-cell>
                <table:table-cell table:style-name="Tabla2.C117" office:value-type="string">
                  <text:p text:style-name="P34">(letra s minúscula)</text:p>
                </table:table-cell>
              </table:table-row>
              <table:table-row table:style-name="Tabla2.1">
                <table:table-cell table:style-name="Tabla2.A118" office:value-type="string">
                  <text:p text:style-name="P33">116</text:p>
                </table:table-cell>
                <table:table-cell table:style-name="Tabla2.B118" office:value-type="string">
                  <text:p text:style-name="P33">t</text:p>
                </table:table-cell>
                <table:table-cell table:style-name="Tabla2.C118" office:value-type="string">
                  <text:p text:style-name="P34">(letra t minúscula)</text:p>
                </table:table-cell>
              </table:table-row>
              <table:table-row table:style-name="Tabla2.1">
                <table:table-cell table:style-name="Tabla2.A119" office:value-type="string">
                  <text:p text:style-name="P33">117</text:p>
                </table:table-cell>
                <table:table-cell table:style-name="Tabla2.B119" office:value-type="string">
                  <text:p text:style-name="P35">u</text:p>
                </table:table-cell>
                <table:table-cell table:style-name="Tabla2.C119" office:value-type="string">
                  <text:p text:style-name="P34">(letra u minúscula)</text:p>
                </table:table-cell>
              </table:table-row>
              <table:table-row table:style-name="Tabla2.1">
                <table:table-cell table:style-name="Tabla2.A120" office:value-type="string">
                  <text:p text:style-name="P33">118</text:p>
                </table:table-cell>
                <table:table-cell table:style-name="Tabla2.B120" office:value-type="string">
                  <text:p text:style-name="P33">v</text:p>
                </table:table-cell>
                <table:table-cell table:style-name="Tabla2.C120" office:value-type="string">
                  <text:p text:style-name="P34">(letra v minúscula)</text:p>
                </table:table-cell>
              </table:table-row>
              <table:table-row table:style-name="Tabla2.1">
                <table:table-cell table:style-name="Tabla2.A121" office:value-type="string">
                  <text:p text:style-name="P33">119</text:p>
                </table:table-cell>
                <table:table-cell table:style-name="Tabla2.B121" office:value-type="string">
                  <text:p text:style-name="P33">w</text:p>
                </table:table-cell>
                <table:table-cell table:style-name="Tabla2.C121" office:value-type="string">
                  <text:p text:style-name="P34">(letra w minúscula)</text:p>
                </table:table-cell>
              </table:table-row>
              <table:table-row table:style-name="Tabla2.1">
                <table:table-cell table:style-name="Tabla2.A122" office:value-type="string">
                  <text:p text:style-name="P33">120</text:p>
                </table:table-cell>
                <table:table-cell table:style-name="Tabla2.B122" office:value-type="string">
                  <text:p text:style-name="P33">x</text:p>
                </table:table-cell>
                <table:table-cell table:style-name="Tabla2.C122" office:value-type="string">
                  <text:p text:style-name="P34">(letra x minúscula)</text:p>
                </table:table-cell>
              </table:table-row>
              <table:table-row table:style-name="Tabla2.1">
                <table:table-cell table:style-name="Tabla2.A123" office:value-type="string">
                  <text:p text:style-name="P33">121</text:p>
                </table:table-cell>
                <table:table-cell table:style-name="Tabla2.B123" office:value-type="string">
                  <text:p text:style-name="P33">y</text:p>
                </table:table-cell>
                <table:table-cell table:style-name="Tabla2.C123" office:value-type="string">
                  <text:p text:style-name="P34">(letra y minúscula)</text:p>
                </table:table-cell>
              </table:table-row>
              <table:table-row table:style-name="Tabla2.1">
                <table:table-cell table:style-name="Tabla2.A124" office:value-type="string">
                  <text:p text:style-name="P33">122</text:p>
                </table:table-cell>
                <table:table-cell table:style-name="Tabla2.B124" office:value-type="string">
                  <text:p text:style-name="P33">z</text:p>
                </table:table-cell>
                <table:table-cell table:style-name="Tabla2.C124" office:value-type="string">
                  <text:p text:style-name="P34">(letra z minúscula)</text:p>
                </table:table-cell>
              </table:table-row>
              <table:table-row table:style-name="Tabla2.1">
                <table:table-cell table:style-name="Tabla2.A125" office:value-type="string">
                  <text:p text:style-name="P33">123</text:p>
                </table:table-cell>
                <table:table-cell table:style-name="Tabla2.B125" office:value-type="string">
                  <text:p text:style-name="P33">{</text:p>
                </table:table-cell>
                <table:table-cell table:style-name="Tabla2.C125" office:value-type="string">
                  <text:p text:style-name="P34">(abre llaves)</text:p>
                </table:table-cell>
              </table:table-row>
              <table:table-row table:style-name="Tabla2.1">
                <table:table-cell table:style-name="Tabla2.A126" office:value-type="string">
                  <text:p text:style-name="P33">124</text:p>
                </table:table-cell>
                <table:table-cell table:style-name="Tabla2.B126" office:value-type="string">
                  <text:p text:style-name="P33">|</text:p>
                </table:table-cell>
                <table:table-cell table:style-name="Tabla2.C126" office:value-type="string">
                  <text:p text:style-name="P34">(barra vertical)</text:p>
                </table:table-cell>
              </table:table-row>
              <table:table-row table:style-name="Tabla2.1">
                <table:table-cell table:style-name="Tabla2.A127" office:value-type="string">
                  <text:p text:style-name="P33">125</text:p>
                </table:table-cell>
                <table:table-cell table:style-name="Tabla2.B127" office:value-type="string">
                  <text:p text:style-name="P33">}</text:p>
                </table:table-cell>
                <table:table-cell table:style-name="Tabla2.C127" office:value-type="string">
                  <text:p text:style-name="P34">(cierra llaves)</text:p>
                </table:table-cell>
              </table:table-row>
              <table:table-row table:style-name="Tabla2.1">
                <table:table-cell table:style-name="Tabla2.A128" office:value-type="string">
                  <text:p text:style-name="P33">126</text:p>
                </table:table-cell>
                <table:table-cell table:style-name="Tabla2.B128" office:value-type="string">
                  <text:p text:style-name="P33">~</text:p>
                </table:table-cell>
                <table:table-cell table:style-name="Tabla2.C128" office:value-type="string">
                  <text:p text:style-name="P34">(tilde)</text:p>
                </table:table-cell>
              </table:table-row>
              <table:table-row table:style-name="Tabla2.1">
                <table:table-cell table:style-name="Tabla2.A129" office:value-type="string">
                  <text:p text:style-name="P33">127</text:p>
                </table:table-cell>
                <table:table-cell table:style-name="Tabla2.B129" office:value-type="string">
                  <text:p text:style-name="P33">DEL</text:p>
                </table:table-cell>
                <table:table-cell table:style-name="Tabla2.C129" office:value-type="string">
                  <text:p text:style-name="P34">(borrar o delete)</text:p>
                </table:table-cell>
              </table:table-row>
              <table:table-row table:style-name="Tabla2.1">
                <table:table-cell table:style-name="Tabla2.A130" office:value-type="string">
                  <text:p text:style-name="P33">128</text:p>
                </table:table-cell>
                <table:table-cell table:style-name="Tabla2.B130" office:value-type="string">
                  <text:p text:style-name="P33">Ç</text:p>
                </table:table-cell>
                <table:table-cell table:style-name="Tabla2.C130" office:value-type="string">
                  <text:p text:style-name="P34">(C cedilla mayúscula)</text:p>
                </table:table-cell>
              </table:table-row>
              <table:table-row table:style-name="Tabla2.1">
                <table:table-cell table:style-name="Tabla2.A131" office:value-type="string">
                  <text:p text:style-name="P33">129</text:p>
                </table:table-cell>
                <table:table-cell table:style-name="Tabla2.B131" office:value-type="string">
                  <text:p text:style-name="P33">ü</text:p>
                </table:table-cell>
                <table:table-cell table:style-name="Tabla2.C131" office:value-type="string">
                  <text:p text:style-name="P34">("u" minúscula con diéresis)</text:p>
                </table:table-cell>
              </table:table-row>
              <table:table-row table:style-name="Tabla2.1">
                <table:table-cell table:style-name="Tabla2.A132" office:value-type="string">
                  <text:p text:style-name="P33">130</text:p>
                </table:table-cell>
                <table:table-cell table:style-name="Tabla2.B132" office:value-type="string">
                  <text:p text:style-name="P33">é</text:p>
                </table:table-cell>
                <table:table-cell table:style-name="Tabla2.C132" office:value-type="string">
                  <text:p text:style-name="P34">("e" minúscula con acento agudo)</text:p>
                </table:table-cell>
              </table:table-row>
              <table:table-row table:style-name="Tabla2.1">
                <table:table-cell table:style-name="Tabla2.A133" office:value-type="string">
                  <text:p text:style-name="P33">131</text:p>
                </table:table-cell>
                <table:table-cell table:style-name="Tabla2.B133" office:value-type="string">
                  <text:p text:style-name="P33">â</text:p>
                </table:table-cell>
                <table:table-cell table:style-name="Tabla2.C133" office:value-type="string">
                  <text:p text:style-name="P34">("a" minúscula con acento circunflejo)</text:p>
                </table:table-cell>
              </table:table-row>
              <table:table-row table:style-name="Tabla2.1">
                <table:table-cell table:style-name="Tabla2.A134" office:value-type="string">
                  <text:p text:style-name="P33">132</text:p>
                </table:table-cell>
                <table:table-cell table:style-name="Tabla2.B134" office:value-type="string">
                  <text:p text:style-name="P33">ä</text:p>
                </table:table-cell>
                <table:table-cell table:style-name="Tabla2.C134" office:value-type="string">
                  <text:p text:style-name="P34">("a" minúscula con diéresis)</text:p>
                </table:table-cell>
              </table:table-row>
              <table:table-row table:style-name="Tabla2.1">
                <table:table-cell table:style-name="Tabla2.A135" office:value-type="string">
                  <text:p text:style-name="P33">133</text:p>
                </table:table-cell>
                <table:table-cell table:style-name="Tabla2.B135" office:value-type="string">
                  <text:p text:style-name="P33">à</text:p>
                </table:table-cell>
                <table:table-cell table:style-name="Tabla2.C135" office:value-type="string">
                  <text:p text:style-name="P34">("a" minúscula con acento grave)</text:p>
                </table:table-cell>
              </table:table-row>
              <table:table-row table:style-name="Tabla2.1">
                <table:table-cell table:style-name="Tabla2.A136" office:value-type="string">
                  <text:p text:style-name="P33">134</text:p>
                </table:table-cell>
                <table:table-cell table:style-name="Tabla2.B136" office:value-type="string">
                  <text:p text:style-name="P33">å</text:p>
                </table:table-cell>
                <table:table-cell table:style-name="Tabla2.C136" office:value-type="string">
                  <text:p text:style-name="P34">("a" minúscula con anillo)</text:p>
                </table:table-cell>
              </table:table-row>
              <table:table-row table:style-name="Tabla2.1">
                <table:table-cell table:style-name="Tabla2.A137" office:value-type="string">
                  <text:p text:style-name="P33">135</text:p>
                </table:table-cell>
                <table:table-cell table:style-name="Tabla2.B137" office:value-type="string">
                  <text:p text:style-name="P33">ç</text:p>
                </table:table-cell>
                <table:table-cell table:style-name="Tabla2.C137" office:value-type="string">
                  <text:p text:style-name="P34">(c cedilla minúscula)</text:p>
                </table:table-cell>
              </table:table-row>
              <table:table-row table:style-name="Tabla2.1">
                <table:table-cell table:style-name="Tabla2.A138" office:value-type="string">
                  <text:p text:style-name="P33">136</text:p>
                </table:table-cell>
                <table:table-cell table:style-name="Tabla2.B138" office:value-type="string">
                  <text:p text:style-name="P33">ê</text:p>
                </table:table-cell>
                <table:table-cell table:style-name="Tabla2.C138" office:value-type="string">
                  <text:p text:style-name="P34">("e" minúscula con acento circunflejo)</text:p>
                </table:table-cell>
              </table:table-row>
              <table:table-row table:style-name="Tabla2.1">
                <table:table-cell table:style-name="Tabla2.A139" office:value-type="string">
                  <text:p text:style-name="P33">137</text:p>
                </table:table-cell>
                <table:table-cell table:style-name="Tabla2.B139" office:value-type="string">
                  <text:p text:style-name="P33">ë</text:p>
                </table:table-cell>
                <table:table-cell table:style-name="Tabla2.C139" office:value-type="string">
                  <text:p text:style-name="P34">("e" minúscula con diéresis)</text:p>
                </table:table-cell>
              </table:table-row>
              <table:table-row table:style-name="Tabla2.1">
                <table:table-cell table:style-name="Tabla2.A140" office:value-type="string">
                  <text:p text:style-name="P33">138</text:p>
                </table:table-cell>
                <table:table-cell table:style-name="Tabla2.B140" office:value-type="string">
                  <text:p text:style-name="P33">è</text:p>
                </table:table-cell>
                <table:table-cell table:style-name="Tabla2.C140" office:value-type="string">
                  <text:p text:style-name="P34">("e" minúscula con acento grave)</text:p>
                </table:table-cell>
              </table:table-row>
              <table:table-row table:style-name="Tabla2.1">
                <table:table-cell table:style-name="Tabla2.A141" office:value-type="string">
                  <text:p text:style-name="P33">139</text:p>
                </table:table-cell>
                <table:table-cell table:style-name="Tabla2.B141" office:value-type="string">
                  <text:p text:style-name="P33">ï</text:p>
                </table:table-cell>
                <table:table-cell table:style-name="Tabla2.C141" office:value-type="string">
                  <text:p text:style-name="P34">("i" minúscula con diéresis)</text:p>
                </table:table-cell>
              </table:table-row>
              <table:table-row table:style-name="Tabla2.1">
                <table:table-cell table:style-name="Tabla2.A142" office:value-type="string">
                  <text:p text:style-name="P33">140</text:p>
                </table:table-cell>
                <table:table-cell table:style-name="Tabla2.B142" office:value-type="string">
                  <text:p text:style-name="P33">î</text:p>
                </table:table-cell>
                <table:table-cell table:style-name="Tabla2.C142" office:value-type="string">
                  <text:p text:style-name="P34">("i" minúscula con acento circunflejo)</text:p>
                </table:table-cell>
              </table:table-row>
              <table:table-row table:style-name="Tabla2.1">
                <table:table-cell table:style-name="Tabla2.A143" office:value-type="string">
                  <text:p text:style-name="P33">141</text:p>
                </table:table-cell>
                <table:table-cell table:style-name="Tabla2.B143" office:value-type="string">
                  <text:p text:style-name="P33">ì</text:p>
                </table:table-cell>
                <table:table-cell table:style-name="Tabla2.C143" office:value-type="string">
                  <text:p text:style-name="P34">("i" minúscula con acento grave)</text:p>
                </table:table-cell>
              </table:table-row>
              <table:table-row table:style-name="Tabla2.1">
                <table:table-cell table:style-name="Tabla2.A144" office:value-type="string">
                  <text:p text:style-name="P33">142</text:p>
                </table:table-cell>
                <table:table-cell table:style-name="Tabla2.B144" office:value-type="string">
                  <text:p text:style-name="P33">Ä</text:p>
                </table:table-cell>
                <table:table-cell table:style-name="Tabla2.C144" office:value-type="string">
                  <text:p text:style-name="P34">("A" mayúscula con diéresis)</text:p>
                </table:table-cell>
              </table:table-row>
              <table:table-row table:style-name="Tabla2.1">
                <table:table-cell table:style-name="Tabla2.A145" office:value-type="string">
                  <text:p text:style-name="P33">143</text:p>
                </table:table-cell>
                <table:table-cell table:style-name="Tabla2.B145" office:value-type="string">
                  <text:p text:style-name="P33">Å</text:p>
                </table:table-cell>
                <table:table-cell table:style-name="Tabla2.C145" office:value-type="string">
                  <text:p text:style-name="P34">("a" mayúscula con anillo)</text:p>
                </table:table-cell>
              </table:table-row>
              <table:table-row table:style-name="Tabla2.1">
                <table:table-cell table:style-name="Tabla2.A146" office:value-type="string">
                  <text:p text:style-name="P33">144</text:p>
                </table:table-cell>
                <table:table-cell table:style-name="Tabla2.B146" office:value-type="string">
                  <text:p text:style-name="P33">É</text:p>
                </table:table-cell>
                <table:table-cell table:style-name="Tabla2.C146" office:value-type="string">
                  <text:p text:style-name="P34">(letra "e" mayúscula con acento agudo)</text:p>
                </table:table-cell>
              </table:table-row>
              <table:table-row table:style-name="Tabla2.1">
                <table:table-cell table:style-name="Tabla2.A147" office:value-type="string">
                  <text:p text:style-name="P33">145</text:p>
                </table:table-cell>
                <table:table-cell table:style-name="Tabla2.B147" office:value-type="string">
                  <text:p text:style-name="P33">æ</text:p>
                </table:table-cell>
                <table:table-cell table:style-name="Tabla2.C147" office:value-type="string">
                  <text:p text:style-name="P34">("ae" latina <text:span text:style-name="T4">minúscula</text:span>)</text:p>
                </table:table-cell>
              </table:table-row>
              <table:table-row table:style-name="Tabla2.1">
                <table:table-cell table:style-name="Tabla2.A148" office:value-type="string">
                  <text:p text:style-name="P33">146</text:p>
                </table:table-cell>
                <table:table-cell table:style-name="Tabla2.B148" office:value-type="string">
                  <text:p text:style-name="P33">Æ</text:p>
                </table:table-cell>
                <table:table-cell table:style-name="Tabla2.C148" office:value-type="string">
                  <text:p text:style-name="P34">("AE" latina <text:span text:style-name="T3">mayúscula</text:span>)</text:p>
                </table:table-cell>
              </table:table-row>
              <table:table-row table:style-name="Tabla2.1">
                <table:table-cell table:style-name="Tabla2.A149" office:value-type="string">
                  <text:p text:style-name="P33">147</text:p>
                </table:table-cell>
                <table:table-cell table:style-name="Tabla2.B149" office:value-type="string">
                  <text:p text:style-name="P33">ô</text:p>
                </table:table-cell>
                <table:table-cell table:style-name="Tabla2.C149" office:value-type="string">
                  <text:p text:style-name="P34">("o" <text:span text:style-name="T3">minúscula</text:span> con acento circunflejo)</text:p>
                </table:table-cell>
              </table:table-row>
              <table:table-row table:style-name="Tabla2.1">
                <table:table-cell table:style-name="Tabla2.A150" office:value-type="string">
                  <text:p text:style-name="P33">148</text:p>
                </table:table-cell>
                <table:table-cell table:style-name="Tabla2.B150" office:value-type="string">
                  <text:p text:style-name="P33">ö</text:p>
                </table:table-cell>
                <table:table-cell table:style-name="Tabla2.C150" office:value-type="string">
                  <text:p text:style-name="P34">("o" <text:span text:style-name="T3">minúscula</text:span> con <text:span text:style-name="T3">diéresis</text:span>)</text:p>
                </table:table-cell>
              </table:table-row>
              <table:table-row table:style-name="Tabla2.1">
                <table:table-cell table:style-name="Tabla2.A151" office:value-type="string">
                  <text:p text:style-name="P33">149</text:p>
                </table:table-cell>
                <table:table-cell table:style-name="Tabla2.B151" office:value-type="string">
                  <text:p text:style-name="P33">ò</text:p>
                </table:table-cell>
                <table:table-cell table:style-name="Tabla2.C151" office:value-type="string">
                  <text:p text:style-name="P34">("o" <text:span text:style-name="T3">minúscula</text:span> con acento grave)</text:p>
                </table:table-cell>
              </table:table-row>
              <table:table-row table:style-name="Tabla2.1">
                <table:table-cell table:style-name="Tabla2.A152" office:value-type="string">
                  <text:p text:style-name="P33">150</text:p>
                </table:table-cell>
                <table:table-cell table:style-name="Tabla2.B152" office:value-type="string">
                  <text:p text:style-name="P33">û</text:p>
                </table:table-cell>
                <table:table-cell table:style-name="Tabla2.C152" office:value-type="string">
                  <text:p text:style-name="P34">("u" <text:span text:style-name="T3">minúscula</text:span> con acento circunflejo)</text:p>
                </table:table-cell>
              </table:table-row>
              <table:table-row table:style-name="Tabla2.1">
                <table:table-cell table:style-name="Tabla2.A153" office:value-type="string">
                  <text:p text:style-name="P33">151</text:p>
                </table:table-cell>
                <table:table-cell table:style-name="Tabla2.B153" office:value-type="string">
                  <text:p text:style-name="P33">ù</text:p>
                </table:table-cell>
                <table:table-cell table:style-name="Tabla2.C153" office:value-type="string">
                  <text:p text:style-name="P34">("u" <text:span text:style-name="T3">minúscula</text:span> con acento grave)</text:p>
                </table:table-cell>
              </table:table-row>
              <table:table-row table:style-name="Tabla2.1">
                <table:table-cell table:style-name="Tabla2.A154" office:value-type="string">
                  <text:p text:style-name="P33">152</text:p>
                </table:table-cell>
                <table:table-cell table:style-name="Tabla2.B154" office:value-type="string">
                  <text:p text:style-name="P33">ÿ</text:p>
                </table:table-cell>
                <table:table-cell table:style-name="Tabla2.C154" office:value-type="string">
                  <text:p text:style-name="P34">("y" <text:span text:style-name="T3">minúscula</text:span> con <text:span text:style-name="T3">diéresis</text:span>)</text:p>
                </table:table-cell>
              </table:table-row>
              <table:table-row table:style-name="Tabla2.1">
                <table:table-cell table:style-name="Tabla2.A155" office:value-type="string">
                  <text:p text:style-name="P33">153</text:p>
                </table:table-cell>
                <table:table-cell table:style-name="Tabla2.B155" office:value-type="string">
                  <text:p text:style-name="P33">Ö</text:p>
                </table:table-cell>
                <table:table-cell table:style-name="Tabla2.C155" office:value-type="string">
                  <text:p text:style-name="P34">("O" <text:span text:style-name="T3">mayúscula</text:span> con <text:span text:style-name="T3">diéresis</text:span>)</text:p>
                </table:table-cell>
              </table:table-row>
              <table:table-row table:style-name="Tabla2.1">
                <table:table-cell table:style-name="Tabla2.A156" office:value-type="string">
                  <text:p text:style-name="P33">154</text:p>
                </table:table-cell>
                <table:table-cell table:style-name="Tabla2.B156" office:value-type="string">
                  <text:p text:style-name="P33">Ü</text:p>
                </table:table-cell>
                <table:table-cell table:style-name="Tabla2.C156" office:value-type="string">
                  <text:p text:style-name="P34">("U" <text:span text:style-name="T3">mayúscula</text:span> con <text:span text:style-name="T3">diéresis</text:span>)</text:p>
                </table:table-cell>
              </table:table-row>
              <table:table-row table:style-name="Tabla2.1">
                <table:table-cell table:style-name="Tabla2.A157" office:value-type="string">
                  <text:p text:style-name="P33">155</text:p>
                </table:table-cell>
                <table:table-cell table:style-name="Tabla2.B157" office:value-type="string">
                  <text:p text:style-name="P33">ø</text:p>
                </table:table-cell>
                <table:table-cell table:style-name="Tabla2.C157" office:value-type="string">
                  <text:p text:style-name="P34">("o" <text:span text:style-name="T3">minúscula</text:span> con barra)</text:p>
                </table:table-cell>
              </table:table-row>
              <table:table-row table:style-name="Tabla2.1">
                <table:table-cell table:style-name="Tabla2.A158" office:value-type="string">
                  <text:p text:style-name="P33">156</text:p>
                </table:table-cell>
                <table:table-cell table:style-name="Tabla2.B158" office:value-type="string">
                  <text:p text:style-name="P33">£</text:p>
                </table:table-cell>
                <table:table-cell table:style-name="Tabla2.C158" office:value-type="string">
                  <text:p text:style-name="P34">(signo Libra Esterlina)</text:p>
                </table:table-cell>
              </table:table-row>
              <table:table-row table:style-name="Tabla2.1">
                <table:table-cell table:style-name="Tabla2.A159" office:value-type="string">
                  <text:p text:style-name="P33">157</text:p>
                </table:table-cell>
                <table:table-cell table:style-name="Tabla2.B159" office:value-type="string">
                  <text:p text:style-name="P33">Ø</text:p>
                </table:table-cell>
                <table:table-cell table:style-name="Tabla2.C159" office:value-type="string">
                  <text:p text:style-name="P34">("O" <text:span text:style-name="T3">mayúscula</text:span> con barra)</text:p>
                </table:table-cell>
              </table:table-row>
              <table:table-row table:style-name="Tabla2.1">
                <table:table-cell table:style-name="Tabla2.A160" office:value-type="string">
                  <text:p text:style-name="P33">158</text:p>
                </table:table-cell>
                <table:table-cell table:style-name="Tabla2.B160" office:value-type="string">
                  <text:p text:style-name="P33">×</text:p>
                </table:table-cell>
                <table:table-cell table:style-name="Tabla2.C160" office:value-type="string">
                  <text:p text:style-name="P34">(signo de multiplicación)</text:p>
                </table:table-cell>
              </table:table-row>
              <table:table-row table:style-name="Tabla2.1">
                <table:table-cell table:style-name="Tabla2.A161" office:value-type="string">
                  <text:p text:style-name="P33">159</text:p>
                </table:table-cell>
                <table:table-cell table:style-name="Tabla2.B161" office:value-type="string">
                  <text:p text:style-name="P33">ƒ</text:p>
                </table:table-cell>
                <table:table-cell table:style-name="Tabla2.C161" office:value-type="string">
                  <text:p text:style-name="P34">(símbolo matemático de <text:span text:style-name="T3">función</text:span> )</text:p>
                </table:table-cell>
              </table:table-row>
              <table:table-row table:style-name="Tabla2.1">
                <table:table-cell table:style-name="Tabla2.A162" office:value-type="string">
                  <text:p text:style-name="P33">160</text:p>
                </table:table-cell>
                <table:table-cell table:style-name="Tabla2.B162" office:value-type="string">
                  <text:p text:style-name="P33">á</text:p>
                </table:table-cell>
                <table:table-cell table:style-name="Tabla2.C162" office:value-type="string">
                  <text:p text:style-name="P34">(letra "a" minúscula con acento)</text:p>
                </table:table-cell>
              </table:table-row>
              <table:table-row table:style-name="Tabla2.1">
                <table:table-cell table:style-name="Tabla2.A163" office:value-type="string">
                  <text:p text:style-name="P33">161</text:p>
                </table:table-cell>
                <table:table-cell table:style-name="Tabla2.B163" office:value-type="string">
                  <text:p text:style-name="P33">í</text:p>
                </table:table-cell>
                <table:table-cell table:style-name="Tabla2.C163" office:value-type="string">
                  <text:p text:style-name="P34">(letra "i" <text:span text:style-name="T3">minúscula</text:span> con acento agudo)</text:p>
                </table:table-cell>
              </table:table-row>
              <table:table-row table:style-name="Tabla2.1">
                <table:table-cell table:style-name="Tabla2.A164" office:value-type="string">
                  <text:p text:style-name="P33">162</text:p>
                </table:table-cell>
                <table:table-cell table:style-name="Tabla2.B164" office:value-type="string">
                  <text:p text:style-name="P33">ó</text:p>
                </table:table-cell>
                <table:table-cell table:style-name="Tabla2.C164" office:value-type="string">
                  <text:p text:style-name="P34">(letra "o" <text:span text:style-name="T3">minúscula</text:span> con acento)</text:p>
                </table:table-cell>
              </table:table-row>
              <table:table-row table:style-name="Tabla2.1">
                <table:table-cell table:style-name="Tabla2.A165" office:value-type="string">
                  <text:p text:style-name="P33">163</text:p>
                </table:table-cell>
                <table:table-cell table:style-name="Tabla2.B165" office:value-type="string">
                  <text:p text:style-name="P33">ú</text:p>
                </table:table-cell>
                <table:table-cell table:style-name="Tabla2.C165" office:value-type="string">
                  <text:p text:style-name="P34">(letra "u" <text:span text:style-name="T3">minúscula</text:span> con acento)</text:p>
                </table:table-cell>
              </table:table-row>
              <table:table-row table:style-name="Tabla2.1">
                <table:table-cell table:style-name="Tabla2.A166" office:value-type="string">
                  <text:p text:style-name="P33">164</text:p>
                </table:table-cell>
                <table:table-cell table:style-name="Tabla2.B166" office:value-type="string">
                  <text:p text:style-name="P33">ñ</text:p>
                </table:table-cell>
                <table:table-cell table:style-name="Tabla2.C166" office:value-type="string">
                  <text:p text:style-name="P34">(letra ñ minúscula)</text:p>
                </table:table-cell>
              </table:table-row>
              <table:table-row table:style-name="Tabla2.1">
                <table:table-cell table:style-name="Tabla2.A167" office:value-type="string">
                  <text:p text:style-name="P33">165</text:p>
                </table:table-cell>
                <table:table-cell table:style-name="Tabla2.B167" office:value-type="string">
                  <text:p text:style-name="P33">Ñ</text:p>
                </table:table-cell>
                <table:table-cell table:style-name="Tabla2.C167" office:value-type="string">
                  <text:p text:style-name="P34">(letra Ñ mayúscula)</text:p>
                </table:table-cell>
              </table:table-row>
              <table:table-row table:style-name="Tabla2.1">
                <table:table-cell table:style-name="Tabla2.A168" office:value-type="string">
                  <text:p text:style-name="P33">166</text:p>
                </table:table-cell>
                <table:table-cell table:style-name="Tabla2.B168" office:value-type="string">
                  <text:p text:style-name="P33">ª</text:p>
                </table:table-cell>
                <table:table-cell table:style-name="Tabla2.C168" office:value-type="string">
                  <text:p text:style-name="P34">(ordinal femenino)</text:p>
                </table:table-cell>
              </table:table-row>
              <table:table-row table:style-name="Tabla2.1">
                <table:table-cell table:style-name="Tabla2.A169" office:value-type="string">
                  <text:p text:style-name="P33">167</text:p>
                </table:table-cell>
                <table:table-cell table:style-name="Tabla2.B169" office:value-type="string">
                  <text:p text:style-name="P33">º</text:p>
                </table:table-cell>
                <table:table-cell table:style-name="Tabla2.C169" office:value-type="string">
                  <text:p text:style-name="P34">(ordinal masculino)</text:p>
                </table:table-cell>
              </table:table-row>
              <table:table-row table:style-name="Tabla2.1">
                <table:table-cell table:style-name="Tabla2.A170" office:value-type="string">
                  <text:p text:style-name="P33">168</text:p>
                </table:table-cell>
                <table:table-cell table:style-name="Tabla2.B170" office:value-type="string">
                  <text:p text:style-name="P33">¿</text:p>
                </table:table-cell>
                <table:table-cell table:style-name="Tabla2.C170" office:value-type="string">
                  <text:p text:style-name="P34">(abre signo interrogación)</text:p>
                </table:table-cell>
              </table:table-row>
              <table:table-row table:style-name="Tabla2.1">
                <table:table-cell table:style-name="Tabla2.A171" office:value-type="string">
                  <text:p text:style-name="P33">169</text:p>
                </table:table-cell>
                <table:table-cell table:style-name="Tabla2.B171" office:value-type="string">
                  <text:p text:style-name="P33">®</text:p>
                </table:table-cell>
                <table:table-cell table:style-name="Tabla2.C171" office:value-type="string">
                  <text:p text:style-name="P34">(signo registrado)</text:p>
                </table:table-cell>
              </table:table-row>
              <table:table-row table:style-name="Tabla2.1">
                <table:table-cell table:style-name="Tabla2.A172" office:value-type="string">
                  <text:p text:style-name="P33">170</text:p>
                </table:table-cell>
                <table:table-cell table:style-name="Tabla2.B172" office:value-type="string">
                  <text:p text:style-name="P33">¬</text:p>
                </table:table-cell>
                <table:table-cell table:style-name="Tabla2.C172" office:value-type="string">
                  <text:p text:style-name="P34">(signo de negación)</text:p>
                </table:table-cell>
              </table:table-row>
              <table:table-row table:style-name="Tabla2.1">
                <table:table-cell table:style-name="Tabla2.A173" office:value-type="string">
                  <text:p text:style-name="P33">171</text:p>
                </table:table-cell>
                <table:table-cell table:style-name="Tabla2.B173" office:value-type="string">
                  <text:p text:style-name="P33">½</text:p>
                </table:table-cell>
                <table:table-cell table:style-name="Tabla2.C173" office:value-type="string">
                  <text:p text:style-name="P34">(un medio)</text:p>
                </table:table-cell>
              </table:table-row>
              <table:table-row table:style-name="Tabla2.1">
                <table:table-cell table:style-name="Tabla2.A174" office:value-type="string">
                  <text:p text:style-name="P33">172</text:p>
                </table:table-cell>
                <table:table-cell table:style-name="Tabla2.B174" office:value-type="string">
                  <text:p text:style-name="P33">¼</text:p>
                </table:table-cell>
                <table:table-cell table:style-name="Tabla2.C174" office:value-type="string">
                  <text:p text:style-name="P34">(un cuarto)</text:p>
                </table:table-cell>
              </table:table-row>
              <table:table-row table:style-name="Tabla2.1">
                <table:table-cell table:style-name="Tabla2.A175" office:value-type="string">
                  <text:p text:style-name="P33">173</text:p>
                </table:table-cell>
                <table:table-cell table:style-name="Tabla2.B175" office:value-type="string">
                  <text:p text:style-name="P33">¡</text:p>
                </table:table-cell>
                <table:table-cell table:style-name="Tabla2.C175" office:value-type="string">
                  <text:p text:style-name="P34">(abre signo de <text:span text:style-name="T3">exclamación</text:span>)</text:p>
                </table:table-cell>
              </table:table-row>
              <table:table-row table:style-name="Tabla2.1">
                <table:table-cell table:style-name="Tabla2.A176" office:value-type="string">
                  <text:p text:style-name="P33">174</text:p>
                </table:table-cell>
                <table:table-cell table:style-name="Tabla2.B176" office:value-type="string">
                  <text:p text:style-name="P33">«</text:p>
                </table:table-cell>
                <table:table-cell table:style-name="Tabla2.C176" office:value-type="string">
                  <text:p text:style-name="P34">(abre comillas francesas)</text:p>
                </table:table-cell>
              </table:table-row>
              <table:table-row table:style-name="Tabla2.1">
                <table:table-cell table:style-name="Tabla2.A177" office:value-type="string">
                  <text:p text:style-name="P33">175</text:p>
                </table:table-cell>
                <table:table-cell table:style-name="Tabla2.B177" office:value-type="string">
                  <text:p text:style-name="P33">»</text:p>
                </table:table-cell>
                <table:table-cell table:style-name="Tabla2.C177" office:value-type="string">
                  <text:p text:style-name="P34">(cierra comillas francesas)</text:p>
                </table:table-cell>
              </table:table-row>
              <table:table-row table:style-name="Tabla2.1">
                <table:table-cell table:style-name="Tabla2.A178" office:value-type="string">
                  <text:p text:style-name="P33">176</text:p>
                </table:table-cell>
                <table:table-cell table:style-name="Tabla2.B178" office:value-type="string">
                  <text:p text:style-name="P33">░</text:p>
                </table:table-cell>
                <table:table-cell table:style-name="Tabla2.C178" office:value-type="string">
                  <text:p text:style-name="P31"/>
                </table:table-cell>
              </table:table-row>
              <table:table-row table:style-name="Tabla2.1">
                <table:table-cell table:style-name="Tabla2.A179" office:value-type="string">
                  <text:p text:style-name="P33">177</text:p>
                </table:table-cell>
                <table:table-cell table:style-name="Tabla2.B179" office:value-type="string">
                  <text:p text:style-name="P33">▒</text:p>
                </table:table-cell>
                <table:table-cell table:style-name="Tabla2.C179" office:value-type="string">
                  <text:p text:style-name="P31"/>
                </table:table-cell>
              </table:table-row>
              <table:table-row table:style-name="Tabla2.1">
                <table:table-cell table:style-name="Tabla2.A180" office:value-type="string">
                  <text:p text:style-name="P33">178</text:p>
                </table:table-cell>
                <table:table-cell table:style-name="Tabla2.B180" office:value-type="string">
                  <text:p text:style-name="P33">▓</text:p>
                </table:table-cell>
                <table:table-cell table:style-name="Tabla2.C180" office:value-type="string">
                  <text:p text:style-name="P31"/>
                </table:table-cell>
              </table:table-row>
              <table:table-row table:style-name="Tabla2.1">
                <table:table-cell table:style-name="Tabla2.A181" office:value-type="string">
                  <text:p text:style-name="P33">179</text:p>
                </table:table-cell>
                <table:table-cell table:style-name="Tabla2.B181" office:value-type="string">
                  <text:p text:style-name="P33">│</text:p>
                </table:table-cell>
                <table:table-cell table:style-name="Tabla2.C181" office:value-type="string">
                  <text:p text:style-name="P31"/>
                </table:table-cell>
              </table:table-row>
              <table:table-row table:style-name="Tabla2.1">
                <table:table-cell table:style-name="Tabla2.A182" office:value-type="string">
                  <text:p text:style-name="P33">180</text:p>
                </table:table-cell>
                <table:table-cell table:style-name="Tabla2.B182" office:value-type="string">
                  <text:p text:style-name="P33">┤</text:p>
                </table:table-cell>
                <table:table-cell table:style-name="Tabla2.C182" office:value-type="string">
                  <text:p text:style-name="P31"/>
                </table:table-cell>
              </table:table-row>
              <table:table-row table:style-name="Tabla2.1">
                <table:table-cell table:style-name="Tabla2.A183" office:value-type="string">
                  <text:p text:style-name="P33">181</text:p>
                </table:table-cell>
                <table:table-cell table:style-name="Tabla2.B183" office:value-type="string">
                  <text:p text:style-name="P33">Á</text:p>
                </table:table-cell>
                <table:table-cell table:style-name="Tabla2.C183" office:value-type="string">
                  <text:p text:style-name="P34">(letra "a" <text:span text:style-name="T3">mayúscula</text:span> con acento agudo)</text:p>
                </table:table-cell>
              </table:table-row>
              <table:table-row table:style-name="Tabla2.1">
                <table:table-cell table:style-name="Tabla2.A184" office:value-type="string">
                  <text:p text:style-name="P33">182</text:p>
                </table:table-cell>
                <table:table-cell table:style-name="Tabla2.B184" office:value-type="string">
                  <text:p text:style-name="P33">Â</text:p>
                </table:table-cell>
                <table:table-cell table:style-name="Tabla2.C184" office:value-type="string">
                  <text:p text:style-name="P34">("A" <text:span text:style-name="T3">mayúscula</text:span> con acento circunflejo)</text:p>
                </table:table-cell>
              </table:table-row>
              <table:table-row table:style-name="Tabla2.1">
                <table:table-cell table:style-name="Tabla2.A185" office:value-type="string">
                  <text:p text:style-name="P33">183</text:p>
                </table:table-cell>
                <table:table-cell table:style-name="Tabla2.B185" office:value-type="string">
                  <text:p text:style-name="P33">À</text:p>
                </table:table-cell>
                <table:table-cell table:style-name="Tabla2.C185" office:value-type="string">
                  <text:p text:style-name="P34">("A" <text:span text:style-name="T3">mayúscula</text:span> con acento grave)</text:p>
                </table:table-cell>
              </table:table-row>
              <table:table-row table:style-name="Tabla2.1">
                <table:table-cell table:style-name="Tabla2.A186" office:value-type="string">
                  <text:p text:style-name="P33">184</text:p>
                </table:table-cell>
                <table:table-cell table:style-name="Tabla2.B186" office:value-type="string">
                  <text:p text:style-name="P33">©</text:p>
                </table:table-cell>
                <table:table-cell table:style-name="Tabla2.C186" office:value-type="string">
                  <text:p text:style-name="P34">(signo copyright)</text:p>
                </table:table-cell>
              </table:table-row>
              <table:table-row table:style-name="Tabla2.1">
                <table:table-cell table:style-name="Tabla2.A187" office:value-type="string">
                  <text:p text:style-name="P33">185</text:p>
                </table:table-cell>
                <table:table-cell table:style-name="Tabla2.B187" office:value-type="string">
                  <text:p text:style-name="P33">╣</text:p>
                </table:table-cell>
                <table:table-cell table:style-name="Tabla2.C187" office:value-type="string">
                  <text:p text:style-name="P31"/>
                </table:table-cell>
              </table:table-row>
              <table:table-row table:style-name="Tabla2.1">
                <table:table-cell table:style-name="Tabla2.A188" office:value-type="string">
                  <text:p text:style-name="P33">186</text:p>
                </table:table-cell>
                <table:table-cell table:style-name="Tabla2.B188" office:value-type="string">
                  <text:p text:style-name="P33">║</text:p>
                </table:table-cell>
                <table:table-cell table:style-name="Tabla2.C188" office:value-type="string">
                  <text:p text:style-name="P31"/>
                </table:table-cell>
              </table:table-row>
              <table:table-row table:style-name="Tabla2.1">
                <table:table-cell table:style-name="Tabla2.A189" office:value-type="string">
                  <text:p text:style-name="P33">187</text:p>
                </table:table-cell>
                <table:table-cell table:style-name="Tabla2.B189" office:value-type="string">
                  <text:p text:style-name="P33">╗</text:p>
                </table:table-cell>
                <table:table-cell table:style-name="Tabla2.C189" office:value-type="string">
                  <text:p text:style-name="P31"/>
                </table:table-cell>
              </table:table-row>
              <text:soft-page-break/>
              <table:table-row table:style-name="Tabla2.1">
                <table:table-cell table:style-name="Tabla2.A190" office:value-type="string">
                  <text:p text:style-name="P33">188</text:p>
                </table:table-cell>
                <table:table-cell table:style-name="Tabla2.B190" office:value-type="string">
                  <text:p text:style-name="P33">╝</text:p>
                </table:table-cell>
                <table:table-cell table:style-name="Tabla2.C190" office:value-type="string">
                  <text:p text:style-name="P31"/>
                </table:table-cell>
              </table:table-row>
              <table:table-row table:style-name="Tabla2.1">
                <table:table-cell table:style-name="Tabla2.A191" office:value-type="string">
                  <text:p text:style-name="P33">189</text:p>
                </table:table-cell>
                <table:table-cell table:style-name="Tabla2.B191" office:value-type="string">
                  <text:p text:style-name="P33">¢</text:p>
                </table:table-cell>
                <table:table-cell table:style-name="Tabla2.C191" office:value-type="string">
                  <text:p text:style-name="P34">(signo centavo)</text:p>
                </table:table-cell>
              </table:table-row>
              <table:table-row table:style-name="Tabla2.1">
                <table:table-cell table:style-name="Tabla2.A192" office:value-type="string">
                  <text:p text:style-name="P33">190</text:p>
                </table:table-cell>
                <table:table-cell table:style-name="Tabla2.B192" office:value-type="string">
                  <text:p text:style-name="P33">¥</text:p>
                </table:table-cell>
                <table:table-cell table:style-name="Tabla2.C192" office:value-type="string">
                  <text:p text:style-name="P34">(signo YEN - YUAN)</text:p>
                </table:table-cell>
              </table:table-row>
              <table:table-row table:style-name="Tabla2.1">
                <table:table-cell table:style-name="Tabla2.A193" office:value-type="string">
                  <text:p text:style-name="P33">191</text:p>
                </table:table-cell>
                <table:table-cell table:style-name="Tabla2.B193" office:value-type="string">
                  <text:p text:style-name="P33">┐</text:p>
                </table:table-cell>
                <table:table-cell table:style-name="Tabla2.C193" office:value-type="string">
                  <text:p text:style-name="P31"/>
                </table:table-cell>
              </table:table-row>
              <table:table-row table:style-name="Tabla2.1">
                <table:table-cell table:style-name="Tabla2.A194" office:value-type="string">
                  <text:p text:style-name="P33">192</text:p>
                </table:table-cell>
                <table:table-cell table:style-name="Tabla2.B194" office:value-type="string">
                  <text:p text:style-name="P33">└</text:p>
                </table:table-cell>
                <table:table-cell table:style-name="Tabla2.C194" office:value-type="string">
                  <text:p text:style-name="P31"/>
                </table:table-cell>
              </table:table-row>
              <table:table-row table:style-name="Tabla2.1">
                <table:table-cell table:style-name="Tabla2.A195" office:value-type="string">
                  <text:p text:style-name="P33">193</text:p>
                </table:table-cell>
                <table:table-cell table:style-name="Tabla2.B195" office:value-type="string">
                  <text:p text:style-name="P33">┴</text:p>
                </table:table-cell>
                <table:table-cell table:style-name="Tabla2.C195" office:value-type="string">
                  <text:p text:style-name="P31"/>
                </table:table-cell>
              </table:table-row>
              <table:table-row table:style-name="Tabla2.1">
                <table:table-cell table:style-name="Tabla2.A196" office:value-type="string">
                  <text:p text:style-name="P33">194</text:p>
                </table:table-cell>
                <table:table-cell table:style-name="Tabla2.B196" office:value-type="string">
                  <text:p text:style-name="P33">┬</text:p>
                </table:table-cell>
                <table:table-cell table:style-name="Tabla2.C196" office:value-type="string">
                  <text:p text:style-name="P31"/>
                </table:table-cell>
              </table:table-row>
              <table:table-row table:style-name="Tabla2.1">
                <table:table-cell table:style-name="Tabla2.A197" office:value-type="string">
                  <text:p text:style-name="P33">195</text:p>
                </table:table-cell>
                <table:table-cell table:style-name="Tabla2.B197" office:value-type="string">
                  <text:p text:style-name="P33">├</text:p>
                </table:table-cell>
                <table:table-cell table:style-name="Tabla2.C197" office:value-type="string">
                  <text:p text:style-name="P31"/>
                </table:table-cell>
              </table:table-row>
              <table:table-row table:style-name="Tabla2.1">
                <table:table-cell table:style-name="Tabla2.A198" office:value-type="string">
                  <text:p text:style-name="P33">196</text:p>
                </table:table-cell>
                <table:table-cell table:style-name="Tabla2.B198" office:value-type="string">
                  <text:p text:style-name="P33">─</text:p>
                </table:table-cell>
                <table:table-cell table:style-name="Tabla2.C198" office:value-type="string">
                  <text:p text:style-name="P31"/>
                </table:table-cell>
              </table:table-row>
              <table:table-row table:style-name="Tabla2.1">
                <table:table-cell table:style-name="Tabla2.A199" office:value-type="string">
                  <text:p text:style-name="P33">197</text:p>
                </table:table-cell>
                <table:table-cell table:style-name="Tabla2.B199" office:value-type="string">
                  <text:p text:style-name="P33">┼</text:p>
                </table:table-cell>
                <table:table-cell table:style-name="Tabla2.C199" office:value-type="string">
                  <text:p text:style-name="P31"/>
                </table:table-cell>
              </table:table-row>
              <table:table-row table:style-name="Tabla2.1">
                <table:table-cell table:style-name="Tabla2.A200" office:value-type="string">
                  <text:p text:style-name="P33">198</text:p>
                </table:table-cell>
                <table:table-cell table:style-name="Tabla2.B200" office:value-type="string">
                  <text:p text:style-name="P33">ã</text:p>
                </table:table-cell>
                <table:table-cell table:style-name="Tabla2.C200" office:value-type="string">
                  <text:p text:style-name="P34">("A" <text:span text:style-name="T3">minúscula</text:span> con tilde)</text:p>
                </table:table-cell>
              </table:table-row>
              <table:table-row table:style-name="Tabla2.1">
                <table:table-cell table:style-name="Tabla2.A201" office:value-type="string">
                  <text:p text:style-name="P33">199</text:p>
                </table:table-cell>
                <table:table-cell table:style-name="Tabla2.B201" office:value-type="string">
                  <text:p text:style-name="P33">Ã</text:p>
                </table:table-cell>
                <table:table-cell table:style-name="Tabla2.C201" office:value-type="string">
                  <text:p text:style-name="P34">("A" <text:span text:style-name="T3">mayúscula</text:span> con tilde)</text:p>
                </table:table-cell>
              </table:table-row>
              <table:table-row table:style-name="Tabla2.1">
                <table:table-cell table:style-name="Tabla2.A202" office:value-type="string">
                  <text:p text:style-name="P33">200</text:p>
                </table:table-cell>
                <table:table-cell table:style-name="Tabla2.B202" office:value-type="string">
                  <text:p text:style-name="P33">╚</text:p>
                </table:table-cell>
                <table:table-cell table:style-name="Tabla2.C202" office:value-type="string">
                  <text:p text:style-name="P31"/>
                </table:table-cell>
              </table:table-row>
              <table:table-row table:style-name="Tabla2.1">
                <table:table-cell table:style-name="Tabla2.A203" office:value-type="string">
                  <text:p text:style-name="P33">201</text:p>
                </table:table-cell>
                <table:table-cell table:style-name="Tabla2.B203" office:value-type="string">
                  <text:p text:style-name="P33">╔</text:p>
                </table:table-cell>
                <table:table-cell table:style-name="Tabla2.C203" office:value-type="string">
                  <text:p text:style-name="P31"/>
                </table:table-cell>
              </table:table-row>
              <table:table-row table:style-name="Tabla2.1">
                <table:table-cell table:style-name="Tabla2.A204" office:value-type="string">
                  <text:p text:style-name="P33">202</text:p>
                </table:table-cell>
                <table:table-cell table:style-name="Tabla2.B204" office:value-type="string">
                  <text:p text:style-name="P33">╩</text:p>
                </table:table-cell>
                <table:table-cell table:style-name="Tabla2.C204" office:value-type="string">
                  <text:p text:style-name="P31"/>
                </table:table-cell>
              </table:table-row>
              <table:table-row table:style-name="Tabla2.1">
                <table:table-cell table:style-name="Tabla2.A205" office:value-type="string">
                  <text:p text:style-name="P33">203</text:p>
                </table:table-cell>
                <table:table-cell table:style-name="Tabla2.B205" office:value-type="string">
                  <text:p text:style-name="P33">╦</text:p>
                </table:table-cell>
                <table:table-cell table:style-name="Tabla2.C205" office:value-type="string">
                  <text:p text:style-name="P31"/>
                </table:table-cell>
              </table:table-row>
              <table:table-row table:style-name="Tabla2.1">
                <table:table-cell table:style-name="Tabla2.A206" office:value-type="string">
                  <text:p text:style-name="P33">204</text:p>
                </table:table-cell>
                <table:table-cell table:style-name="Tabla2.B206" office:value-type="string">
                  <text:p text:style-name="P33">╠</text:p>
                </table:table-cell>
                <table:table-cell table:style-name="Tabla2.C206" office:value-type="string">
                  <text:p text:style-name="P31"/>
                </table:table-cell>
              </table:table-row>
              <table:table-row table:style-name="Tabla2.1">
                <table:table-cell table:style-name="Tabla2.A207" office:value-type="string">
                  <text:p text:style-name="P33">205</text:p>
                </table:table-cell>
                <table:table-cell table:style-name="Tabla2.B207" office:value-type="string">
                  <text:p text:style-name="P33">═</text:p>
                </table:table-cell>
                <table:table-cell table:style-name="Tabla2.C207" office:value-type="string">
                  <text:p text:style-name="P31"/>
                </table:table-cell>
              </table:table-row>
              <table:table-row table:style-name="Tabla2.1">
                <table:table-cell table:style-name="Tabla2.A208" office:value-type="string">
                  <text:p text:style-name="P33">206</text:p>
                </table:table-cell>
                <table:table-cell table:style-name="Tabla2.B208" office:value-type="string">
                  <text:p text:style-name="P33">╬</text:p>
                </table:table-cell>
                <table:table-cell table:style-name="Tabla2.C208" office:value-type="string">
                  <text:p text:style-name="P31"/>
                </table:table-cell>
              </table:table-row>
              <table:table-row table:style-name="Tabla2.1">
                <table:table-cell table:style-name="Tabla2.A209" office:value-type="string">
                  <text:p text:style-name="P33">207</text:p>
                </table:table-cell>
                <table:table-cell table:style-name="Tabla2.B209" office:value-type="string">
                  <text:p text:style-name="P33">¤</text:p>
                </table:table-cell>
                <table:table-cell table:style-name="Tabla2.C209" office:value-type="string">
                  <text:p text:style-name="P34">(signo monetario)</text:p>
                </table:table-cell>
              </table:table-row>
              <table:table-row table:style-name="Tabla2.1">
                <table:table-cell table:style-name="Tabla2.A210" office:value-type="string">
                  <text:p text:style-name="P31">208</text:p>
                </table:table-cell>
                <table:table-cell table:style-name="Tabla2.B210" office:value-type="string">
                  <text:p text:style-name="P31">ð</text:p>
                </table:table-cell>
                <table:table-cell table:style-name="Tabla2.C210" office:value-type="string">
                  <text:p text:style-name="P31">(eth latina minúscula)</text:p>
                </table:table-cell>
              </table:table-row>
              <table:table-row table:style-name="Tabla2.1">
                <table:table-cell table:style-name="Tabla2.A211" office:value-type="string">
                  <text:p text:style-name="P31">209</text:p>
                </table:table-cell>
                <table:table-cell table:style-name="Tabla2.B211" office:value-type="string">
                  <text:p text:style-name="P31">Ð</text:p>
                </table:table-cell>
                <table:table-cell table:style-name="Tabla2.C211" office:value-type="string">
                  <text:p text:style-name="P31">(eth latina mayúscula)</text:p>
                </table:table-cell>
              </table:table-row>
              <table:table-row table:style-name="Tabla2.1">
                <table:table-cell table:style-name="Tabla2.A212" office:value-type="string">
                  <text:p text:style-name="P31">210</text:p>
                </table:table-cell>
                <table:table-cell table:style-name="Tabla2.B212" office:value-type="string">
                  <text:p text:style-name="P31">Ê</text:p>
                </table:table-cell>
                <table:table-cell table:style-name="Tabla2.C212" office:value-type="string">
                  <text:p text:style-name="P31">("E" mayúscula con acento circunflejo)</text:p>
                </table:table-cell>
              </table:table-row>
              <table:table-row table:style-name="Tabla2.1">
                <table:table-cell table:style-name="Tabla2.A213" office:value-type="string">
                  <text:p text:style-name="P31">211</text:p>
                </table:table-cell>
                <table:table-cell table:style-name="Tabla2.B213" office:value-type="string">
                  <text:p text:style-name="P31">Ë</text:p>
                </table:table-cell>
                <table:table-cell table:style-name="Tabla2.C213" office:value-type="string">
                  <text:p text:style-name="P31">("E" mayúscula con diéresis)</text:p>
                </table:table-cell>
              </table:table-row>
              <table:table-row table:style-name="Tabla2.1">
                <table:table-cell table:style-name="Tabla2.A214" office:value-type="string">
                  <text:p text:style-name="P31">212</text:p>
                </table:table-cell>
                <table:table-cell table:style-name="Tabla2.B214" office:value-type="string">
                  <text:p text:style-name="P31">È</text:p>
                </table:table-cell>
                <table:table-cell table:style-name="Tabla2.C214" office:value-type="string">
                  <text:p text:style-name="P31">("E" mayúscula con acento grave)</text:p>
                </table:table-cell>
              </table:table-row>
              <table:table-row table:style-name="Tabla2.1">
                <table:table-cell table:style-name="Tabla2.A215" office:value-type="string">
                  <text:p text:style-name="P31">213</text:p>
                </table:table-cell>
                <table:table-cell table:style-name="Tabla2.B215" office:value-type="string">
                  <text:p text:style-name="P31">ı</text:p>
                </table:table-cell>
                <table:table-cell table:style-name="Tabla2.C215" office:value-type="string">
                  <text:p text:style-name="P31"/>
                </table:table-cell>
              </table:table-row>
              <table:table-row table:style-name="Tabla2.1">
                <table:table-cell table:style-name="Tabla2.A216" office:value-type="string">
                  <text:p text:style-name="P31">214</text:p>
                </table:table-cell>
                <table:table-cell table:style-name="Tabla2.B216" office:value-type="string">
                  <text:p text:style-name="P31">Í</text:p>
                </table:table-cell>
                <table:table-cell table:style-name="Tabla2.C216" office:value-type="string">
                  <text:p text:style-name="P31">("i" mayúscula con acento agudo)</text:p>
                </table:table-cell>
              </table:table-row>
              <table:table-row table:style-name="Tabla2.1">
                <table:table-cell table:style-name="Tabla2.A217" office:value-type="string">
                  <text:p text:style-name="P31">215</text:p>
                </table:table-cell>
                <table:table-cell table:style-name="Tabla2.B217" office:value-type="string">
                  <text:p text:style-name="P31">Î</text:p>
                </table:table-cell>
                <table:table-cell table:style-name="Tabla2.C217" office:value-type="string">
                  <text:p text:style-name="P31">("i" mayúscula con acento circunflejo)</text:p>
                </table:table-cell>
              </table:table-row>
              <table:table-row table:style-name="Tabla2.1">
                <table:table-cell table:style-name="Tabla2.A218" office:value-type="string">
                  <text:p text:style-name="P31">216</text:p>
                </table:table-cell>
                <table:table-cell table:style-name="Tabla2.B218" office:value-type="string">
                  <text:p text:style-name="P31">Ï</text:p>
                </table:table-cell>
                <table:table-cell table:style-name="Tabla2.C218" office:value-type="string">
                  <text:p text:style-name="P31">("i" mayúscula con diéresis)</text:p>
                </table:table-cell>
              </table:table-row>
              <table:table-row table:style-name="Tabla2.1">
                <table:table-cell table:style-name="Tabla2.A219" office:value-type="string">
                  <text:p text:style-name="P31">217</text:p>
                </table:table-cell>
                <table:table-cell table:style-name="Tabla2.B219" office:value-type="string">
                  <text:p text:style-name="P31">┘</text:p>
                </table:table-cell>
                <table:table-cell table:style-name="Tabla2.C219" office:value-type="string">
                  <text:p text:style-name="P31"/>
                </table:table-cell>
              </table:table-row>
              <table:table-row table:style-name="Tabla2.1">
                <table:table-cell table:style-name="Tabla2.A220" office:value-type="string">
                  <text:p text:style-name="P31">218</text:p>
                </table:table-cell>
                <table:table-cell table:style-name="Tabla2.B220" office:value-type="string">
                  <text:p text:style-name="P31">┌</text:p>
                </table:table-cell>
                <table:table-cell table:style-name="Tabla2.C220" office:value-type="string">
                  <text:p text:style-name="P31"/>
                </table:table-cell>
              </table:table-row>
              <table:table-row table:style-name="Tabla2.1">
                <table:table-cell table:style-name="Tabla2.A221" office:value-type="string">
                  <text:p text:style-name="P31">219</text:p>
                </table:table-cell>
                <table:table-cell table:style-name="Tabla2.B221" office:value-type="string">
                  <text:p text:style-name="P31">█</text:p>
                </table:table-cell>
                <table:table-cell table:style-name="Tabla2.C221" office:value-type="string">
                  <text:p text:style-name="P31"/>
                </table:table-cell>
              </table:table-row>
              <table:table-row table:style-name="Tabla2.1">
                <table:table-cell table:style-name="Tabla2.A222" office:value-type="string">
                  <text:p text:style-name="P31">220</text:p>
                </table:table-cell>
                <table:table-cell table:style-name="Tabla2.B222" office:value-type="string">
                  <text:p text:style-name="P31">▄</text:p>
                </table:table-cell>
                <table:table-cell table:style-name="Tabla2.C222" office:value-type="string">
                  <text:p text:style-name="P31"/>
                </table:table-cell>
              </table:table-row>
              <table:table-row table:style-name="Tabla2.1">
                <table:table-cell table:style-name="Tabla2.A223" office:value-type="string">
                  <text:p text:style-name="P31">221</text:p>
                </table:table-cell>
                <table:table-cell table:style-name="Tabla2.B223" office:value-type="string">
                  <text:p text:style-name="P31">¦</text:p>
                </table:table-cell>
                <table:table-cell table:style-name="Tabla2.C223" office:value-type="string">
                  <text:p text:style-name="P31">(barra vertical partida)</text:p>
                </table:table-cell>
              </table:table-row>
              <table:table-row table:style-name="Tabla2.1">
                <table:table-cell table:style-name="Tabla2.A224" office:value-type="string">
                  <text:p text:style-name="P31">222</text:p>
                </table:table-cell>
                <table:table-cell table:style-name="Tabla2.B224" office:value-type="string">
                  <text:p text:style-name="P31">Ì</text:p>
                </table:table-cell>
                <table:table-cell table:style-name="Tabla2.C224" office:value-type="string">
                  <text:p text:style-name="P31">("i" mayúscula con acento grave)</text:p>
                </table:table-cell>
              </table:table-row>
              <table:table-row table:style-name="Tabla2.1">
                <table:table-cell table:style-name="Tabla2.A225" office:value-type="string">
                  <text:p text:style-name="P31">223</text:p>
                </table:table-cell>
                <table:table-cell table:style-name="Tabla2.B225" office:value-type="string">
                  <text:p text:style-name="P31">▀</text:p>
                </table:table-cell>
                <table:table-cell table:style-name="Tabla2.C225" office:value-type="string">
                  <text:p text:style-name="P31"/>
                </table:table-cell>
              </table:table-row>
              <table:table-row table:style-name="Tabla2.1">
                <table:table-cell table:style-name="Tabla2.A226" office:value-type="string">
                  <text:p text:style-name="P31">224</text:p>
                </table:table-cell>
                <table:table-cell table:style-name="Tabla2.B226" office:value-type="string">
                  <text:p text:style-name="P31">Ó</text:p>
                </table:table-cell>
                <table:table-cell table:style-name="Tabla2.C226" office:value-type="string">
                  <text:p text:style-name="P31">("O" mayúscula con acento agudo)</text:p>
                </table:table-cell>
              </table:table-row>
              <table:table-row table:style-name="Tabla2.1">
                <table:table-cell table:style-name="Tabla2.A227" office:value-type="string">
                  <text:p text:style-name="P31">225</text:p>
                </table:table-cell>
                <table:table-cell table:style-name="Tabla2.B227" office:value-type="string">
                  <text:p text:style-name="P31">ß</text:p>
                </table:table-cell>
                <table:table-cell table:style-name="Tabla2.C227" office:value-type="string">
                  <text:p text:style-name="P31">(letra alemana "eszett" o "ese-zeta")</text:p>
                </table:table-cell>
              </table:table-row>
              <table:table-row table:style-name="Tabla2.1">
                <table:table-cell table:style-name="Tabla2.A228" office:value-type="string">
                  <text:p text:style-name="P31">226</text:p>
                </table:table-cell>
                <table:table-cell table:style-name="Tabla2.B228" office:value-type="string">
                  <text:p text:style-name="P31">Ô</text:p>
                </table:table-cell>
                <table:table-cell table:style-name="Tabla2.C228" office:value-type="string">
                  <text:p text:style-name="P31">("O" mayúscula con acento circunflejo)</text:p>
                </table:table-cell>
              </table:table-row>
              <table:table-row table:style-name="Tabla2.1">
                <table:table-cell table:style-name="Tabla2.A229" office:value-type="string">
                  <text:p text:style-name="P31">227</text:p>
                </table:table-cell>
                <table:table-cell table:style-name="Tabla2.B229" office:value-type="string">
                  <text:p text:style-name="P31">Ò</text:p>
                </table:table-cell>
                <table:table-cell table:style-name="Tabla2.C229" office:value-type="string">
                  <text:p text:style-name="P31">("O" mayúscula con acento grave)</text:p>
                </table:table-cell>
              </table:table-row>
              <table:table-row table:style-name="Tabla2.1">
                <table:table-cell table:style-name="Tabla2.A230" office:value-type="string">
                  <text:p text:style-name="P31">228</text:p>
                </table:table-cell>
                <table:table-cell table:style-name="Tabla2.B230" office:value-type="string">
                  <text:p text:style-name="P31">õ</text:p>
                </table:table-cell>
                <table:table-cell table:style-name="Tabla2.C230" office:value-type="string">
                  <text:p text:style-name="P31">("o" minúscula con tilde)</text:p>
                </table:table-cell>
              </table:table-row>
              <table:table-row table:style-name="Tabla2.1">
                <table:table-cell table:style-name="Tabla2.A231" office:value-type="string">
                  <text:p text:style-name="P31">229</text:p>
                </table:table-cell>
                <table:table-cell table:style-name="Tabla2.B231" office:value-type="string">
                  <text:p text:style-name="P31">Õ</text:p>
                </table:table-cell>
                <table:table-cell table:style-name="Tabla2.C231" office:value-type="string">
                  <text:p text:style-name="P31">("O" mayúscula con tilde)</text:p>
                </table:table-cell>
              </table:table-row>
              <table:table-row table:style-name="Tabla2.1">
                <table:table-cell table:style-name="Tabla2.A232" office:value-type="string">
                  <text:p text:style-name="P31">230</text:p>
                </table:table-cell>
                <table:table-cell table:style-name="Tabla2.B232" office:value-type="string">
                  <text:p text:style-name="P31">µ</text:p>
                </table:table-cell>
                <table:table-cell table:style-name="Tabla2.C232" office:value-type="string">
                  <text:p text:style-name="P31">(signo micro)</text:p>
                </table:table-cell>
              </table:table-row>
              <table:table-row table:style-name="Tabla2.1">
                <table:table-cell table:style-name="Tabla2.A233" office:value-type="string">
                  <text:p text:style-name="P31">231</text:p>
                </table:table-cell>
                <table:table-cell table:style-name="Tabla2.B233" office:value-type="string">
                  <text:p text:style-name="P31">þ</text:p>
                </table:table-cell>
                <table:table-cell table:style-name="Tabla2.C233" office:value-type="string">
                  <text:p text:style-name="P31">(letra thorn latina minúscula)</text:p>
                </table:table-cell>
              </table:table-row>
              <table:table-row table:style-name="Tabla2.1">
                <table:table-cell table:style-name="Tabla2.A234" office:value-type="string">
                  <text:p text:style-name="P31">232</text:p>
                </table:table-cell>
                <table:table-cell table:style-name="Tabla2.B234" office:value-type="string">
                  <text:p text:style-name="P31">Þ</text:p>
                </table:table-cell>
                <table:table-cell table:style-name="Tabla2.C234" office:value-type="string">
                  <text:p text:style-name="P31">(letra thorn latina mayúscula)</text:p>
                </table:table-cell>
              </table:table-row>
              <table:table-row table:style-name="Tabla2.1">
                <table:table-cell table:style-name="Tabla2.A235" office:value-type="string">
                  <text:p text:style-name="P31">233</text:p>
                </table:table-cell>
                <table:table-cell table:style-name="Tabla2.B235" office:value-type="string">
                  <text:p text:style-name="P31">Ú</text:p>
                </table:table-cell>
                <table:table-cell table:style-name="Tabla2.C235" office:value-type="string">
                  <text:p text:style-name="P31">(letra "u" mayúscula con acento)</text:p>
                </table:table-cell>
              </table:table-row>
              <table:table-row table:style-name="Tabla2.1">
                <table:table-cell table:style-name="Tabla2.A236" office:value-type="string">
                  <text:p text:style-name="P31">234</text:p>
                </table:table-cell>
                <table:table-cell table:style-name="Tabla2.B236" office:value-type="string">
                  <text:p text:style-name="P31">Û</text:p>
                </table:table-cell>
                <table:table-cell table:style-name="Tabla2.C236" office:value-type="string">
                  <text:p text:style-name="P31">("U" mayúscula con acento circunflejo)</text:p>
                </table:table-cell>
              </table:table-row>
              <table:table-row table:style-name="Tabla2.1">
                <table:table-cell table:style-name="Tabla2.A237" office:value-type="string">
                  <text:p text:style-name="P33">235</text:p>
                </table:table-cell>
                <table:table-cell table:style-name="Tabla2.B237" office:value-type="string">
                  <text:p text:style-name="P33">Ù</text:p>
                </table:table-cell>
                <table:table-cell table:style-name="Tabla2.C237" office:value-type="string">
                  <text:p text:style-name="P34">("U" <text:span text:style-name="T5">mayúscula</text:span> con acento grave)</text:p>
                </table:table-cell>
              </table:table-row>
              <table:table-row table:style-name="Tabla2.1">
                <table:table-cell table:style-name="Tabla2.A238" office:value-type="string">
                  <text:p text:style-name="P33">236</text:p>
                </table:table-cell>
                <table:table-cell table:style-name="Tabla2.B238" office:value-type="string">
                  <text:p text:style-name="P33">ý</text:p>
                </table:table-cell>
                <table:table-cell table:style-name="Tabla2.C238" office:value-type="string">
                  <text:p text:style-name="P34">(letra "y" <text:span text:style-name="T5">minúscula</text:span> con acento agudo)</text:p>
                </table:table-cell>
              </table:table-row>
              <table:table-row table:style-name="Tabla2.1">
                <table:table-cell table:style-name="Tabla2.A239" office:value-type="string">
                  <text:p text:style-name="P33">237</text:p>
                </table:table-cell>
                <table:table-cell table:style-name="Tabla2.B239" office:value-type="string">
                  <text:p text:style-name="P33">Ý</text:p>
                </table:table-cell>
                <table:table-cell table:style-name="Tabla2.C239" office:value-type="string">
                  <text:p text:style-name="P34">("Y" mayúscula con acento agudo)</text:p>
                </table:table-cell>
              </table:table-row>
              <table:table-row table:style-name="Tabla2.1">
                <table:table-cell table:style-name="Tabla2.A240" office:value-type="string">
                  <text:p text:style-name="P33">238</text:p>
                </table:table-cell>
                <table:table-cell table:style-name="Tabla2.B240" office:value-type="string">
                  <text:p text:style-name="P33">¯</text:p>
                </table:table-cell>
                <table:table-cell table:style-name="Tabla2.C240" office:value-type="string">
                  <text:p text:style-name="P31"/>
                </table:table-cell>
              </table:table-row>
              <table:table-row table:style-name="Tabla2.1">
                <table:table-cell table:style-name="Tabla2.A241" office:value-type="string">
                  <text:p text:style-name="P33">239</text:p>
                </table:table-cell>
                <table:table-cell table:style-name="Tabla2.B241" office:value-type="string">
                  <text:p text:style-name="P33">´</text:p>
                </table:table-cell>
                <table:table-cell table:style-name="Tabla2.C241" office:value-type="string">
                  <text:p text:style-name="P34">(acento agudo)</text:p>
                </table:table-cell>
              </table:table-row>
              <table:table-row table:style-name="Tabla2.1">
                <table:table-cell table:style-name="Tabla2.A242" office:value-type="string">
                  <text:p text:style-name="P33">240</text:p>
                </table:table-cell>
                <table:table-cell table:style-name="Tabla2.B242" office:value-type="string">
                  <text:p text:style-name="P33">­</text:p>
                </table:table-cell>
                <table:table-cell table:style-name="Tabla2.C242" office:value-type="string">
                  <text:p text:style-name="P31"/>
                </table:table-cell>
              </table:table-row>
              <table:table-row table:style-name="Tabla2.1">
                <table:table-cell table:style-name="Tabla2.A243" office:value-type="string">
                  <text:p text:style-name="P33">241</text:p>
                </table:table-cell>
                <table:table-cell table:style-name="Tabla2.B243" office:value-type="string">
                  <text:p text:style-name="P33">±</text:p>
                </table:table-cell>
                <table:table-cell table:style-name="Tabla2.C243" office:value-type="string">
                  <text:p text:style-name="P34">(signo mas menos)</text:p>
                </table:table-cell>
              </table:table-row>
              <table:table-row table:style-name="Tabla2.1">
                <table:table-cell table:style-name="Tabla2.A244" office:value-type="string">
                  <text:p text:style-name="P33">242</text:p>
                </table:table-cell>
                <table:table-cell table:style-name="Tabla2.B244" office:value-type="string">
                  <text:p text:style-name="P33">‗</text:p>
                </table:table-cell>
                <table:table-cell table:style-name="Tabla2.C244" office:value-type="string">
                  <text:p text:style-name="P31"/>
                </table:table-cell>
              </table:table-row>
              <table:table-row table:style-name="Tabla2.1">
                <table:table-cell table:style-name="Tabla2.A245" office:value-type="string">
                  <text:p text:style-name="P33">243</text:p>
                </table:table-cell>
                <table:table-cell table:style-name="Tabla2.B245" office:value-type="string">
                  <text:p text:style-name="P33">¾</text:p>
                </table:table-cell>
                <table:table-cell table:style-name="Tabla2.C245" office:value-type="string">
                  <text:p text:style-name="P34">(tres cuartos)</text:p>
                </table:table-cell>
              </table:table-row>
              <table:table-row table:style-name="Tabla2.1">
                <table:table-cell table:style-name="Tabla2.A246" office:value-type="string">
                  <text:p text:style-name="P33">244</text:p>
                </table:table-cell>
                <table:table-cell table:style-name="Tabla2.B246" office:value-type="string">
                  <text:p text:style-name="P33">¶</text:p>
                </table:table-cell>
                <table:table-cell table:style-name="Tabla2.C246" office:value-type="string">
                  <text:p text:style-name="P34">(fin de <text:span text:style-name="T5">párrafo</text:span> - signo de calderón)</text:p>
                </table:table-cell>
              </table:table-row>
              <table:table-row table:style-name="Tabla2.1">
                <table:table-cell table:style-name="Tabla2.A247" office:value-type="string">
                  <text:p text:style-name="P33">245</text:p>
                </table:table-cell>
                <table:table-cell table:style-name="Tabla2.B247" office:value-type="string">
                  <text:p text:style-name="P33">§</text:p>
                </table:table-cell>
                <table:table-cell table:style-name="Tabla2.C247" office:value-type="string">
                  <text:p text:style-name="P34">(signo de <text:span text:style-name="T5">sección</text:span>)</text:p>
                </table:table-cell>
              </table:table-row>
              <table:table-row table:style-name="Tabla2.1">
                <table:table-cell table:style-name="Tabla2.A248" office:value-type="string">
                  <text:p text:style-name="P33">246</text:p>
                </table:table-cell>
                <table:table-cell table:style-name="Tabla2.B248" office:value-type="string">
                  <text:p text:style-name="P33">÷</text:p>
                </table:table-cell>
                <table:table-cell table:style-name="Tabla2.C248" office:value-type="string">
                  <text:p text:style-name="P34">(signo de <text:span text:style-name="T5">división</text:span>)</text:p>
                </table:table-cell>
              </table:table-row>
              <table:table-row table:style-name="Tabla2.1">
                <table:table-cell table:style-name="Tabla2.A249" office:value-type="string">
                  <text:p text:style-name="P33">247</text:p>
                </table:table-cell>
                <table:table-cell table:style-name="Tabla2.B249" office:value-type="string">
                  <text:p text:style-name="P33">¸</text:p>
                </table:table-cell>
                <table:table-cell table:style-name="Tabla2.C249" office:value-type="string">
                  <text:p text:style-name="P34">(cedilla)</text:p>
                </table:table-cell>
              </table:table-row>
              <table:table-row table:style-name="Tabla2.1">
                <table:table-cell table:style-name="Tabla2.A250" office:value-type="string">
                  <text:p text:style-name="P33">248</text:p>
                </table:table-cell>
                <table:table-cell table:style-name="Tabla2.B250" office:value-type="string">
                  <text:p text:style-name="P33">°</text:p>
                </table:table-cell>
                <table:table-cell table:style-name="Tabla2.C250" office:value-type="string">
                  <text:p text:style-name="P34">(signo de grado)</text:p>
                </table:table-cell>
              </table:table-row>
              <table:table-row table:style-name="Tabla2.1">
                <table:table-cell table:style-name="Tabla2.A251" office:value-type="string">
                  <text:p text:style-name="P33">249</text:p>
                </table:table-cell>
                <table:table-cell table:style-name="Tabla2.B251" office:value-type="string">
                  <text:p text:style-name="P33">¨</text:p>
                </table:table-cell>
                <table:table-cell table:style-name="Tabla2.C251" office:value-type="string">
                  <text:p text:style-name="P34">(diéresis)</text:p>
                </table:table-cell>
              </table:table-row>
              <table:table-row table:style-name="Tabla2.1">
                <table:table-cell table:style-name="Tabla2.A252" office:value-type="string">
                  <text:p text:style-name="P33">250</text:p>
                </table:table-cell>
                <table:table-cell table:style-name="Tabla2.B252" office:value-type="string">
                  <text:p text:style-name="P33">·</text:p>
                </table:table-cell>
                <table:table-cell table:style-name="Tabla2.C252" office:value-type="string">
                  <text:p text:style-name="P31"/>
                </table:table-cell>
              </table:table-row>
              <table:table-row table:style-name="Tabla2.1">
                <table:table-cell table:style-name="Tabla2.A253" office:value-type="string">
                  <text:p text:style-name="P33">251</text:p>
                </table:table-cell>
                <table:table-cell table:style-name="Tabla2.B253" office:value-type="string">
                  <text:p text:style-name="P33">¹</text:p>
                </table:table-cell>
                <table:table-cell table:style-name="Tabla2.C253" office:value-type="string">
                  <text:p text:style-name="P34">(superíndice uno)</text:p>
                </table:table-cell>
              </table:table-row>
              <table:table-row table:style-name="Tabla2.1">
                <table:table-cell table:style-name="Tabla2.A254" office:value-type="string">
                  <text:p text:style-name="P33">252</text:p>
                </table:table-cell>
                <table:table-cell table:style-name="Tabla2.B254" office:value-type="string">
                  <text:p text:style-name="P33">³</text:p>
                </table:table-cell>
                <table:table-cell table:style-name="Tabla2.C254" office:value-type="string">
                  <text:p text:style-name="P34">(superíndice tres)</text:p>
                </table:table-cell>
              </table:table-row>
              <table:table-row table:style-name="Tabla2.1">
                <table:table-cell table:style-name="Tabla2.A255" office:value-type="string">
                  <text:p text:style-name="P33">253</text:p>
                </table:table-cell>
                <table:table-cell table:style-name="Tabla2.B255" office:value-type="string">
                  <text:p text:style-name="P33">²</text:p>
                </table:table-cell>
                <table:table-cell table:style-name="Tabla2.C255" office:value-type="string">
                  <text:p text:style-name="P34">(superíndice dos)</text:p>
                </table:table-cell>
              </table:table-row>
              <table:table-row table:style-name="Tabla2.1">
                <table:table-cell table:style-name="Tabla2.A256" office:value-type="string">
                  <text:p text:style-name="P33">254</text:p>
                </table:table-cell>
                <table:table-cell table:style-name="Tabla2.B256" office:value-type="string">
                  <text:p text:style-name="P33">■</text:p>
                </table:table-cell>
                <table:table-cell table:style-name="Tabla2.C256" office:value-type="string">
                  <text:p text:style-name="P31"/>
                </table:table-cell>
              </table:table-row>
              <table:table-row table:style-name="Tabla2.1">
                <table:table-cell table:style-name="Tabla2.A257" office:value-type="string">
                  <text:p text:style-name="P33">255</text:p>
                </table:table-cell>
                <table:table-cell table:style-name="Tabla2.B257" office:value-type="string">
                  <text:p text:style-name="P33">nbsp</text:p>
                </table:table-cell>
                <table:table-cell table:style-name="Tabla2.C257" office:value-type="string">
                  <text:p text:style-name="P34">espacio sin separación - non breaking space</text:p>
                </table:table-cell>
              </table:table-row>
            </table:table>
            <text:p text:style-name="P7"/>
          </text:section>
          <text:h text:style-name="P25" text:outline-level="1"/>
          <text:h text:style-name="P26" text:outline-level="1">Convención de Nombres</text:h>
          <text:p text:style-name="P1"/>
          <text:section text:style-name="Sect3" text:name="Sección2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 table:style-name="Tabla3.1">
                <table:table-cell table:style-name="Tabla3.A1" office:value-type="string">
                  <text:p text:style-name="P31">Variable</text:p>
                </table:table-cell>
                <table:table-cell table:style-name="Tabla3.A1" office:value-type="string">
                  <text:p text:style-name="P36">Gb3</text:p>
                </table:table-cell>
                <table:table-cell table:style-name="Tabla3.A1" office:value-type="string">
                  <text:p text:style-name="P36">Alt.</text:p>
                </table:table-cell>
              </table:table-row>
              <table:table-row table:style-name="Tabla3.1">
                <table:table-cell table:style-name="Tabla3.A2" office:value-type="string">
                  <text:p text:style-name="P31">Bolean</text:p>
                </table:table-cell>
                <table:table-cell table:style-name="Tabla3.A2" office:value-type="string">
                  <text:p text:style-name="P31">bol</text:p>
                </table:table-cell>
                <table:table-cell table:style-name="Tabla3.A2" office:value-type="string">
                  <text:p text:style-name="P31">b</text:p>
                </table:table-cell>
              </table:table-row>
              <table:table-row table:style-name="Tabla3.1">
                <table:table-cell table:style-name="Tabla3.A2" office:value-type="string">
                  <text:p text:style-name="P31">Collection</text:p>
                </table:table-cell>
                <table:table-cell table:style-name="Tabla3.A2" office:value-type="string">
                  <text:p text:style-name="P31">ctn</text:p>
                </table:table-cell>
                <table:table-cell table:style-name="Tabla3.A2" office:value-type="string">
                  <text:p text:style-name="P31">c</text:p>
                </table:table-cell>
              </table:table-row>
              <table:table-row table:style-name="Tabla3.1">
                <table:table-cell table:style-name="Tabla3.A2" office:value-type="string">
                  <text:p text:style-name="P31">Connection</text:p>
                </table:table-cell>
                <table:table-cell table:style-name="Tabla3.A2" office:value-type="string">
                  <text:p text:style-name="P31">con</text:p>
                </table:table-cell>
                <table:table-cell table:style-name="Tabla3.A2" office:value-type="string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DataBase</text:p>
                </table:table-cell>
                <table:table-cell table:style-name="Tabla3.A2" office:value-type="string">
                  <text:p text:style-name="P31">ibs</text:p>
                </table:table-cell>
                <table:table-cell table:style-name="Tabla3.A2" office:value-type="string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Date</text:p>
                </table:table-cell>
                <table:table-cell table:style-name="Tabla3.A2" office:value-type="string">
                  <text:p text:style-name="P31">dat</text:p>
                </table:table-cell>
                <table:table-cell table:style-name="Tabla3.A2" office:value-type="string">
                  <text:p text:style-name="P37">d</text:p>
                </table:table-cell>
              </table:table-row>
              <table:table-row table:style-name="Tabla3.1">
                <table:table-cell table:style-name="Tabla3.A2" office:value-type="string">
                  <text:p text:style-name="P31">Date[]</text:p>
                </table:table-cell>
                <table:table-cell table:style-name="Tabla3.A2" office:value-type="string">
                  <text:p text:style-name="P31">dtx</text:p>
                </table:table-cell>
                <table:table-cell table:style-name="Tabla3.C7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Fileld</text:p>
                </table:table-cell>
                <table:table-cell table:style-name="Tabla3.A2" office:value-type="string">
                  <text:p text:style-name="P31">fld</text:p>
                </table:table-cell>
                <table:table-cell table:style-name="Tabla3.A2" office:value-type="string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Float</text:p>
                </table:table-cell>
                <table:table-cell table:style-name="Tabla3.A2" office:value-type="string">
                  <text:p text:style-name="P31">flo</text:p>
                </table:table-cell>
                <table:table-cell table:style-name="Tabla3.A2" office:value-type="string">
                  <text:p text:style-name="P31">f</text:p>
                </table:table-cell>
              </table:table-row>
              <table:table-row table:style-name="Tabla3.1">
                <table:table-cell table:style-name="Tabla3.A2" office:value-type="string">
                  <text:p text:style-name="P31">Float[]</text:p>
                </table:table-cell>
                <table:table-cell table:style-name="Tabla3.A2" office:value-type="string">
                  <text:p text:style-name="P31">flx</text:p>
                </table:table-cell>
                <table:table-cell table:style-name="Tabla3.C7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Integer</text:p>
                </table:table-cell>
                <table:table-cell table:style-name="Tabla3.A2" office:value-type="string">
                  <text:p text:style-name="P31">int</text:p>
                </table:table-cell>
                <table:table-cell table:style-name="Tabla3.A2" office:value-type="string">
                  <text:p text:style-name="P31">i</text:p>
                </table:table-cell>
              </table:table-row>
              <table:table-row table:style-name="Tabla3.1">
                <table:table-cell table:style-name="Tabla3.A2" office:value-type="string">
                  <text:p text:style-name="P31">Integer[]</text:p>
                </table:table-cell>
                <table:table-cell table:style-name="Tabla3.A2" office:value-type="string">
                  <text:p text:style-name="P31">inx</text:p>
                </table:table-cell>
                <table:table-cell table:style-name="Tabla3.A2" office:value-type="string">
                  <text:p text:style-name="P31">n</text:p>
                </table:table-cell>
              </table:table-row>
              <table:table-row table:style-name="Tabla3.1">
                <table:table-cell table:style-name="Tabla3.A2" office:value-type="string">
                  <text:p text:style-name="P31">Object</text:p>
                </table:table-cell>
                <table:table-cell table:style-name="Tabla3.A2" office:value-type="string">
                  <text:p text:style-name="P31">obj</text:p>
                </table:table-cell>
                <table:table-cell table:style-name="Tabla3.A2" office:value-type="string">
                  <text:p text:style-name="P31">h</text:p>
                </table:table-cell>
              </table:table-row>
              <table:table-row table:style-name="Tabla3.1">
                <table:table-cell table:style-name="Tabla3.A2" office:value-type="string">
                  <text:p text:style-name="P38">Object<text:span text:style-name="T8">[]</text:span></text:p>
                </table:table-cell>
                <table:table-cell table:style-name="Tabla3.A2" office:value-type="string">
                  <text:p text:style-name="P39">obx</text:p>
                </table:table-cell>
                <table:table-cell table:style-name="Tabla3.A2" office:value-type="string">
                  <text:p text:style-name="P31"/>
                </table:table-cell>
              </table:table-row>
              <table:table-row table:style-name="Tabla3.1">
                <table:table-cell table:style-name="Tabla3.A15" office:value-type="string">
                  <text:p text:style-name="P31">Picture</text:p>
                </table:table-cell>
                <table:table-cell table:style-name="Tabla3.B15" office:value-type="string">
                  <text:p text:style-name="P31">pic</text:p>
                </table:table-cell>
                <table:table-cell table:style-name="Tabla3.C15" office:value-type="string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Process</text:p>
                </table:table-cell>
                <table:table-cell table:style-name="Tabla3.A2" office:value-type="string">
                  <text:p text:style-name="P31">prs</text:p>
                </table:table-cell>
                <table:table-cell table:style-name="Tabla3.A2" office:value-type="string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Result</text:p>
                </table:table-cell>
                <table:table-cell table:style-name="Tabla3.A2" office:value-type="string">
                  <text:p text:style-name="P31">res</text:p>
                </table:table-cell>
                <table:table-cell table:style-name="Tabla3.A2" office:value-type="string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String</text:p>
                </table:table-cell>
                <table:table-cell table:style-name="Tabla3.A2" office:value-type="string">
                  <text:p text:style-name="P31">str</text:p>
                </table:table-cell>
                <table:table-cell table:style-name="Tabla3.A2" office:value-type="string">
                  <text:p text:style-name="P31">s</text:p>
                </table:table-cell>
              </table:table-row>
              <table:table-row table:style-name="Tabla3.1">
                <table:table-cell table:style-name="Tabla3.A2" office:value-type="string">
                  <text:p text:style-name="P31">String[]</text:p>
                </table:table-cell>
                <table:table-cell table:style-name="Tabla3.A2" office:value-type="string">
                  <text:p text:style-name="P31">stx</text:p>
                </table:table-cell>
                <table:table-cell table:style-name="Tabla3.A2" office:value-type="string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Table</text:p>
                </table:table-cell>
                <table:table-cell table:style-name="Tabla3.A2" office:value-type="string">
                  <text:p text:style-name="P31">tbl</text:p>
                </table:table-cell>
                <table:table-cell table:style-name="Tabla3.C7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Variant</text:p>
                </table:table-cell>
                <table:table-cell table:style-name="Tabla3.A2" office:value-type="string">
                  <text:p text:style-name="P31">vrt</text:p>
                </table:table-cell>
                <table:table-cell table:style-name="Tabla3.C7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Variant[]</text:p>
                </table:table-cell>
                <table:table-cell table:style-name="Tabla3.A2" office:value-type="string">
                  <text:p text:style-name="P31">vrx</text:p>
                </table:table-cell>
                <table:table-cell table:style-name="Tabla3.C7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Button</text:p>
                </table:table-cell>
                <table:table-cell table:style-name="Tabla3.A2" office:value-type="string">
                  <text:p text:style-name="P31">btn</text:p>
                </table:table-cell>
                <table:table-cell table:style-name="Tabla3.C7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ButtonBox</text:p>
                </table:table-cell>
                <table:table-cell table:style-name="Tabla3.A2" office:value-type="string">
                  <text:p text:style-name="P31">bto</text:p>
                </table:table-cell>
                <table:table-cell table:style-name="Tabla3.C7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CheckBox</text:p>
                </table:table-cell>
                <table:table-cell table:style-name="Tabla3.A2" office:value-type="string">
                  <text:p text:style-name="P31">cko</text:p>
                </table:table-cell>
                <table:table-cell table:style-name="Tabla3.A2" office:value-type="string">
                  <text:p text:style-name="P31">chk</text:p>
                </table:table-cell>
              </table:table-row>
              <table:table-row table:style-name="Tabla3.1">
                <table:table-cell table:style-name="Tabla3.A2" office:value-type="string">
                  <text:p text:style-name="P31">ColorButton</text:p>
                </table:table-cell>
                <table:table-cell table:style-name="Tabla3.A2" office:value-type="string">
                  <text:p text:style-name="P31">cob</text:p>
                </table:table-cell>
                <table:table-cell table:style-name="Tabla3.A2" office:value-type="string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ColorChooser</text:p>
                </table:table-cell>
                <table:table-cell table:style-name="Tabla3.A2" office:value-type="string">
                  <text:p text:style-name="P31">coc</text:p>
                </table:table-cell>
                <table:table-cell table:style-name="Tabla3.C7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ColorPalette</text:p>
                </table:table-cell>
                <table:table-cell table:style-name="Tabla3.A2" office:value-type="string">
                  <text:p text:style-name="P31">cop</text:p>
                </table:table-cell>
                <table:table-cell table:style-name="Tabla3.C7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ColumnView</text:p>
                </table:table-cell>
                <table:table-cell table:style-name="Tabla3.A2" office:value-type="string">
                  <text:p text:style-name="P31">cuw</text:p>
                </table:table-cell>
                <table:table-cell table:style-name="Tabla3.A2" office:value-type="string">
                  <text:p text:style-name="P31">cvw</text:p>
                </table:table-cell>
              </table:table-row>
              <table:table-row table:style-name="Tabla3.1">
                <table:table-cell table:style-name="Tabla3.A2" office:value-type="string">
                  <text:p text:style-name="P31">ComboBox</text:p>
                </table:table-cell>
                <table:table-cell table:style-name="Tabla3.A2" office:value-type="string">
                  <text:p text:style-name="P31">cmo</text:p>
                </table:table-cell>
                <table:table-cell table:style-name="Tabla3.A2" office:value-type="string">
                  <text:p text:style-name="P31">cmb</text:p>
                </table:table-cell>
              </table:table-row>
              <table:table-row table:style-name="Tabla3.1">
                <table:table-cell table:style-name="Tabla3.A2" office:value-type="string">
                  <text:p text:style-name="P31">Control</text:p>
                </table:table-cell>
                <table:table-cell table:style-name="Tabla3.A2" office:value-type="string">
                  <text:p text:style-name="P31">crl</text:p>
                </table:table-cell>
                <table:table-cell table:style-name="Tabla3.A2" office:value-type="string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DataBrowser</text:p>
                </table:table-cell>
                <table:table-cell table:style-name="Tabla3.A2" office:value-type="string">
                  <text:p text:style-name="P31">ibw</text:p>
                </table:table-cell>
                <table:table-cell table:style-name="Tabla3.A2" office:value-type="string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DataCombo</text:p>
                </table:table-cell>
                <table:table-cell table:style-name="Tabla3.A2" office:value-type="string">
                  <text:p text:style-name="P31">icm</text:p>
                </table:table-cell>
                <table:table-cell table:style-name="Tabla3.C7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DataComboView</text:p>
                </table:table-cell>
                <table:table-cell table:style-name="Tabla3.A2" office:value-type="string">
                  <text:p text:style-name="P31">icv</text:p>
                </table:table-cell>
                <table:table-cell table:style-name="Tabla3.C7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DataControl</text:p>
                </table:table-cell>
                <table:table-cell table:style-name="Tabla3.A2" office:value-type="string">
                  <text:p text:style-name="P31">icr</text:p>
                </table:table-cell>
                <table:table-cell table:style-name="Tabla3.C7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DataSource</text:p>
                </table:table-cell>
                <table:table-cell table:style-name="Tabla3.A2" office:value-type="string">
                  <text:p text:style-name="P31">isr</text:p>
                </table:table-cell>
                <table:table-cell table:style-name="Tabla3.C7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DateBox</text:p>
                </table:table-cell>
                <table:table-cell table:style-name="Tabla3.A2" office:value-type="string">
                  <text:p text:style-name="P31">dto</text:p>
                </table:table-cell>
                <table:table-cell table:style-name="Tabla3.C7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DateChooser</text:p>
                </table:table-cell>
                <table:table-cell table:style-name="Tabla3.A2" office:value-type="string">
                  <text:p text:style-name="P31">dtc</text:p>
                </table:table-cell>
                <table:table-cell table:style-name="Tabla3.C7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Dial</text:p>
                </table:table-cell>
                <table:table-cell table:style-name="Tabla3.A2" office:value-type="string">
                  <text:p text:style-name="P31">dal</text:p>
                </table:table-cell>
                <table:table-cell table:style-name="Tabla3.C7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DirBox</text:p>
                </table:table-cell>
                <table:table-cell table:style-name="Tabla3.A2" office:value-type="string">
                  <text:p text:style-name="P31">dio</text:p>
                </table:table-cell>
                <table:table-cell table:style-name="Tabla3.C7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DirChooser</text:p>
                </table:table-cell>
                <table:table-cell table:style-name="Tabla3.A2" office:value-type="string">
                  <text:p text:style-name="P31">dic</text:p>
                </table:table-cell>
                <table:table-cell table:style-name="Tabla3.C7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DirView</text:p>
                </table:table-cell>
                <table:table-cell table:style-name="Tabla3.A2" office:value-type="string">
                  <text:p text:style-name="P31">diw</text:p>
                </table:table-cell>
                <table:table-cell table:style-name="Tabla3.C7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DocumentView</text:p>
                </table:table-cell>
                <table:table-cell table:style-name="Tabla3.A2" office:value-type="string">
                  <text:p text:style-name="P31">dcw</text:p>
                </table:table-cell>
                <table:table-cell table:style-name="Tabla3.A2" office:value-type="string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DrawingArea</text:p>
                </table:table-cell>
                <table:table-cell table:style-name="Tabla3.A2" office:value-type="string">
                  <text:p text:style-name="P31">dra</text:p>
                </table:table-cell>
                <table:table-cell table:style-name="Tabla3.A2" office:value-type="string">
                  <text:p text:style-name="P31">dwg</text:p>
                </table:table-cell>
              </table:table-row>
              <table:table-row table:style-name="Tabla3.1">
                <table:table-cell table:style-name="Tabla3.A2" office:value-type="string">
                  <text:p text:style-name="P31">Editor</text:p>
                </table:table-cell>
                <table:table-cell table:style-name="Tabla3.A2" office:value-type="string">
                  <text:p text:style-name="P31">edi</text:p>
                </table:table-cell>
                <table:table-cell table:style-name="Tabla3.C7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Expander</text:p>
                </table:table-cell>
                <table:table-cell table:style-name="Tabla3.A2" office:value-type="string">
                  <text:p text:style-name="P31">exn</text:p>
                </table:table-cell>
                <table:table-cell table:style-name="Tabla3.C7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FileChooser</text:p>
                </table:table-cell>
                <table:table-cell table:style-name="Tabla3.A2" office:value-type="string">
                  <text:p text:style-name="P31">fic</text:p>
                </table:table-cell>
                <table:table-cell table:style-name="Tabla3.A2" office:value-type="string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FileProperties</text:p>
                </table:table-cell>
                <table:table-cell table:style-name="Tabla3.A2" office:value-type="string">
                  <text:p text:style-name="P31">fip</text:p>
                </table:table-cell>
                <table:table-cell table:style-name="Tabla3.A2" office:value-type="string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FileView</text:p>
                </table:table-cell>
                <table:table-cell table:style-name="Tabla3.A2" office:value-type="string">
                  <text:p text:style-name="P31">fiw</text:p>
                </table:table-cell>
                <table:table-cell table:style-name="Tabla3.A2" office:value-type="string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FontBox</text:p>
                </table:table-cell>
                <table:table-cell table:style-name="Tabla3.A2" office:value-type="string">
                  <text:p text:style-name="P31">fno</text:p>
                </table:table-cell>
                <table:table-cell table:style-name="Tabla3.A2" office:value-type="string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FontChooser</text:p>
                </table:table-cell>
                <table:table-cell table:style-name="Tabla3.A2" office:value-type="string">
                  <text:p text:style-name="P31">fnc</text:p>
                </table:table-cell>
                <table:table-cell table:style-name="Tabla3.A2" office:value-type="string">
                  <text:p text:style-name="P31">dlg</text:p>
                </table:table-cell>
              </table:table-row>
              <table:table-row table:style-name="Tabla3.1">
                <table:table-cell table:style-name="Tabla3.A2" office:value-type="string">
                  <text:p text:style-name="P31">Frame</text:p>
                </table:table-cell>
                <table:table-cell table:style-name="Tabla3.A2" office:value-type="string">
                  <text:p text:style-name="P31">fra</text:p>
                </table:table-cell>
                <table:table-cell table:style-name="Tabla3.A2" office:value-type="string">
                  <text:p text:style-name="P31">frm</text:p>
                </table:table-cell>
              </table:table-row>
              <table:table-row table:style-name="Tabla3.1">
                <table:table-cell table:style-name="Tabla3.A2" office:value-type="string">
                  <text:p text:style-name="P31">GambasEditor</text:p>
                </table:table-cell>
                <table:table-cell table:style-name="Tabla3.A2" office:value-type="string">
                  <text:p text:style-name="P31">gbe</text:p>
                </table:table-cell>
                <table:table-cell table:style-name="Tabla3.A2" office:value-type="string">
                  <text:p text:style-name="P31">edt</text:p>
                </table:table-cell>
              </table:table-row>
              <table:table-row table:style-name="Tabla3.1">
                <table:table-cell table:style-name="Tabla3.A2" office:value-type="string">
                  <text:p text:style-name="P31">GridView</text:p>
                </table:table-cell>
                <table:table-cell table:style-name="Tabla3.A2" office:value-type="string">
                  <text:p text:style-name="P31">grw</text:p>
                </table:table-cell>
                <table:table-cell table:style-name="Tabla3.A2" office:value-type="string">
                  <text:p text:style-name="P31">grd</text:p>
                </table:table-cell>
              </table:table-row>
              <table:table-row table:style-name="Tabla3.1">
                <table:table-cell table:style-name="Tabla3.A2" office:value-type="string">
                  <text:p text:style-name="P31">Hbox</text:p>
                </table:table-cell>
                <table:table-cell table:style-name="Tabla3.A2" office:value-type="string">
                  <text:p text:style-name="P31">hzo</text:p>
                </table:table-cell>
                <table:table-cell table:style-name="Tabla3.C7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Hpanel</text:p>
                </table:table-cell>
                <table:table-cell table:style-name="Tabla3.A2" office:value-type="string">
                  <text:p text:style-name="P31">hzn</text:p>
                </table:table-cell>
                <table:table-cell table:style-name="Tabla3.C7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Hsplit</text:p>
                </table:table-cell>
                <table:table-cell table:style-name="Tabla3.A2" office:value-type="string">
                  <text:p text:style-name="P31">hzd</text:p>
                </table:table-cell>
                <table:table-cell table:style-name="Tabla3.A2" office:value-type="string">
                  <text:p text:style-name="P31">spl</text:p>
                </table:table-cell>
              </table:table-row>
              <table:table-row table:style-name="Tabla3.1">
                <table:table-cell table:style-name="Tabla3.A2" office:value-type="string">
                  <text:p text:style-name="P31">IconPanel</text:p>
                </table:table-cell>
                <table:table-cell table:style-name="Tabla3.A2" office:value-type="string">
                  <text:p text:style-name="P31">icn</text:p>
                </table:table-cell>
                <table:table-cell table:style-name="Tabla3.A2" office:value-type="string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IconView</text:p>
                </table:table-cell>
                <table:table-cell table:style-name="Tabla3.A2" office:value-type="string">
                  <text:p text:style-name="P31">icw</text:p>
                </table:table-cell>
                <table:table-cell table:style-name="Tabla3.A2" office:value-type="string">
                  <text:p text:style-name="P31">iv</text:p>
                </table:table-cell>
              </table:table-row>
              <table:table-row table:style-name="Tabla3.1">
                <table:table-cell table:style-name="Tabla3.A2" office:value-type="string">
                  <text:p text:style-name="P31">ImageView</text:p>
                </table:table-cell>
                <table:table-cell table:style-name="Tabla3.A2" office:value-type="string">
                  <text:p text:style-name="P31">imw</text:p>
                </table:table-cell>
                <table:table-cell table:style-name="Tabla3.A2" office:value-type="string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InputBox</text:p>
                </table:table-cell>
                <table:table-cell table:style-name="Tabla3.A2" office:value-type="string">
                  <text:p text:style-name="P31">ito</text:p>
                </table:table-cell>
                <table:table-cell table:style-name="Tabla3.C7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Label</text:p>
                </table:table-cell>
                <table:table-cell table:style-name="Tabla3.A2" office:value-type="string">
                  <text:p text:style-name="P31">lbl</text:p>
                </table:table-cell>
                <table:table-cell table:style-name="Tabla3.C7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LCDlabel</text:p>
                </table:table-cell>
                <table:table-cell table:style-name="Tabla3.A2" office:value-type="string">
                  <text:p text:style-name="P31">lcd</text:p>
                </table:table-cell>
                <table:table-cell table:style-name="Tabla3.A2" office:value-type="string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ListBox</text:p>
                </table:table-cell>
                <table:table-cell table:style-name="Tabla3.A2" office:value-type="string">
                  <text:p text:style-name="P31">lso</text:p>
                </table:table-cell>
                <table:table-cell table:style-name="Tabla3.A2" office:value-type="string">
                  <text:p text:style-name="P31">lst</text:p>
                </table:table-cell>
              </table:table-row>
              <table:table-row table:style-name="Tabla3.1">
                <table:table-cell table:style-name="Tabla3.A2" office:value-type="string">
                  <text:p text:style-name="P31">ListEditor</text:p>
                </table:table-cell>
                <table:table-cell table:style-name="Tabla3.A2" office:value-type="string">
                  <text:p text:style-name="P31">lse</text:p>
                </table:table-cell>
                <table:table-cell table:style-name="Tabla3.C7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ListView</text:p>
                </table:table-cell>
                <table:table-cell table:style-name="Tabla3.A2" office:value-type="string">
                  <text:p text:style-name="P31">lsw</text:p>
                </table:table-cell>
                <table:table-cell table:style-name="Tabla3.A2" office:value-type="string">
                  <text:p text:style-name="P31">lvw</text:p>
                </table:table-cell>
              </table:table-row>
              <table:table-row table:style-name="Tabla3.1">
                <table:table-cell table:style-name="Tabla3.A2" office:value-type="string">
                  <text:p text:style-name="P31">MaskBox</text:p>
                </table:table-cell>
                <table:table-cell table:style-name="Tabla3.A2" office:value-type="string">
                  <text:p text:style-name="P31">mko</text:p>
                </table:table-cell>
                <table:table-cell table:style-name="Tabla3.A2" office:value-type="string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MenuButton</text:p>
                </table:table-cell>
                <table:table-cell table:style-name="Tabla3.A2" office:value-type="string">
                  <text:p text:style-name="P31">mub</text:p>
                </table:table-cell>
                <table:table-cell table:style-name="Tabla3.C7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MessageView</text:p>
                </table:table-cell>
                <table:table-cell table:style-name="Tabla3.A2" office:value-type="string">
                  <text:p text:style-name="P31">mgw</text:p>
                </table:table-cell>
                <table:table-cell table:style-name="Tabla3.C7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MovieBox</text:p>
                </table:table-cell>
                <table:table-cell table:style-name="Tabla3.A2" office:value-type="string">
                  <text:p text:style-name="P31">mio</text:p>
                </table:table-cell>
                <table:table-cell table:style-name="Tabla3.C7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Panel</text:p>
                </table:table-cell>
                <table:table-cell table:style-name="Tabla3.A2" office:value-type="string">
                  <text:p text:style-name="P31">pnl</text:p>
                </table:table-cell>
                <table:table-cell table:style-name="Tabla3.A2" office:value-type="string">
                  <text:p text:style-name="P31">pan</text:p>
                </table:table-cell>
              </table:table-row>
              <table:table-row table:style-name="Tabla3.1">
                <table:table-cell table:style-name="Tabla3.A2" office:value-type="string">
                  <text:p text:style-name="P31">PictureBox</text:p>
                </table:table-cell>
                <table:table-cell table:style-name="Tabla3.A2" office:value-type="string">
                  <text:p text:style-name="P31">pio</text:p>
                </table:table-cell>
                <table:table-cell table:style-name="Tabla3.A2" office:value-type="string">
                  <text:p text:style-name="P31">img</text:p>
                </table:table-cell>
              </table:table-row>
              <table:table-row table:style-name="Tabla3.1">
                <table:table-cell table:style-name="Tabla3.A2" office:value-type="string">
                  <text:p text:style-name="P31">Printer</text:p>
                </table:table-cell>
                <table:table-cell table:style-name="Tabla3.A2" office:value-type="string">
                  <text:p text:style-name="P31">ptr</text:p>
                </table:table-cell>
                <table:table-cell table:style-name="Tabla3.A2" office:value-type="string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ProgressBar</text:p>
                </table:table-cell>
                <table:table-cell table:style-name="Tabla3.A2" office:value-type="string">
                  <text:p text:style-name="P31">pbr</text:p>
                </table:table-cell>
                <table:table-cell table:style-name="Tabla3.A2" office:value-type="string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ProgressBarText</text:p>
                </table:table-cell>
                <table:table-cell table:style-name="Tabla3.A2" office:value-type="string">
                  <text:p text:style-name="P31">pbt</text:p>
                </table:table-cell>
                <table:table-cell table:style-name="Tabla3.A2" office:value-type="string">
                  <text:p text:style-name="P31">[1]</text:p>
                </table:table-cell>
              </table:table-row>
              <table:table-row table:style-name="Tabla3.1">
                <table:table-cell table:style-name="Tabla3.A2" office:value-type="string">
                  <text:p text:style-name="P31">RadioButton</text:p>
                </table:table-cell>
                <table:table-cell table:style-name="Tabla3.A2" office:value-type="string">
                  <text:p text:style-name="P31">rdb</text:p>
                </table:table-cell>
                <table:table-cell table:style-name="Tabla3.A2" office:value-type="string">
                  <text:p text:style-name="P31">opt</text:p>
                </table:table-cell>
              </table:table-row>
              <table:table-row table:style-name="Tabla3.1">
                <table:table-cell table:style-name="Tabla3.A2" office:value-type="string">
                  <text:p text:style-name="P31">ScrollArea</text:p>
                </table:table-cell>
                <table:table-cell table:style-name="Tabla3.A2" office:value-type="string">
                  <text:p text:style-name="P31">sca</text:p>
                </table:table-cell>
                <table:table-cell table:style-name="Tabla3.A2" office:value-type="string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ScrollBar</text:p>
                </table:table-cell>
                <table:table-cell table:style-name="Tabla3.A2" office:value-type="string">
                  <text:p text:style-name="P31">scr</text:p>
                </table:table-cell>
                <table:table-cell table:style-name="Tabla3.A2" office:value-type="string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ScrollView</text:p>
                </table:table-cell>
                <table:table-cell table:style-name="Tabla3.A2" office:value-type="string">
                  <text:p text:style-name="P31">scw</text:p>
                </table:table-cell>
                <table:table-cell table:style-name="Tabla3.A2" office:value-type="string">
                  <text:p text:style-name="P31">svw</text:p>
                </table:table-cell>
              </table:table-row>
              <table:table-row table:style-name="Tabla3.1">
                <table:table-cell table:style-name="Tabla3.A2" office:value-type="string">
                  <text:p text:style-name="P31">Separator</text:p>
                </table:table-cell>
                <table:table-cell table:style-name="Tabla3.A2" office:value-type="string">
                  <text:p text:style-name="P31">sep</text:p>
                </table:table-cell>
                <table:table-cell table:style-name="Tabla3.C7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SidePanel</text:p>
                </table:table-cell>
                <table:table-cell table:style-name="Tabla3.A2" office:value-type="string">
                  <text:p text:style-name="P31">sdn</text:p>
                </table:table-cell>
                <table:table-cell table:style-name="Tabla3.C7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Slider</text:p>
                </table:table-cell>
                <table:table-cell table:style-name="Tabla3.A2" office:value-type="string">
                  <text:p text:style-name="P31">sld</text:p>
                </table:table-cell>
                <table:table-cell table:style-name="Tabla3.C7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SliderBox</text:p>
                </table:table-cell>
                <table:table-cell table:style-name="Tabla3.A2" office:value-type="string">
                  <text:p text:style-name="P31">sdo</text:p>
                </table:table-cell>
                <table:table-cell table:style-name="Tabla3.C7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SpinBox</text:p>
                </table:table-cell>
                <table:table-cell table:style-name="Tabla3.A2" office:value-type="string">
                  <text:p text:style-name="P31">sio</text:p>
                </table:table-cell>
                <table:table-cell table:style-name="Tabla3.A2" office:value-type="string">
                  <text:p text:style-name="P31">spb</text:p>
                </table:table-cell>
              </table:table-row>
              <table:table-row table:style-name="Tabla3.1">
                <table:table-cell table:style-name="Tabla3.A2" office:value-type="string">
                  <text:p text:style-name="P31">Spiner</text:p>
                </table:table-cell>
                <table:table-cell table:style-name="Tabla3.A2" office:value-type="string">
                  <text:p text:style-name="P31">sir</text:p>
                </table:table-cell>
                <table:table-cell table:style-name="Tabla3.A2" office:value-type="string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SwitchButton</text:p>
                </table:table-cell>
                <table:table-cell table:style-name="Tabla3.A2" office:value-type="string">
                  <text:p text:style-name="P31">swb</text:p>
                </table:table-cell>
                <table:table-cell table:style-name="Tabla3.C7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TableView</text:p>
                </table:table-cell>
                <table:table-cell table:style-name="Tabla3.A2" office:value-type="string">
                  <text:p text:style-name="P31">tbw</text:p>
                </table:table-cell>
                <table:table-cell table:style-name="Tabla3.C7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TabPanel</text:p>
                </table:table-cell>
                <table:table-cell table:style-name="Tabla3.A2" office:value-type="string">
                  <text:p text:style-name="P31">tan</text:p>
                </table:table-cell>
                <table:table-cell table:style-name="Tabla3.A2" office:value-type="string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TabStrip</text:p>
                </table:table-cell>
                <table:table-cell table:style-name="Tabla3.A2" office:value-type="string">
                  <text:p text:style-name="P31">tas</text:p>
                </table:table-cell>
                <table:table-cell table:style-name="Tabla3.A2" office:value-type="string">
                  <text:p text:style-name="P31">tab</text:p>
                </table:table-cell>
              </table:table-row>
              <table:table-row table:style-name="Tabla3.1">
                <table:table-cell table:style-name="Tabla3.A2" office:value-type="string">
                  <text:p text:style-name="P31">TextArea</text:p>
                </table:table-cell>
                <table:table-cell table:style-name="Tabla3.A2" office:value-type="string">
                  <text:p text:style-name="P31">txa</text:p>
                </table:table-cell>
                <table:table-cell table:style-name="Tabla3.C7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TextBox</text:p>
                </table:table-cell>
                <table:table-cell table:style-name="Tabla3.A2" office:value-type="string">
                  <text:p text:style-name="P31">txo</text:p>
                </table:table-cell>
                <table:table-cell table:style-name="Tabla3.A2" office:value-type="string">
                  <text:p text:style-name="P31">txt</text:p>
                </table:table-cell>
              </table:table-row>
              <table:table-row table:style-name="Tabla3.1">
                <table:table-cell table:style-name="Tabla3.A2" office:value-type="string">
                  <text:p text:style-name="P31">TextBoxExplained</text:p>
                </table:table-cell>
                <table:table-cell table:style-name="Tabla3.A2" office:value-type="string">
                  <text:p text:style-name="P31">teo</text:p>
                </table:table-cell>
                <table:table-cell table:style-name="Tabla3.A2" office:value-type="string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TextEdit</text:p>
                </table:table-cell>
                <table:table-cell table:style-name="Tabla3.A2" office:value-type="string">
                  <text:p text:style-name="P31">txe</text:p>
                </table:table-cell>
                <table:table-cell table:style-name="Tabla3.C7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TextEditMarkup</text:p>
                </table:table-cell>
                <table:table-cell table:style-name="Tabla3.A2" office:value-type="string">
                  <text:p text:style-name="P31">txh</text:p>
                </table:table-cell>
                <table:table-cell table:style-name="Tabla3.A2" office:value-type="string">
                  <text:p text:style-name="P31">[2]</text:p>
                </table:table-cell>
              </table:table-row>
              <table:table-row table:style-name="Tabla3.1">
                <table:table-cell table:style-name="Tabla3.A2" office:value-type="string">
                  <text:p text:style-name="P31">TextLabel</text:p>
                </table:table-cell>
                <table:table-cell table:style-name="Tabla3.A2" office:value-type="string">
                  <text:p text:style-name="P31">txl</text:p>
                </table:table-cell>
                <table:table-cell table:style-name="Tabla3.A2" office:value-type="string">
                  <text:p text:style-name="P31">lbl</text:p>
                </table:table-cell>
              </table:table-row>
              <table:table-row table:style-name="Tabla3.1">
                <table:table-cell table:style-name="Tabla3.A2" office:value-type="string">
                  <text:p text:style-name="P31">TextList</text:p>
                </table:table-cell>
                <table:table-cell table:style-name="Tabla3.A2" office:value-type="string">
                  <text:p text:style-name="P31">tlo</text:p>
                </table:table-cell>
                <table:table-cell table:style-name="Tabla3.A2" office:value-type="string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TextView</text:p>
                </table:table-cell>
                <table:table-cell table:style-name="Tabla3.A2" office:value-type="string">
                  <text:p text:style-name="P31">txw</text:p>
                </table:table-cell>
                <table:table-cell table:style-name="Tabla3.A2" office:value-type="string">
                  <text:p text:style-name="P31">txv</text:p>
                </table:table-cell>
              </table:table-row>
              <table:table-row table:style-name="Tabla3.1">
                <table:table-cell table:style-name="Tabla3.A2" office:value-type="string">
                  <text:p text:style-name="P31">Timer</text:p>
                </table:table-cell>
                <table:table-cell table:style-name="Tabla3.A2" office:value-type="string">
                  <text:p text:style-name="P31">tmr</text:p>
                </table:table-cell>
                <table:table-cell table:style-name="Tabla3.A2" office:value-type="string">
                  <text:p text:style-name="P31">tim</text:p>
                </table:table-cell>
              </table:table-row>
              <table:table-row table:style-name="Tabla3.1">
                <table:table-cell table:style-name="Tabla3.A2" office:value-type="string">
                  <text:p text:style-name="P31">ToggleButton</text:p>
                </table:table-cell>
                <table:table-cell table:style-name="Tabla3.A2" office:value-type="string">
                  <text:p text:style-name="P31">tgb</text:p>
                </table:table-cell>
                <table:table-cell table:style-name="Tabla3.C7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ToolButton</text:p>
                </table:table-cell>
                <table:table-cell table:style-name="Tabla3.A2" office:value-type="string">
                  <text:p text:style-name="P31">tob</text:p>
                </table:table-cell>
                <table:table-cell table:style-name="Tabla3.A2" office:value-type="string">
                  <text:p text:style-name="P31">tbt</text:p>
                </table:table-cell>
              </table:table-row>
              <table:table-row table:style-name="Tabla3.1">
                <table:table-cell table:style-name="Tabla3.A2" office:value-type="string">
                  <text:p text:style-name="P31">ToolPanel</text:p>
                </table:table-cell>
                <table:table-cell table:style-name="Tabla3.A2" office:value-type="string">
                  <text:p text:style-name="P31">ton</text:p>
                </table:table-cell>
                <table:table-cell table:style-name="Tabla3.A2" office:value-type="string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TreeView</text:p>
                </table:table-cell>
                <table:table-cell table:style-name="Tabla3.A2" office:value-type="string">
                  <text:p text:style-name="P31">trw</text:p>
                </table:table-cell>
                <table:table-cell table:style-name="Tabla3.A2" office:value-type="string">
                  <text:p text:style-name="P31">trv</text:p>
                </table:table-cell>
              </table:table-row>
              <table:table-row table:style-name="Tabla3.1">
                <table:table-cell table:style-name="Tabla3.A2" office:value-type="string">
                  <text:p text:style-name="P31">URLLabel</text:p>
                </table:table-cell>
                <table:table-cell table:style-name="Tabla3.A2" office:value-type="string">
                  <text:p text:style-name="P31">url</text:p>
                </table:table-cell>
                <table:table-cell table:style-name="Tabla3.A2" office:value-type="string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ValueBox</text:p>
                </table:table-cell>
                <table:table-cell table:style-name="Tabla3.A2" office:value-type="string">
                  <text:p text:style-name="P31">vao</text:p>
                </table:table-cell>
                <table:table-cell table:style-name="Tabla3.A2" office:value-type="string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Vbox</text:p>
                </table:table-cell>
                <table:table-cell table:style-name="Tabla3.A2" office:value-type="string">
                  <text:p text:style-name="P31">veo</text:p>
                </table:table-cell>
                <table:table-cell table:style-name="Tabla3.C7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Vpanel</text:p>
                </table:table-cell>
                <table:table-cell table:style-name="Tabla3.A2" office:value-type="string">
                  <text:p text:style-name="P31">ven</text:p>
                </table:table-cell>
                <table:table-cell table:style-name="Tabla3.A2" office:value-type="string">
                  <text:p text:style-name="P31"/>
                </table:table-cell>
              </table:table-row>
              <table:table-row table:style-name="Tabla3.1">
                <table:table-cell table:style-name="Tabla3.A2" office:value-type="string">
                  <text:p text:style-name="P31">Vsplit</text:p>
                </table:table-cell>
                <table:table-cell table:style-name="Tabla3.A2" office:value-type="string">
                  <text:p text:style-name="P31">ved</text:p>
                </table:table-cell>
                <table:table-cell table:style-name="Tabla3.A2" office:value-type="string">
                  <text:p text:style-name="P31">spl</text:p>
                </table:table-cell>
              </table:table-row>
              <table:table-row table:style-name="Tabla3.1">
                <table:table-cell table:style-name="Tabla3.A2" office:value-type="string">
                  <text:p text:style-name="P31">Wizard</text:p>
                </table:table-cell>
                <table:table-cell table:style-name="Tabla3.A2" office:value-type="string">
                  <text:p text:style-name="P31">wiz</text:p>
                </table:table-cell>
                <table:table-cell table:style-name="Tabla3.C7">
                  <text:p text:style-name="P31"/>
                </table:table-cell>
              </table:table-row>
            </table:table>
            <text:p text:style-name="P8"/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3" svg:font-family="'Liberation Serif'" style:font-adornments="Bold Italic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image-width="0cm" draw:fill-image-height="0cm"/>
      <style:paragraph-properties fo:margin-top="0cm" fo:margin-bottom="0.101cm" loext:contextual-spacing="false" style:shadow="non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1" fo:font-family="'Liberation Serif'" style:font-style-name="Bold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fo:text-align="justify" style:justify-single-word="false" style:page-number="auto"/>
      <style:text-properties style:font-name="Liberation Serif2" fo:font-family="'Liberation Serif'" style:font-style-name="Regular" style:font-family-generic="roman" style:font-pitch="variable" fo:font-size="13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loext:graphic-properties draw:fill="solid" draw:fill-color="#ffcc00" draw:opacity="100%"/>
      <style:paragraph-properties fo:margin-left="0cm" fo:margin-right="0cm" fo:margin-top="0cm" fo:margin-bottom="0.499cm" loext:contextual-spacing="false" fo:text-align="center" style:justify-single-word="false" fo:text-indent="0cm" style:auto-text-indent="false" style:page-number="auto" fo:background-color="#ffcc00" fo:padding="0.049cm" fo:border="0.06pt solid #000000" style:shadow="none">
        <style:tab-stops/>
      </style:paragraph-properties>
      <style:text-properties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01cm" loext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22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1" fo:font-family="'Liberation Serif'" style:font-style-name="Bold" style:font-family-generic="roman" style:font-pitch="variable" fo:font-size="20pt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>
        <style:tab-stops/>
      </style:paragraph-properties>
      <style:text-properties fo:color="#000000" style:font-name="Liberation Serif1" fo:font-family="'Liberation Serif'" style:font-style-name="Bold" style:font-family-generic="roman" style:font-pitch="variable" fo:font-size="18pt" fo:font-weight="bold" style:font-size-asian="14pt" style:font-weight-asian="bold" style:font-size-complex="14pt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style:shadow="non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style:font-name="Liberation Serif2" fo:font-family="'Liberation Serif'" style:font-style-name="Regular" style:font-family-generic="roman" style:font-pitch="variable" fo:font-size="11pt" style:font-size-asian="10.5pt"/>
    </style:style>
    <style:style style:name="Table_20_Contents" style:display-name="Table Contents" style:family="paragraph" style:parent-style-name="Standard" style:class="extra" style:master-page-name="">
      <style:paragraph-properties fo:margin-left="0.101cm" fo:margin-right="0cm" fo:text-indent="0cm" style:auto-text-indent="false" style:page-number="auto" text:number-lines="false" text:line-number="0"/>
      <style:text-properties style:font-name="Liberation Serif2" fo:font-family="'Liberation Serif'" style:font-style-name="Regular" style:font-family-generic="roman" style:font-pitch="variable" fo:font-size="12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fo:padding="0cm" fo:border="none" style:shadow="none" text:number-lines="false" text:line-number="0">
        <style:tab-stops/>
      </style:paragraph-properties>
      <style:text-properties fo:font-weight="normal" style:font-size-asian="10.5pt" style:font-weight-asian="bold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6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eeeeee" draw:opacity="100%"/>
      <style:paragraph-properties fo:margin-top="0cm" fo:margin-bottom="0.101cm" loext:contextual-spacing="true" style:page-number="auto" fo:background-color="#eeeeee" fo:padding="0.049cm" fo:border="0.06pt solid #000000" style:shadow="none">
        <style:tab-stops/>
      </style:paragraph-properties>
      <style:text-properties style:font-name="Liberation Serif2" fo:font-family="'Liberation Serif'" style:font-style-name="Regular" style:font-family-generic="roman" style:font-pitch="variable" fo:font-size="11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style:font-name="Liberation Serif1" fo:font-family="'Liberation Serif'" style:font-style-name="Bold" style:font-family-generic="roman" style:font-pitch="variable" fo:font-size="14pt" fo:font-weight="bold" style:font-size-asian="85%" style:font-weight-asian="bold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style:font-name="Liberation Serif3" fo:font-family="'Liberation Serif'" style:font-style-name="Bold Italic" style:font-family-generic="roman" style:font-pitch="variable" fo:font-size="12pt" fo:font-style="italic" fo:font-weight="bold" style:font-size-asian="85%" style:font-style-asian="italic" style:font-weight-asian="bold" style:font-size-complex="85%" style:font-style-complex="italic" style:font-weight-complex="normal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style:font-name="Liberation Serif1" fo:font-family="'Liberation Serif'" style:font-style-name="Bold" style:font-family-generic="roman" style:font-pitch="variable" fo:font-size="80%" fo:font-weight="bold" style:font-size-asian="80%" style:font-weight-asian="bold" style:font-size-complex="80%" style:font-weight-complex="normal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Liberation Serif1" fo:font-family="'Liberation Serif'" style:font-style-name="Bold" style:font-family-generic="roman" style:font-pitch="variable" fo:font-size="75%" fo:font-weight="bold" style:font-size-asian="75%" style:font-weight-asian="bold" style:font-size-complex="75%" style:font-weight-complex="normal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style:font-name="Liberation Serif1" fo:font-family="'Liberation Serif'" style:font-style-name="Bold" style:font-family-generic="roman" style:font-pitch="variable" fo:font-size="75%" fo:font-weight="bold" style:font-size-asian="75%" style:font-weight-asian="bold" style:font-size-complex="75%" style:font-weight-complex="normal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fo:margin-top="0.101cm" fo:margin-bottom="0.101cm" style:wrap="dynamic" style:number-wrapped-paragraphs="no-limit" style:wrap-contour="false" style:vertical-pos="top" style:vertical-rel="paragraph" style:horizontal-pos="center" style:horizontal-rel="paragraph" fo:background-color="#ffffff" style:background-transparency="0%" draw:fill="solid" draw:fill-color="#ffffff" draw:opacity="100%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US" officeooo:paragraph-rsid="00308166"/>
    </style:style>
    <style:style style:name="MP2" style:family="paragraph" style:parent-style-name="Footer">
      <style:paragraph-properties fo:text-align="center" style:justify-single-word="false"/>
      <style:text-properties fo:language="en" fo:country="US" officeooo:paragraph-rsid="003b28a0"/>
    </style:style>
    <style:style style:name="MP3" style:family="paragraph" style:parent-style-name="Footer">
      <style:text-properties fo:language="en" fo:country="US"/>
    </style:style>
    <style:page-layout style:name="Mpm1" style:page-usage="mirrored">
      <style:page-layout-properties fo:page-width="21.001cm" fo:page-height="29.7cm" style:num-format="1" style:print-orientation="portrait" fo:margin-top="0.42cm" fo:margin-bottom="0.42cm" fo:margin-left="0.96cm" fo:margin-right="0.42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42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107">
      <number:year number:style="long"/>
      <number:text>-</number:text>
      <number:month number:style="long"/>
      <number:text>-</number:text>
      <number:day number:style="long"/>
      <number:text>[</number:text>
      <number:hours number:style="long"/>
      <number:text>:</number:text>
      <number:minutes number:style="long"/>
      <number:text>:</number:text>
      <number:seconds number:style="long"/>
      <number:text>]</number:text>
    </number:date-style>
  </office:automatic-styles>
  <office:master-styles>
    <style:master-page style:name="Standard" style:page-layout-name="Mpm1">
      <style:footer>
        <text:p text:style-name="MP1"><text:page-number text:select-page="current">5</text:page-number>:<text:page-count>5</text:page-count> </text:p>
      </style:footer>
      <style:footer-first>
        <text:p text:style-name="MP2"><text:file-name text:display="name">gambas-cheat-sheet</text:file-name><text:s/>~ v<text:editing-cycles>42</text:editing-cycles> ~ <text:time style:data-style-name="N107" text:time-value="2020-05-26T03:53:28.069347403">2020-05-26[03:53:28]</text:time></text:p>
      </style:footer-first>
      <style:footer-left>
        <text:p text:style-name="MP3"><text:page-number text:select-page="current">4</text:page-number>:<text:page-count>5</text:page-count></text:p>
      </style:footer-left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3T11:29:28.256613415</meta:creation-date>
    <dc:title>learning</dc:title>
    <meta:editing-duration>PT6H37M32S</meta:editing-duration>
    <meta:editing-cycles>42</meta:editing-cycles>
    <meta:generator>LibreOffice/6.0.7.3$Linux_X86_64 LibreOffice_project/00m0$Build-3</meta:generator>
    <dc:date>2020-05-26T03:53:28.005330722</dc:date>
    <meta:document-statistic meta:table-count="2" meta:image-count="0" meta:object-count="0" meta:page-count="5" meta:paragraph-count="1037" meta:word-count="1726" meta:character-count="8506" meta:non-whitespace-character-count="7772"/>
    <meta:template xlink:type="simple" xlink:actuate="onRequest" xlink:title="learning" xlink:href="../../learning.ott" meta:date="2016-07-03T11:29:27.598271063"/>
  </office:meta>
</office:document-meta>
</file>